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CodeBox">
      <style:graphic-properties fo:min-height="1.93cm" fo:min-width="11.184cm"/>
    </style:style>
    <style:style style:name="gr3" style:family="graphic" style:parent-style-name="CodeBox">
      <style:graphic-properties fo:min-height="6.75cm" fo:min-width="12cm"/>
    </style:style>
    <style:style style:name="gr4" style:family="graphic" style:parent-style-name="standard">
      <style:graphic-properties draw:stroke="none" draw:fill="none" draw:fill-color="#ffffff" draw:textarea-horizontal-align="justify" draw:textarea-vertical-align="top" draw:auto-grow-height="true" fo:min-height="2.754cm" fo:padding-top="0.123cm" fo:padding-bottom="0.123cm" fo:padding-left="0.251cm" fo:padding-right="0.251cm" fo:wrap-option="wrap" draw:shadow="hidden"/>
    </style:style>
    <style:style style:name="gr5" style:family="graphic" style:parent-style-name="CodeBox">
      <style:graphic-properties fo:min-height="6.25cm" fo:min-width="12.574cm"/>
    </style:style>
    <style:style style:name="gr6" style:family="graphic" style:parent-style-name="CodeBox">
      <style:graphic-properties draw:fill="solid" draw:fill-color="#ffcc99" fo:min-height="6.375cm" fo:min-width="16.299cm"/>
    </style:style>
    <style:style style:name="gr7" style:family="graphic" style:parent-style-name="standard">
      <style:graphic-properties draw:stroke="none" draw:fill="none" draw:fill-color="#ffffff" draw:textarea-horizontal-align="justify" draw:textarea-vertical-align="top" draw:auto-grow-height="true" fo:min-height="0.913cm" fo:padding-top="0.13cm" fo:padding-bottom="0.13cm" fo:padding-left="0.25cm" fo:padding-right="0.25cm" fo:wrap-option="wrap" draw:shadow="hidden"/>
    </style:style>
    <style:style style:name="gr8" style:family="graphic" style:parent-style-name="standard">
      <style:graphic-properties draw:stroke="none" draw:fill="none" draw:fill-color="#ffffff" draw:textarea-horizontal-align="justify" draw:textarea-vertical-align="top" draw:auto-grow-height="true" fo:min-height="1.191cm" fo:padding-top="0.13cm" fo:padding-bottom="0.13cm" fo:padding-left="0.25cm" fo:padding-right="0.25cm" fo:wrap-option="wrap" draw:shadow="hidden"/>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color="#4c4c4c" draw:textarea-horizontal-align="center" draw:textarea-vertical-align="middle"/>
    </style:style>
    <style:style style:name="gr11" style:family="graphic" style:parent-style-name="standard">
      <style:graphic-properties svg:stroke-color="#4c4c4c" draw:marker-end="Arrow" draw:marker-end-width="0.3cm" draw:textarea-horizontal-align="center" draw:textarea-vertical-align="middle"/>
    </style:style>
    <style:style style:name="gr12" style:family="graphic" style:parent-style-name="standard">
      <style:graphic-properties draw:stroke="none" draw:fill="none" draw:fill-color="#ffffff" draw:textarea-horizontal-align="justify" draw:textarea-vertical-align="top" draw:auto-grow-height="true" fo:min-height="2.031cm" fo:padding-top="0.13cm" fo:padding-bottom="0.13cm" fo:padding-left="0.25cm" fo:padding-right="0.25cm" fo:wrap-option="wrap" draw:shadow="hidden"/>
    </style:style>
    <style:style style:name="gr13" style:family="graphic" style:parent-style-name="CodeBox">
      <style:graphic-properties draw:fill="solid" draw:fill-color="#ffcc99" fo:min-height="8.875cm" fo:min-width="16.299cm"/>
    </style:style>
    <style:style style:name="gr14" style:family="graphic" style:parent-style-name="CodeBox">
      <style:graphic-properties fo:min-height="5.05cm" fo:min-width="16.766cm"/>
    </style:style>
    <style:style style:name="gr15" style:family="graphic" style:parent-style-name="standard">
      <style:graphic-properties draw:stroke="none" draw:fill="none" draw:fill-color="#ffffff" draw:textarea-horizontal-align="justify" draw:textarea-vertical-align="top" draw:auto-grow-height="true" fo:min-height="1.849cm" fo:padding-top="0.13cm" fo:padding-bottom="0.13cm" fo:padding-left="0.25cm" fo:padding-right="0.25cm" fo:wrap-option="wrap" draw:shadow="hidden"/>
    </style:style>
    <style:style style:name="gr16" style:family="graphic" style:parent-style-name="CodeBox">
      <style:graphic-properties fo:min-height="3.75cm" fo:min-width="16.766cm"/>
    </style:style>
    <style:style style:name="gr17"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18"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19"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0"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21"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23"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24" style:family="graphic" style:parent-style-name="CodeBox">
      <style:graphic-properties draw:fill="solid" draw:fill-color="#ffcc99" fo:min-height="3.374cm" fo:min-width="16.766cm"/>
    </style:style>
    <style:style style:name="gr25" style:family="graphic" style:parent-style-name="CodeBox">
      <style:graphic-properties fo:min-height="4.239cm" fo:min-width="7.623cm"/>
    </style:style>
    <style:style style:name="gr26" style:family="graphic" style:parent-style-name="SmallSlideNote">
      <style:graphic-properties fo:min-height="0.898cm"/>
    </style:style>
    <style:style style:name="gr27" style:family="graphic" style:parent-style-name="CodeBox">
      <style:graphic-properties draw:fill="solid" draw:fill-color="#ffff66" fo:min-height="5.036cm" fo:min-width="8.799cm"/>
    </style:style>
    <style:style style:name="gr28" style:family="graphic" style:parent-style-name="CodeBox">
      <style:graphic-properties fo:min-height="6.25cm" fo:min-width="11.5cm"/>
    </style:style>
    <style:style style:name="gr29" style:family="graphic" style:parent-style-name="standard">
      <style:graphic-properties draw:marker-end="Arrow" draw:marker-end-width="0.3cm" draw:textarea-horizontal-align="center" draw:textarea-vertical-align="middle"/>
    </style:style>
    <style:style style:name="gr30" style:family="graphic" style:parent-style-name="CodeBox">
      <style:graphic-properties fo:min-height="4.75cm" fo:min-width="8.39cm"/>
    </style:style>
    <style:style style:name="gr31" style:family="graphic" style:parent-style-name="standard">
      <style:graphic-properties draw:stroke="none" draw:fill="none" draw:fill-color="#ffffff" draw:textarea-horizontal-align="justify" draw:textarea-vertical-align="top" draw:auto-grow-height="true" fo:min-height="3.754cm" fo:padding-top="0.123cm" fo:padding-bottom="0.123cm" fo:padding-left="0.251cm" fo:padding-right="0.251cm" fo:wrap-option="wrap" draw:shadow="hidden"/>
    </style:style>
    <style:style style:name="gr32" style:family="graphic" style:parent-style-name="CodeBox">
      <style:graphic-properties draw:fill="solid" draw:fill-color="#ffcc99" fo:min-height="6.25cm" fo:min-width="6.2cm"/>
    </style:style>
    <style:style style:name="gr33" style:family="graphic" style:parent-style-name="CodeBox">
      <style:graphic-properties fo:min-height="6.434cm" fo:min-width="19.824cm"/>
    </style:style>
    <style:style style:name="gr34" style:family="graphic" style:parent-style-name="CodeBox">
      <style:graphic-properties fo:min-height="7.365cm" fo:min-width="12.294cm"/>
    </style:style>
    <style:style style:name="gr35" style:family="graphic" style:parent-style-name="SmallSlideNote">
      <style:graphic-properties fo:min-height="1.15cm"/>
    </style:style>
    <style:style style:name="gr36" style:family="graphic" style:parent-style-name="CodeBox">
      <style:graphic-properties fo:min-height="3.527cm" fo:min-width="21.349cm"/>
    </style:style>
    <style:style style:name="gr37" style:family="graphic" style:parent-style-name="CodeBox">
      <style:graphic-properties fo:min-height="3.641cm" fo:min-width="21.349cm"/>
    </style:style>
    <style:style style:name="gr38" style:family="graphic" style:parent-style-name="CodeBox">
      <style:graphic-properties fo:min-height="6.434cm" fo:min-width="12.498cm"/>
    </style:style>
    <style:style style:name="gr39" style:family="graphic" style:parent-style-name="SmallSlideNote">
      <style:graphic-properties fo:min-height="2.249cm"/>
    </style:style>
    <style:style style:name="gr40" style:family="graphic" style:parent-style-name="CodeBox">
      <style:graphic-properties fo:min-height="7.796cm" fo:min-width="20.324cm"/>
    </style:style>
    <style:style style:name="gr41" style:family="graphic" style:parent-style-name="CodeBox">
      <style:graphic-properties draw:fill="solid" draw:fill-color="#ffcc99" fo:min-height="7.796cm" fo:min-width="19.824cm"/>
    </style:style>
    <style:style style:name="gr42" style:family="graphic" style:parent-style-name="CodeBox">
      <style:graphic-properties fo:min-height="7.365cm" fo:min-width="16.324cm"/>
    </style:style>
    <style:style style:name="gr43" style:family="graphic" style:parent-style-name="CodeBox">
      <style:graphic-properties fo:min-height="8.296cm" fo:min-width="14.794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font-size="24pt" style:font-size-asian="18pt" style:font-size-complex="18pt"/>
    </style:style>
    <style:style style:name="P3" style:family="paragraph">
      <style:text-properties fo:font-size="22pt" style:font-size-asian="22pt" style:font-size-complex="22pt"/>
    </style:style>
    <style:style style:name="P4" style:family="paragraph">
      <style:paragraph-properties fo:margin-left="0cm" fo:margin-right="0cm" fo:line-height="100%" fo:text-indent="0cm"/>
    </style:style>
    <style:style style:name="P5" style:family="paragraph">
      <style:paragraph-properties fo:margin-left="0cm" fo:margin-right="0cm" fo:line-height="100%" fo:text-indent="0cm" style:writing-mode="lr-tb" style:font-independent-line-spacing="true"/>
      <style:text-properties fo:font-size="24pt"/>
    </style:style>
    <style:style style:name="P6" style:family="paragraph">
      <style:text-properties fo:font-size="20pt"/>
    </style:style>
    <style:style style:name="P7" style:family="paragraph">
      <style:paragraph-properties fo:text-align="center"/>
    </style:style>
    <style:style style:name="P8" style:family="paragraph">
      <style:paragraph-properties fo:margin-left="0cm" fo:margin-right="0cm" fo:line-height="100%" fo:text-indent="0cm" style:writing-mode="lr-tb" style:font-independent-line-spacing="true"/>
      <style:text-properties fo:color="#000000" fo:font-size="24pt" style:font-size-asian="18pt" style:font-size-complex="18pt"/>
    </style:style>
    <style:style style:name="P9" style:family="paragraph">
      <style:paragraph-properties style:writing-mode="lr-tb" style:font-independent-line-spacing="true"/>
    </style:style>
    <style:style style:name="P10" style:family="paragraph">
      <style:text-properties fo:font-size="36pt" style:font-size-asian="36pt" style:font-size-complex="36pt"/>
    </style:style>
    <style:style style:name="P11" style:family="paragraph">
      <style:text-properties fo:font-size="28pt" style:font-size-asian="28pt" style:font-size-complex="28pt"/>
    </style:style>
    <style:style style:name="P12" style:family="paragraph">
      <style:text-properties fo:font-size="18pt"/>
    </style:style>
    <style:style style:name="P13" style:family="paragraph">
      <style:text-properties fo:font-size="48pt" style:font-size-asian="48pt" style:font-size-complex="48pt"/>
    </style:style>
    <style:style style:name="T1" style:family="text">
      <style:text-properties fo:font-size="22pt" style:font-size-asian="22pt" style:font-size-complex="22pt"/>
    </style:style>
    <style:style style:name="T2" style:family="text">
      <style:text-properties fo:font-size="24pt" style:font-size-asian="18pt" style:font-size-complex="18pt"/>
    </style:style>
    <style:style style:name="T3" style:family="text">
      <style:text-properties fo:color="#00cc00" fo:font-family="Wingdings" style:font-pitch="variable" style:font-charset="x-symbol" fo:font-size="72pt" fo:language="en" fo:country="US" fo:text-shadow="1pt 1pt" style:font-size-asian="72pt" style:font-size-complex="72pt"/>
    </style:style>
    <style:style style:name="T4" style:family="text">
      <style:text-properties fo:color="#ff3300" fo:font-family="Wingdings" style:font-pitch="variable" style:font-charset="x-symbol" fo:font-size="60pt" fo:language="en" fo:country="US" fo:text-shadow="1pt 1pt" style:font-size-asian="60pt" style:font-size-complex="60pt"/>
    </style:style>
    <style:style style:name="T5" style:family="text">
      <style:text-properties fo:color="#ffffff" fo:font-family="'Arial Narrow'" style:font-family-generic="swiss" style:font-pitch="variable" fo:font-size="18pt" fo:language="en" fo:country="GB" fo:text-shadow="1pt 1pt" style:font-size-asian="18pt" style:font-size-complex="18pt"/>
    </style:style>
    <style:style style:name="T6" style:family="text">
      <style:text-properties fo:font-style="italic" style:font-style-asian="italic" style:font-style-complex="italic"/>
    </style:style>
    <style:style style:name="T7" style:family="text">
      <style:text-properties fo:color="#008000" fo:font-size="22pt" fo:font-style="italic" style:font-size-asian="22pt" style:font-style-asian="italic" style:font-size-complex="22pt" style:font-style-complex="italic"/>
    </style:style>
    <style:style style:name="T8" style:family="text">
      <style:text-properties fo:color="#ffffff" fo:font-family="'Arial Narrow'" style:font-family-generic="swiss" style:font-pitch="variable" fo:font-size="18pt" fo:language="en" fo:country="GB" fo:font-style="italic" fo:text-shadow="1pt 1pt" style:font-size-asian="18pt" style:font-style-asian="italic" style:font-size-complex="18pt"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color="#008000" fo:font-size="22pt" style:font-size-asian="22pt" style:font-size-complex="22pt"/>
    </style:style>
    <style:style style:name="T11" style:family="text">
      <style:text-properties fo:font-size="36pt" style:font-size-asian="36pt" style:font-size-complex="36pt"/>
    </style:style>
    <style:style style:name="T12" style:family="text">
      <style:text-properties fo:font-size="28pt" style:font-size-asian="28pt" style:font-size-complex="28pt"/>
    </style:style>
    <style:style style:name="T13" style:family="text">
      <style:text-properties fo:font-size="22pt" fo:font-style="italic" style:font-size-asian="22pt" style:font-style-asian="italic" style:font-size-complex="22pt" style:font-style-complex="italic"/>
    </style:style>
    <style:style style:name="T14" style:family="text">
      <style:text-properties fo:font-size="28pt" fo:font-style="italic" style:font-size-asian="28pt" style:font-style-asian="italic" style:font-size-complex="28pt" style:font-style-complex="italic"/>
    </style:style>
    <style:style style:name="T15" style:family="text">
      <style:text-properties fo:font-size="48pt" style:font-size-asian="48pt" style:font-size-complex="48pt"/>
    </style:style>
    <style:style style:name="T16"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bjects, Classes, and Lifetimes</text:p>
          </draw:text-box>
        </draw:frame>
        <draw:frame presentation:style-name="pr2" draw:layer="layout" svg:width="25.199cm" svg:height="17cm" svg:x="1.4cm" svg:y="3cm" presentation:class="outline">
          <draw:text-box>
            <text:list text:style-name="L2">
              <text:list-item>
                <text:p>drive class design from object use, ala TDD</text:p>
              </text:list-item>
              <text:list-item>
                <text:p>constructors and destructors</text:p>
              </text:list-item>
              <text:list-item>
                <text:p>use cerr for debug/diag output</text:p>
              </text:list-item>
              <text:list-item>
                <text:p>the three storage classes</text:p>
              </text:list-item>
              <text:list-item>
                <text:p>be opinionated about stack usage and bald pointers</text:p>
              </text:list-item>
              <text:list-item>
                <text:p>copy construction and copy assignment</text:p>
              </text:list-item>
              <text:list-item>
                <text:p>smart pointers</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struction</text:p>
          </draw:text-box>
        </draw:frame>
        <draw:frame presentation:style-name="pr2" draw:layer="layout" svg:width="25.199cm" svg:height="17cm" svg:x="1.4cm" svg:y="3cm" presentation:class="outline">
          <draw:text-box>
            <text:list text:style-name="L2">
              <text:list-item>
                <text:p>An object should be created explicitly with all the values and other objects it needs</text:p>
              </text:list-item>
              <text:list-item>
                <text:p>Unit testing helps you determine this</text:p>
              </text:list-item>
            </text:list>
          </draw:text-box>
        </draw:frame>
        <draw:custom-shape draw:style-name="gr2" draw:text-style-name="P2" draw:layer="layout" svg:width="13.074cm" svg:height="7.921cm" svg:x="14.535cm" svg:y="9.452cm">
          <text:p><text:span text:style-name="T1">#include “date.hpp”</text:span></text:p>
          <text:p><text:span text:style-name="T1">#include &lt;assert&gt;</text:span></text:p>
          <text:p><text:span text:style-name="T1"/></text:p>
          <text:p><text:span text:style-name="T1">void test_driven_design()</text:span></text:p>
          <text:p><text:span text:style-name="T1">{</text:span></text:p>
          <text:p><text:span text:style-name="T1"><text:s text:c="2"/></text:span><text:span text:style-name="T1">date today(2011, 2, 7);</text:span></text:p>
          <text:p><text:span text:style-name="T1"><text:s text:c="2"/></text:span><text:span text:style-name="T1">assert(today.day() == 7);</text:span></text:p>
          <text:p><text:span text:style-name="T1"><text:s text:c="2"/></text:span><text:span text:style-name="T1">...</text:span></text:p>
          <text:p><text:span text:style-name="T2">}</text:span></text:p>
          <draw:enhanced-geometry svg:viewBox="0 0 21600 21600" draw:type="rectangle" draw:enhanced-path="M 0 0 L 21600 0 21600 21600 0 21600 0 0 Z N"/>
        </draw:custom-shape>
        <draw:custom-shape draw:style-name="gr3" draw:text-style-name="P3" draw:layer="layout" svg:width="13.074cm" svg:height="7.842cm" svg:x="0.914cm" svg:y="9.5cm">
          <text:p><text:span text:style-name="T1">#include “date.hpp”</text:span></text:p>
          <text:p><text:span text:style-name="T1">#include &lt;assert&gt;</text:span></text:p>
          <text:p><text:span text:style-name="T1"/></text:p>
          <text:p><text:span text:style-name="T1">void test_driven_design()</text:span></text:p>
          <text:p><text:span text:style-name="T1">{</text:span></text:p>
          <text:p><text:span text:style-name="T1"><text:s text:c="2"/></text:span><text:span text:style-name="T1">date today;</text:span></text:p>
          <text:p><text:span text:style-name="T1"><text:s text:c="2"/></text:span><text:span text:style-name="T1">assert(today.day() == 7);</text:span></text:p>
          <text:p><text:span text:style-name="T1"><text:s text:c="2"/></text:span><text:span text:style-name="T1">...</text:span></text:p>
          <text:p><text:span text:style-name="T1">}</text:span></text:p>
          <draw:enhanced-geometry svg:viewBox="0 0 21600 21600" draw:type="rectangle" draw:enhanced-path="M 0 0 L 21600 0 21600 21600 0 21600 0 0 Z N"/>
        </draw:custom-shape>
        <draw:custom-shape draw:style-name="gr4" draw:text-style-name="P5" draw:layer="layout" svg:width="2.5cm" svg:height="3.295cm" svg:x="20.3cm" svg:y="17.2cm">
          <text:p text:style-name="P4"><text:span text:style-name="T3"></text:span></text:p>
          <draw:enhanced-geometry svg:viewBox="0 0 21600 21600" draw:type="rectangle" draw:enhanced-path="M 0 0 L 21600 0 21600 21600 0 21600 0 0 Z N"/>
        </draw:custom-shape>
        <draw:custom-shape draw:style-name="gr4" draw:text-style-name="P5" draw:layer="layout" svg:width="2.5cm" svg:height="3cm" svg:x="6.7cm" svg:y="17.3cm">
          <text:p text:style-name="P4"><text:span text:style-name="T4"></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 presentation:class="page"/>
          <draw:frame presentation:style-name="pr3" draw:text-style-name="P6"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struction</text:p>
          </draw:text-box>
        </draw:frame>
        <draw:frame presentation:style-name="pr2" draw:layer="layout" svg:width="25.199cm" svg:height="17cm" svg:x="1.4cm" svg:y="3cm" presentation:class="outline" presentation:user-transformed="true">
          <draw:text-box>
            <text:list text:style-name="L2">
              <text:list-item>
                <text:p>A constructor has the same name as the class</text:p>
              </text:list-item>
            </text:list>
          </draw:text-box>
        </draw:frame>
        <draw:custom-shape draw:style-name="gr5" draw:text-style-name="P2" draw:layer="layout" svg:width="13.074cm" svg:height="6.5cm" svg:x="5.327cm" svg:y="6.1cm">
          <text:p><text:span text:style-name="T1">#include “date.hpp”</text:span></text:p>
          <text:p><text:span text:style-name="T1"/></text:p>
          <text:p><text:span text:style-name="T1">void test_drives_design()</text:span></text:p>
          <text:p><text:span text:style-name="T1">{</text:span></text:p>
          <text:p><text:span text:style-name="T1"><text:s text:c="2"/></text:span><text:span text:style-name="T1">date today(2011, 2, 7);</text:span></text:p>
          <text:p><text:span text:style-name="T1"><text:s text:c="2"/></text:span><text:span text:style-name="T1">assert(today.day() == 7);</text:span></text:p>
          <text:p><text:span text:style-name="T2">}</text:span></text:p>
          <draw:enhanced-geometry svg:viewBox="0 0 21600 21600" draw:type="rectangle" draw:enhanced-path="M 0 0 L 21600 0 21600 21600 0 21600 0 0 Z N"/>
        </draw:custom-shape>
        <draw:custom-shape draw:style-name="gr6" draw:text-style-name="P2" draw:layer="layout" svg:width="16.799cm" svg:height="6.625cm" svg:x="8.901cm" svg:y="11.875cm">
          <text:p><text:span text:style-name="T1">class date</text:span></text:p>
          <text:p><text:span text:style-name="T1">{</text:span></text:p>
          <text:p><text:span text:style-name="T1">public:</text:span></text:p>
          <text:p><text:span text:style-name="T1"><text:s text:c="4"/></text:span><text:span text:style-name="T1">date(int ccyy, int mm, int dd);</text:span></text:p>
          <text:p><text:span text:style-name="T1"><text:s text:c="4"/></text:span><text:span text:style-name="T1">...</text:span></text:p>
          <text:p><text:span text:style-name="T1">};</text:span></text:p>
          <text:p><text:span text:style-name="T1">...</text:span></text:p>
          <draw:enhanced-geometry svg:viewBox="0 0 21600 21600" draw:type="rectangle" draw:enhanced-path="M 0 0 L 21600 0 21600 21600 0 21600 0 0 Z N"/>
        </draw:custom-shape>
        <draw:custom-shape draw:style-name="gr7" draw:text-style-name="P5" draw:layer="layout" svg:width="8.242cm" svg:height="1.173cm" svg:x="14.755cm" svg:y="5.078cm">
          <text:p text:style-name="P4"><text:span text:style-name="T5">date_tests.cpp</text:span></text:p>
          <draw:enhanced-geometry svg:viewBox="0 0 21600 21600" draw:type="mso-spt202" draw:enhanced-path="M 0 0 L 21600 0 21600 21600 0 21600 0 0 Z N"/>
        </draw:custom-shape>
        <draw:custom-shape draw:style-name="gr8" draw:text-style-name="P5" draw:layer="layout" svg:width="2.616cm" svg:height="1.451cm" svg:x="23.2cm" svg:y="10.8cm">
          <text:p text:style-name="P4"><text:span text:style-name="T5">date.hpp</text:span></text:p>
          <draw:enhanced-geometry svg:viewBox="0 0 21600 21600" draw:type="mso-spt202" draw:enhanced-path="M 0 0 L 21600 0 21600 21600 0 21600 0 0 Z N"/>
        </draw:custom-shape>
        <draw:line draw:style-name="gr9" draw:text-style-name="P7" draw:layer="layout" svg:x1="5.3cm" svg:y1="10cm" svg:x2="3.3cm" svg:y2="10cm">
          <text:p/>
        </draw:line>
        <draw:line draw:style-name="gr9" draw:text-style-name="P7" draw:layer="layout" svg:x1="3.3cm" svg:y1="10cm" svg:x2="3.3cm" svg:y2="15cm">
          <text:p/>
        </draw:line>
        <draw:line draw:style-name="gr10" draw:text-style-name="P7" draw:layer="layout" svg:x1="5.4cm" svg:y1="10cm" svg:x2="6.4cm" svg:y2="10cm">
          <text:p/>
        </draw:line>
        <draw:line draw:style-name="gr9" draw:text-style-name="P7" draw:layer="layout" svg:x1="3.3cm" svg:y1="15cm" svg:x2="8.8cm" svg:y2="15cm">
          <text:p/>
        </draw:line>
        <draw:line draw:style-name="gr11" draw:text-style-name="P7" draw:layer="layout" svg:x1="8.9cm" svg:y1="14.964cm" svg:x2="10.9cm" svg:y2="14.964cm">
          <text:p/>
        </draw:line>
        <draw:line draw:style-name="gr11" draw:text-style-name="P7" draw:layer="layout" svg:x1="12.5cm" svg:y1="14.6cm" svg:x2="12.5cm" svg:y2="12.6cm">
          <text:p/>
        </draw:line>
        <presentation:notes draw:style-name="dp2">
          <draw:page-thumbnail draw:style-name="gr1" draw:layer="layout" svg:width="14.848cm" svg:height="11.136cm" svg:x="3.075cm" svg:y="2.257cm" draw:page-number="3" presentation:class="page"/>
          <draw:frame presentation:style-name="pr3" draw:text-style-name="P6"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struction</text:p>
          </draw:text-box>
        </draw:frame>
        <draw:frame presentation:style-name="pr2" draw:layer="layout" svg:width="25.199cm" svg:height="17cm" svg:x="1.4cm" svg:y="3cm" presentation:class="outline" presentation:user-transformed="true">
          <draw:text-box>
            <text:list text:style-name="L2">
              <text:list-item>
                <text:p>Define constructors using the<text:line-break/>: member(<text:span text:style-name="T6">initialization</text:span>), syntax</text:p>
              </text:list-item>
            </text:list>
          </draw:text-box>
        </draw:frame>
        <draw:custom-shape draw:style-name="gr12" draw:text-style-name="P8" draw:layer="layout" svg:width="4.353cm" svg:height="2.291cm" svg:x="19.116cm" svg:y="6.242cm">
          <text:p text:style-name="P4"><text:span text:style-name="T5">date.hpp</text:span></text:p>
          <draw:enhanced-geometry svg:viewBox="0 0 21600 21600" draw:type="mso-spt202" draw:enhanced-path="M 0 0 L 21600 0 21600 21600 0 21600 0 0 Z N"/>
        </draw:custom-shape>
        <draw:custom-shape draw:style-name="gr13" draw:text-style-name="P2" draw:layer="layout" svg:width="16.799cm" svg:height="9.125cm" svg:x="2cm" svg:y="6.375cm">
          <text:p><text:span text:style-name="T1">class date</text:span></text:p>
          <text:p><text:span text:style-name="T1">{</text:span></text:p>
          <text:p><text:span text:style-name="T1">public:</text:span></text:p>
          <text:p><text:span text:style-name="T1"><text:s text:c="4"/></text:span><text:span text:style-name="T1">date(int ccyy, int mm, int dd);</text:span></text:p>
          <text:p><text:span text:style-name="T1"><text:s text:c="4"/></text:span><text:span text:style-name="T1">...</text:span></text:p>
          <text:p><text:span text:style-name="T1">private:</text:span></text:p>
          <text:p><text:span text:style-name="T1"><text:s text:c="4"/></text:span><text:span text:style-name="T1">int ccyy;</text:span></text:p>
          <text:p><text:span text:style-name="T1"><text:s text:c="4"/></text:span><text:span text:style-name="T1">int mm;</text:span></text:p>
          <text:p><text:span text:style-name="T1"><text:s text:c="4"/></text:span><text:span text:style-name="T1">int dd;</text:span></text:p>
          <text:p><text:span text:style-name="T1">};</text:span></text:p>
          <draw:enhanced-geometry svg:viewBox="0 0 21600 21600" draw:type="rectangle" draw:enhanced-path="M 0 0 L 21600 0 21600 21600 0 21600 0 0 Z N"/>
        </draw:custom-shape>
        <draw:custom-shape draw:style-name="gr14" draw:text-style-name="P3" draw:layer="layout" svg:width="17.266cm" svg:height="6.138cm" svg:x="8.5cm" svg:y="13.311cm">
          <text:p><text:span text:style-name="T1">#include “date.hpp”</text:span></text:p>
          <text:p><text:span text:style-name="T1"/></text:p>
          <text:p><text:span text:style-name="T1">date::date(int ccyy, int mm, int dd)</text:span></text:p>
          <text:p><text:span text:style-name="T1"><text:s text:c="2"/></text:span><text:span text:style-name="T1">: ccyy(ccyy), mm(mm), dd(dd)</text:span></text:p>
          <text:p><text:span text:style-name="T1">{</text:span></text:p>
          <text:p><text:span text:style-name="T1"><text:s text:c="5"/></text:span><text:span text:style-name="T7">// assignment here</text:span></text:p>
          <text:p><text:span text:style-name="T1">}</text:span></text:p>
          <draw:enhanced-geometry svg:viewBox="0 0 21600 21600" draw:type="rectangle" draw:enhanced-path="M 0 0 L 21600 0 21600 21600 0 21600 0 0 Z N"/>
        </draw:custom-shape>
        <draw:custom-shape draw:style-name="gr8" draw:text-style-name="P5" draw:layer="layout" svg:width="2.616cm" svg:height="1.451cm" svg:x="23.425cm" svg:y="12cm">
          <text:p text:style-name="P4"><text:span text:style-name="T5">date.cpp</text:span></text:p>
          <draw:enhanced-geometry svg:viewBox="0 0 21600 21600" draw:type="mso-spt202" draw:enhanced-path="M 0 0 L 21600 0 21600 21600 0 21600 0 0 Z N"/>
        </draw:custom-shape>
        <draw:line draw:style-name="gr9" draw:text-style-name="P7" draw:layer="layout" svg:x1="8.5cm" svg:y1="16.3cm" svg:x2="6.5cm" svg:y2="16.3cm">
          <text:p/>
        </draw:line>
        <draw:line draw:style-name="gr11" draw:text-style-name="P7" draw:layer="layout" svg:x1="8.5cm" svg:y1="16.3cm" svg:x2="9.5cm" svg:y2="16.3cm">
          <text:p/>
        </draw:line>
        <draw:custom-shape draw:style-name="gr15" draw:text-style-name="P5" draw:layer="layout" svg:width="7.593cm" svg:height="2.109cm" svg:x="2.207cm" svg:y="17.391cm">
          <text:p text:style-name="P4"><text:span text:style-name="T5">you </text:span><text:span text:style-name="T8">cannot</text:span><text:span text:style-name="T5"> do </text:span></text:p>
          <text:p text:style-name="P4"><text:span text:style-name="T5">initialization in here</text:span></text:p>
          <draw:enhanced-geometry svg:viewBox="0 0 21600 21600" draw:type="mso-spt202" draw:enhanced-path="M 0 0 L 21600 0 21600 21600 0 21600 0 0 Z N"/>
        </draw:custom-shape>
        <draw:line draw:style-name="gr9" draw:text-style-name="P7" draw:layer="layout" svg:x1="6cm" svg:y1="18cm" svg:x2="8.5cm" svg:y2="18cm">
          <text:p/>
        </draw:line>
        <draw:line draw:style-name="gr11" draw:text-style-name="P7" draw:layer="layout" svg:x1="8.5cm" svg:y1="18cm" svg:x2="10.5cm" svg:y2="18cm">
          <text:p/>
        </draw:line>
        <presentation:notes draw:style-name="dp2">
          <draw:page-thumbnail draw:style-name="gr1" draw:layer="layout" svg:width="14.848cm" svg:height="11.136cm" svg:x="3.075cm" svg:y="2.257cm" draw:page-number="4" presentation:class="page"/>
          <draw:frame presentation:style-name="pr3" draw:text-style-name="P6"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mmon Mistakes</text:p>
          </draw:text-box>
        </draw:frame>
        <draw:frame presentation:style-name="pr2" draw:layer="layout" svg:width="25.199cm" svg:height="17cm" svg:x="1.4cm" svg:y="3cm" presentation:class="outline" presentation:placeholder="true" presentation:user-transformed="true">
          <draw:text-box/>
        </draw:frame>
        <draw:custom-shape draw:style-name="gr14" draw:text-style-name="P3" draw:layer="layout" svg:width="17.266cm" svg:height="5.3cm" svg:x="2.234cm" svg:y="3.5cm">
          <text:p><text:span text:style-name="T1">//#include “date.hpp”</text:span></text:p>
          <text:p><text:span text:style-name="T1"/></text:p>
          <text:p><text:span text:style-name="T1">date(int ccyy, int mm, int dd)</text:span></text:p>
          <text:p><text:span text:style-name="T1"><text:s text:c="2"/></text:span><text:span text:style-name="T1">: ccyy(ccyy), mm(mm), dd(dd)</text:span></text:p>
          <text:p><text:span text:style-name="T1">{</text:span></text:p>
          <text:p><text:span text:style-name="T1">}</text:span></text:p>
          <draw:enhanced-geometry svg:viewBox="0 0 21600 21600" draw:type="rectangle" draw:enhanced-path="M 0 0 L 21600 0 21600 21600 0 21600 0 0 Z N"/>
        </draw:custom-shape>
        <draw:custom-shape draw:style-name="gr16" draw:text-style-name="P3" draw:layer="layout" svg:width="17.266cm" svg:height="4cm" svg:x="2.168cm" svg:y="9.6cm">
          <text:p><text:span text:style-name="T1">date::date(int ccyy, int mm, int dd)</text:span></text:p>
          <text:p><text:span text:style-name="T1"><text:s text:c="2"/></text:span><text:span text:style-name="T1">: ccyy=ccyy, mm=mm, dd=dd</text:span></text:p>
          <text:p><text:span text:style-name="T1">{</text:span></text:p>
          <text:p><text:span text:style-name="T1">}</text:span></text:p>
          <draw:enhanced-geometry svg:viewBox="0 0 21600 21600" draw:type="rectangle" draw:enhanced-path="M 0 0 L 21600 0 21600 21600 0 21600 0 0 Z N"/>
        </draw:custom-shape>
        <draw:custom-shape draw:style-name="gr16" draw:text-style-name="P3" draw:layer="layout" svg:width="17.266cm" svg:height="4cm" svg:x="2.168cm" svg:y="14.4cm">
          <text:p><text:span text:style-name="T1">date::date(int ccyy, int mm, int dd)</text:span></text:p>
          <text:p><text:span text:style-name="T1">{</text:span></text:p>
          <text:p><text:span text:style-name="T1"><text:s text:c="2"/></text:span><text:span text:style-name="T1">: ccyy(ccyy), mm(mm), dd(dd)</text:span></text:p>
          <text:p><text:span text:style-name="T1">}</text:span></text:p>
          <draw:enhanced-geometry svg:viewBox="0 0 21600 21600" draw:type="rectangle" draw:enhanced-path="M 0 0 L 21600 0 21600 21600 0 21600 0 0 Z N"/>
        </draw:custom-shape>
        <draw:frame draw:style-name="SmallSlideNote" draw:layer="layout" svg:width="5.917cm" svg:height="2.5cm" svg:x="20.4cm" svg:y="3.8cm">
          <draw:text-box>
            <text:p>forgetting a class's </text:p>
            <text:p>own #include</text:p>
          </draw:text-box>
        </draw:frame>
        <draw:frame draw:style-name="SmallSlideNote" draw:layer="layout" svg:width="5.126cm" svg:height="2.5cm" svg:x="20.301cm" svg:y="6.301cm">
          <draw:text-box>
            <text:p>forgetting class::</text:p>
            <text:p>scope resolution</text:p>
          </draw:text-box>
        </draw:frame>
        <draw:frame draw:style-name="SmallSlideNote" draw:layer="layout" svg:width="6.979cm" svg:height="2.5cm" svg:x="20.374cm" svg:y="10cm">
          <draw:text-box>
            <text:p>using = instead </text:p>
            <text:p>of ( ) in member</text:p>
            <text:p>initializations</text:p>
          </draw:text-box>
        </draw:frame>
        <draw:frame draw:style-name="SmallSlideNote" draw:layer="layout" svg:width="7.137cm" svg:height="2.5cm" svg:x="20.321cm" svg:y="14.55cm">
          <draw:text-box>
            <text:p>not putting the member</text:p>
            <text:p>initializations <text:span text:style-name="T6">before</text:span> the</text:p>
            <text:p>opening left brace</text:p>
          </draw:text-box>
        </draw:frame>
        <draw:custom-shape draw:style-name="gr17" draw:text-style-name="P5" draw:layer="layout" svg:width="2cm" svg:height="2.787cm" svg:x="17.6cm" svg:y="16.101cm">
          <text:p text:style-name="P4"><text:span text:style-name="T4"></text:span></text:p>
          <draw:enhanced-geometry svg:viewBox="0 0 21600 21600" draw:type="rectangle" draw:enhanced-path="M 0 0 L 21600 0 21600 21600 0 21600 0 0 Z N"/>
        </draw:custom-shape>
        <draw:custom-shape draw:style-name="gr17" draw:text-style-name="P5" draw:layer="layout" svg:width="2cm" svg:height="2.787cm" svg:x="17.554cm" svg:y="11.262cm">
          <text:p text:style-name="P4"><text:span text:style-name="T4"></text:span></text:p>
          <draw:enhanced-geometry svg:viewBox="0 0 21600 21600" draw:type="rectangle" draw:enhanced-path="M 0 0 L 21600 0 21600 21600 0 21600 0 0 Z N"/>
        </draw:custom-shape>
        <draw:custom-shape draw:style-name="gr17" draw:text-style-name="P5" draw:layer="layout" svg:width="2cm" svg:height="2.787cm" svg:x="17.554cm" svg:y="6.463cm">
          <text:p text:style-name="P4"><text:span text:style-name="T4"></text:span></text:p>
          <draw:enhanced-geometry svg:viewBox="0 0 21600 21600" draw:type="rectangle" draw:enhanced-path="M 0 0 L 21600 0 21600 21600 0 21600 0 0 Z N"/>
        </draw:custom-shape>
        <draw:custom-shape draw:style-name="gr17" draw:text-style-name="P5" draw:layer="layout" svg:width="2cm" svg:height="2.787cm" svg:x="17.554cm" svg:y="3.064cm">
          <text:p text:style-name="P4"><text:span text:style-name="T4"></text:span></text:p>
          <draw:enhanced-geometry svg:viewBox="0 0 21600 21600" draw:type="rectangle" draw:enhanced-path="M 0 0 L 21600 0 21600 21600 0 21600 0 0 Z N"/>
        </draw:custom-shape>
        <draw:g>
          <draw:custom-shape draw:style-name="gr18" draw:text-style-name="P9" draw:layer="layout" svg:width="0.473cm" svg:height="2.252cm" draw:transform="rotate (-2.35619449019309) translate (24.354cm 19.3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19" draw:text-style-name="P9" draw:layer="layout" svg:width="0.473cm" svg:height="2.252cm" draw:transform="rotate (-2.35619449019309) translate (24.354cm 19.3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8" draw:text-style-name="P9" draw:layer="layout" svg:width="0.442cm" svg:height="2.255cm" draw:transform="rotate (-2.35619449019309) translate (24.645cm 19.0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19" draw:text-style-name="P9" draw:layer="layout" svg:width="0.442cm" svg:height="2.255cm" draw:transform="rotate (-2.35619449019309) translate (24.645cm 19.0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0" draw:text-style-name="P9" draw:layer="layout" svg:width="0.173cm" svg:height="0.419cm" draw:transform="rotate (-2.35619449019309) translate (24.313cm 19.3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0" draw:text-style-name="P9" draw:layer="layout" svg:width="0.148cm" svg:height="0.363cm" draw:transform="rotate (-2.35619449019309) translate (24.405cm 19.1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0" draw:text-style-name="P9" draw:layer="layout" svg:width="0.305cm" svg:height="0.438cm" draw:transform="rotate (-2.35619449019309) translate (23.898cm 18.9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0" draw:text-style-name="P9" draw:layer="layout" svg:width="0.228cm" svg:height="0.17cm" draw:transform="rotate (-2.35619449019309) translate (23.481cm 18.5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0" draw:text-style-name="P9" draw:layer="layout" svg:width="0.443cm" svg:height="2.209cm" draw:transform="rotate (-2.35619449019309) translate (24.633cm 19.0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0" draw:text-style-name="P9" draw:layer="layout" svg:width="0.523cm" svg:height="2.256cm" draw:transform="rotate (-2.35619449019309) translate (24.367cm 19.3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0" draw:text-style-name="P9" draw:layer="layout" svg:width="0.342cm" svg:height="0.322cm" draw:transform="rotate (-2.35619449019309) translate (24.495cm 19.2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0" draw:text-style-name="P9" draw:layer="layout" svg:width="0.033cm" svg:height="0.022cm" draw:transform="rotate (-2.35619449019309) translate (24.302cm 19.401cm)">
            <text:p/>
            <draw:enhanced-geometry svg:viewBox="0 0 70 35" draw:type="non-primitive" draw:enhanced-path="M 0 0 L 9 5 17 9 26 15 34 20 43 24 52 29 61 32 70 35 0 0 Z N"/>
          </draw:custom-shape>
          <draw:custom-shape draw:style-name="gr20" draw:text-style-name="P9" draw:layer="layout" svg:width="0.145cm" svg:height="0.186cm" draw:transform="rotate (-2.35619449019309) translate (24.322cm 19.3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0" draw:text-style-name="P9" draw:layer="layout" svg:width="0.282cm" svg:height="0.135cm" draw:transform="rotate (-2.35619449019309) translate (23.944cm 19.2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0" draw:text-style-name="P9" draw:layer="layout" svg:width="0.117cm" svg:height="0.226cm" draw:transform="rotate (-2.35619449019309) translate (23.911cm 19.5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0" draw:text-style-name="P9" draw:layer="layout" svg:width="0.092cm" svg:height="0.218cm" draw:transform="rotate (-2.35619449019309) translate (23.92cm 19.5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0" draw:text-style-name="P9" draw:layer="layout" svg:width="0.079cm" svg:height="0.148cm" draw:transform="rotate (-2.35619449019309) translate (23.844cm 19.573cm)">
            <text:p/>
            <draw:enhanced-geometry svg:viewBox="0 0 175 243" draw:type="non-primitive" draw:enhanced-path="M 0 243 L 11 229 22 213 32 198 42 182 54 167 64 152 74 136 84 120 96 105 106 89 117 73 129 59 140 44 151 29 163 14 175 0 0 243 Z N"/>
          </draw:custom-shape>
          <draw:custom-shape draw:style-name="gr20" draw:text-style-name="P9" draw:layer="layout" svg:width="0.124cm" svg:height="0.216cm" draw:transform="rotate (-2.35619449019309) translate (23.883cm 19.5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0" draw:text-style-name="P9" draw:layer="layout" svg:width="0.073cm" svg:height="0.13cm" draw:transform="rotate (-2.35619449019309) translate (23.855cm 19.623cm)">
            <text:p/>
            <draw:enhanced-geometry svg:viewBox="0 0 157 211" draw:type="non-primitive" draw:enhanced-path="M 157 0 L 147 14 137 26 127 39 115 51 104 64 94 76 82 89 72 102 61 115 51 127 40 141 31 154 22 168 14 182 6 196 0 211 157 0 Z N"/>
          </draw:custom-shape>
          <draw:custom-shape draw:style-name="gr20" draw:text-style-name="P9" draw:layer="layout" svg:width="0.033cm" svg:height="0.128cm" draw:transform="rotate (-2.35619449019309) translate (23.8cm 19.543cm)">
            <text:p/>
            <draw:enhanced-geometry svg:viewBox="0 0 70 209" draw:type="non-primitive" draw:enhanced-path="M 0 209 L 5 197 10 183 14 171 19 157 22 144 27 131 31 118 36 104 40 91 44 78 48 65 53 52 57 38 61 26 65 12 70 0 0 209 Z N"/>
          </draw:custom-shape>
          <draw:custom-shape draw:style-name="gr20" draw:text-style-name="P9" draw:layer="layout" svg:width="0.288cm" svg:height="0.431cm" draw:transform="rotate (-2.35619449019309) translate (23.628cm 19.1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0" draw:text-style-name="P9" draw:layer="layout" svg:width="0.093cm" svg:height="0.028cm" draw:transform="rotate (-2.35619449019309) translate (23.571cm 19.071cm)">
            <text:p/>
            <draw:enhanced-geometry svg:viewBox="0 0 193 50" draw:type="non-primitive" draw:enhanced-path="M 193 0 L 181 3 168 7 156 11 143 17 131 23 117 27 105 33 92 38 79 42 66 46 55 49 42 50 31 49 21 46 11 43 0 36 193 0 Z N"/>
          </draw:custom-shape>
          <draw:custom-shape draw:style-name="gr20" draw:text-style-name="P9" draw:layer="layout" svg:width="0.129cm" svg:height="0.107cm" draw:transform="rotate (-2.35619449019309) translate (23.605cm 19.1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0" draw:text-style-name="P9" draw:layer="layout" svg:width="0.376cm" svg:height="0.615cm" draw:transform="rotate (-2.35619449019309) translate (23.053cm 18.6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0" draw:text-style-name="P9" draw:layer="layout" svg:width="0.291cm" svg:height="0.429cm" draw:transform="rotate (-2.35619449019309) translate (24.276cm 18.4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0" draw:text-style-name="P9" draw:layer="layout" svg:width="0.382cm" svg:height="0.61cm" draw:transform="rotate (-2.35619449019309) translate (23.923cm 17.8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0" draw:text-style-name="P9" draw:layer="layout" svg:width="0.104cm" svg:height="0.105cm" draw:transform="rotate (-2.35619449019309) translate (24.112cm 18.6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0" draw:text-style-name="P9" draw:layer="layout" svg:width="0.337cm" svg:height="0.305cm" draw:transform="rotate (-2.35619449019309) translate (24.579cm 18.8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0" draw:text-style-name="P9" draw:layer="layout" svg:width="0.008cm" svg:height="0.004cm" draw:transform="rotate (-2.35619449019309) translate (24.166cm 18.844cm)">
            <text:p/>
            <draw:enhanced-geometry svg:viewBox="0 0 17 0" draw:type="non-primitive" draw:enhanced-path="M 0 0 L 4 0 9 0 12 0 17 0 0 0 Z N"/>
          </draw:custom-shape>
          <draw:custom-shape draw:style-name="gr20" draw:text-style-name="P9" draw:layer="layout" svg:width="0.198cm" svg:height="0.148cm" draw:transform="rotate (-2.35619449019309) translate (24.52cm 18.8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8" draw:text-style-name="P9" draw:layer="layout" svg:width="0.366cm" svg:height="0.148cm" draw:transform="rotate (-2.35619449019309) translate (23.751cm 18.3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8" draw:text-style-name="P9" draw:layer="layout" svg:width="0.382cm" svg:height="0.174cm" draw:transform="rotate (-2.35619449019309) translate (23.628cm 18.2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8" draw:text-style-name="P9" draw:layer="layout" svg:width="0.338cm" svg:height="0.022cm" draw:transform="rotate (-2.35619449019309) translate (23.401cm 18.0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8" draw:text-style-name="P9" draw:layer="layout" svg:width="0.402cm" svg:height="0.148cm" draw:transform="rotate (-2.35619449019309) translate (23.444cm 18.0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8" draw:text-style-name="P9" draw:layer="layout" svg:width="0.422cm" svg:height="0.135cm" draw:transform="rotate (-2.35619449019309) translate (23.344cm 17.8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8" draw:text-style-name="P9" draw:layer="layout" svg:width="0.198cm" svg:height="0.253cm" draw:transform="rotate (-2.35619449019309) translate (24.075cm 18.7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8" draw:text-style-name="P9" draw:layer="layout" svg:width="0.039cm" svg:height="0.04cm" draw:transform="rotate (-2.35619449019309) translate (23.926cm 18.836cm)">
            <text:p/>
            <draw:enhanced-geometry svg:viewBox="0 0 86 72" draw:type="non-primitive" draw:enhanced-path="M 0 0 L 10 9 21 18 32 27 43 35 54 44 65 53 76 62 86 72 0 0 Z N"/>
          </draw:custom-shape>
          <draw:custom-shape draw:style-name="gr18" draw:text-style-name="P9" draw:layer="layout" svg:width="0.124cm" svg:height="0.308cm" draw:transform="rotate (-2.35619449019309) translate (24.426cm 19.1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8" draw:text-style-name="P9" draw:layer="layout" svg:width="0.095cm" svg:height="0.137cm" draw:transform="rotate (-2.35619449019309) translate (23.73cm 19.1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8" draw:text-style-name="P9" draw:layer="layout" svg:width="0.129cm" svg:height="0.588cm" draw:transform="rotate (-2.35619449019309) translate (23.253cm 18.7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8" draw:text-style-name="P9" draw:layer="layout" svg:width="0.491cm" svg:height="0.133cm" draw:transform="rotate (-2.35619449019309) translate (23.188cm 17.7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1" draw:text-style-name="P9" draw:layer="layout" svg:width="0.448cm" svg:height="0.069cm" draw:transform="rotate (-2.35619449019309) translate (24.198cm 18.8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1" draw:text-style-name="P9" draw:layer="layout" svg:width="0.228cm" svg:height="0.474cm" draw:transform="rotate (-2.35619449019309) translate (24.211cm 18.7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1" draw:text-style-name="P9" draw:layer="layout" svg:width="0.228cm" svg:height="0.515cm" draw:transform="rotate (-2.35619449019309) translate (23.892cm 19.0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1" draw:text-style-name="P9" draw:layer="layout" svg:width="0.627cm" svg:height="0.044cm" draw:transform="rotate (-2.35619449019309) translate (23.873cm 18.4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1" draw:text-style-name="P9" draw:layer="layout" svg:width="0.023cm" svg:height="0.007cm" draw:transform="rotate (-2.35619449019309) translate (23.381cm 18.891cm)">
            <text:p/>
            <draw:enhanced-geometry svg:viewBox="0 0 54 0" draw:type="non-primitive" draw:enhanced-path="M 0 0 L 0 0 6 0 13 0 20 0 27 0 34 0 41 0 47 0 54 0 N"/>
          </draw:custom-shape>
          <draw:custom-shape draw:style-name="gr21" draw:text-style-name="P9" draw:layer="layout" svg:width="0.612cm" svg:height="0.045cm" draw:transform="rotate (-2.35619449019309) translate (23.782cm 18.4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1" draw:text-style-name="P9" draw:layer="layout" svg:width="0.769cm" svg:height="0.07cm" draw:transform="rotate (-2.35619449019309) translate (23.761cm 18.2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1" draw:text-style-name="P9" draw:layer="layout" svg:width="0.004cm" svg:height="0.021cm" draw:transform="rotate (-2.35619449019309) translate (23.192cm 18.799cm)">
            <text:p/>
            <draw:enhanced-geometry svg:viewBox="0 0 0 36" draw:type="non-primitive" draw:enhanced-path="M 0 0 L 0 0 0 4 0 9 0 13 0 18 0 22 0 27 0 32 0 36 N"/>
          </draw:custom-shape>
          <draw:custom-shape draw:style-name="gr21" draw:text-style-name="P9" draw:layer="layout" svg:width="0.834cm" svg:height="0.093cm" draw:transform="rotate (-2.35619449019309) translate (23.614cm 18.0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1" draw:text-style-name="P9" draw:layer="layout" svg:width="0.868cm" svg:height="0.068cm" draw:transform="rotate (-2.35619449019309) translate (23.395cm 17.8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1" draw:text-style-name="P9" draw:layer="layout" svg:width="0.859cm" svg:height="0.068cm" draw:transform="rotate (-2.35619449019309) translate (23.278cm 17.7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1" draw:text-style-name="P9" draw:layer="layout" svg:width="0.791cm" svg:height="0.136cm" draw:transform="rotate (-2.35619449019309) translate (23.181cm 17.6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1" draw:text-style-name="P9" draw:layer="layout" svg:width="0.096cm" svg:height="0.005cm" draw:transform="rotate (-2.35619449019309) translate (22.826cm 17.738cm)">
            <text:p/>
            <draw:enhanced-geometry svg:viewBox="0 0 210 0" draw:type="non-primitive" draw:enhanced-path="M 0 0 L 0 0 14 0 27 0 40 0 53 0 67 0 80 0 93 0 106 0 119 0 132 0 145 0 158 0 171 0 184 0 198 0 210 0 N"/>
          </draw:custom-shape>
          <draw:custom-shape draw:style-name="gr21" draw:text-style-name="P9" draw:layer="layout" svg:width="0.011cm" svg:height="0.021cm" draw:transform="rotate (-2.35619449019309) translate (22.735cm 17.896cm)">
            <text:p/>
            <draw:enhanced-geometry svg:viewBox="0 0 34 35" draw:type="non-primitive" draw:enhanced-path="M 0 35 L 0 35 4 30 9 27 13 22 17 18 21 13 26 9 30 4 34 0 N"/>
          </draw:custom-shape>
          <draw:custom-shape draw:style-name="gr22" draw:text-style-name="P9" draw:layer="layout" svg:width="0.089cm" svg:height="0.214cm" draw:transform="rotate (-2.35619449019309) translate (24.302cm 19.2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2" draw:text-style-name="P9" draw:layer="layout" svg:width="0.099cm" svg:height="0.152cm" draw:transform="rotate (-2.35619449019309) translate (23.991cm 18.7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2" draw:text-style-name="P9" draw:layer="layout" svg:width="0.212cm" svg:height="0.061cm" draw:transform="rotate (-2.35619449019309) translate (23.673cm 18.3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2" draw:text-style-name="P9" draw:layer="layout" svg:width="0.024cm" svg:height="0.021cm" draw:transform="rotate (-2.35619449019309) translate (23.526cm 18.475cm)">
            <text:p/>
            <draw:enhanced-geometry svg:viewBox="0 0 54 35" draw:type="non-primitive" draw:enhanced-path="M 0 35 L 7 30 13 26 20 20 25 16 32 11 39 6 46 3 54 0 0 35 Z N"/>
          </draw:custom-shape>
          <draw:custom-shape draw:style-name="gr22" draw:text-style-name="P9" draw:layer="layout" svg:width="0.148cm" svg:height="0.095cm" draw:transform="rotate (-2.35619449019309) translate (23.457cm 18.2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2" draw:text-style-name="P9" draw:layer="layout" svg:width="0.118cm" svg:height="0.084cm" draw:transform="rotate (-2.35619449019309) translate (23.307cm 18.1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2" draw:text-style-name="P9" draw:layer="layout" svg:width="0.119cm" svg:height="0.086cm" draw:transform="rotate (-2.35619449019309) translate (23.211cm 18.0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2" draw:text-style-name="P9" draw:layer="layout" svg:width="0.025cm" svg:height="0.005cm" draw:transform="rotate (-2.35619449019309) translate (23.111cm 18.005cm)">
            <text:p/>
            <draw:enhanced-geometry svg:viewBox="0 0 53 0" draw:type="non-primitive" draw:enhanced-path="M 53 0 L 46 0 40 0 34 0 27 0 20 0 13 0 6 0 0 0 53 0 Z N"/>
          </draw:custom-shape>
          <draw:custom-shape draw:style-name="gr22" draw:text-style-name="P9" draw:layer="layout" svg:width="0.122cm" svg:height="0.067cm" draw:transform="rotate (-2.35619449019309) translate (22.993cm 17.8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19" draw:text-style-name="P9" draw:layer="layout" svg:width="0.016cm" svg:height="0.02cm" draw:transform="rotate (-2.35619449019309) translate (23.801cm 19.667cm)">
            <text:p/>
            <draw:enhanced-geometry svg:viewBox="0 0 35 36" draw:type="non-primitive" draw:enhanced-path="M 35 0 L 35 0 31 5 26 10 22 14 17 17 13 22 9 27 5 31 0 36 N"/>
          </draw:custom-shape>
          <draw:custom-shape draw:style-name="gr19" draw:text-style-name="P9" draw:layer="layout" svg:width="0.057cm" svg:height="0.047cm" draw:transform="rotate (-2.35619449019309) translate (24.271cm 19.383cm)">
            <text:p/>
            <draw:enhanced-geometry svg:viewBox="0 0 123 78" draw:type="non-primitive" draw:enhanced-path="M 0 9 L 0 9 14 8 28 6 41 4 55 1 69 0 81 0 93 4 104 9 104 9 109 15 114 23 117 31 118 40 120 50 121 59 122 69 123 78 N"/>
          </draw:custom-shape>
          <draw:custom-shape draw:style-name="gr19" draw:text-style-name="P9" draw:layer="layout" svg:width="0.065cm" svg:height="0.019cm" draw:transform="rotate (-2.35619449019309) translate (24.385cm 19.255cm)">
            <text:p/>
            <draw:enhanced-geometry svg:viewBox="0 0 140 34" draw:type="non-primitive" draw:enhanced-path="M 140 0 L 140 0 122 4 103 5 84 6 63 7 45 10 28 15 12 23 0 34 N"/>
          </draw:custom-shape>
          <draw:custom-shape draw:style-name="gr19" draw:text-style-name="P9" draw:layer="layout" svg:width="0.023cm" svg:height="0.064cm" draw:transform="rotate (-2.35619449019309) translate (24.399cm 19.22cm)">
            <text:p/>
            <draw:enhanced-geometry svg:viewBox="0 0 53 106" draw:type="non-primitive" draw:enhanced-path="M 0 106 L 0 106 6 92 13 79 20 66 27 53 33 40 39 27 46 14 53 0 N"/>
          </draw:custom-shape>
          <draw:custom-shape draw:style-name="gr19" draw:text-style-name="P9" draw:layer="layout" svg:width="0.005cm" svg:height="0.063cm" draw:transform="rotate (-2.35619449019309) translate (24.397cm 19.222cm)">
            <text:p/>
            <draw:enhanced-geometry svg:viewBox="0 0 11 106" draw:type="non-primitive" draw:enhanced-path="M 0 0 L 0 0 1 14 3 29 6 42 9 57 11 71 10 84 6 96 0 106 N"/>
          </draw:custom-shape>
          <draw:custom-shape draw:style-name="gr19" draw:text-style-name="P9" draw:layer="layout" svg:width="0.076cm" svg:height="0.056cm" draw:transform="rotate (-2.35619449019309) translate (24.251cm 19.383cm)">
            <text:p/>
            <draw:enhanced-geometry svg:viewBox="0 0 161 90" draw:type="non-primitive" draw:enhanced-path="M 0 20 L 0 20 21 18 44 14 67 8 89 3 111 0 130 1 146 7 157 20 157 20 161 32 160 43 155 56 147 67 138 76 128 84 117 88 105 90 N"/>
          </draw:custom-shape>
          <draw:custom-shape draw:style-name="gr19" draw:text-style-name="P9" draw:layer="layout" svg:width="0.017cm" svg:height="0.021cm" draw:transform="rotate (-2.35619449019309) translate (24.248cm 19.462cm)">
            <text:p/>
            <draw:enhanced-geometry svg:viewBox="0 0 35 35" draw:type="non-primitive" draw:enhanced-path="M 35 35 L 35 35 31 31 26 25 23 18 18 12 15 6 10 3 6 0 0 1 N"/>
          </draw:custom-shape>
          <draw:custom-shape draw:style-name="gr19" draw:text-style-name="P9" draw:layer="layout" svg:width="0.023cm" svg:height="0.065cm" draw:transform="rotate (-2.35619449019309) translate (24.411cm 19.22cm)">
            <text:p/>
            <draw:enhanced-geometry svg:viewBox="0 0 53 106" draw:type="non-primitive" draw:enhanced-path="M 53 0 L 53 0 46 10 37 17 28 25 19 33 11 41 4 50 0 59 0 70 0 70 3 78 7 83 14 88 22 91 30 95 38 98 46 101 53 106 N"/>
          </draw:custom-shape>
          <draw:custom-shape draw:style-name="gr19" draw:text-style-name="P9" draw:layer="layout" svg:width="0.728cm" svg:height="1.669cm" draw:transform="rotate (-2.35619449019309) translate (24.385cm 19.5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3" draw:text-style-name="P9" draw:layer="layout" svg:width="0.095cm" svg:height="0.321cm" draw:transform="rotate (-2.35619449019309) translate (24.394cm 19.1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19" draw:text-style-name="P9" draw:layer="layout" svg:width="0.095cm" svg:height="0.321cm" draw:transform="rotate (-2.35619449019309) translate (24.394cm 19.1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3" draw:text-style-name="P9" draw:layer="layout" svg:width="0.117cm" svg:height="0.308cm" draw:transform="rotate (-2.35619449019309) translate (24.434cm 19.0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19" draw:text-style-name="P9" draw:layer="layout" svg:width="0.117cm" svg:height="0.308cm" draw:transform="rotate (-2.35619449019309) translate (24.434cm 19.0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3" draw:text-style-name="P9" draw:layer="layout" svg:width="0.102cm" svg:height="0.193cm" draw:transform="rotate (-2.35619449019309) translate (24.426cm 19.1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19" draw:text-style-name="P9" draw:layer="layout" svg:width="0.102cm" svg:height="0.193cm" draw:transform="rotate (-2.35619449019309) translate (24.426cm 19.1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3" draw:text-style-name="P9" draw:layer="layout" svg:width="0.101cm" svg:height="0.302cm" draw:transform="rotate (-2.35619449019309) translate (24.187cm 19.4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19" draw:text-style-name="P9" draw:layer="layout" svg:width="0.101cm" svg:height="0.302cm" draw:transform="rotate (-2.35619449019309) translate (24.187cm 19.4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3" draw:text-style-name="P9" draw:layer="layout" svg:width="0.109cm" svg:height="0.188cm" draw:transform="rotate (-2.35619449019309) translate (24.068cm 19.2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19" draw:text-style-name="P9" draw:layer="layout" svg:width="0.109cm" svg:height="0.188cm" draw:transform="rotate (-2.35619449019309) translate (24.068cm 19.2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3" draw:text-style-name="P9" draw:layer="layout" svg:width="0.078cm" svg:height="0.022cm" draw:transform="rotate (-2.35619449019309) translate (24.098cm 19.279cm)">
            <text:p/>
            <draw:enhanced-geometry svg:viewBox="0 0 175 34" draw:type="non-primitive" draw:enhanced-path="M 175 0 L 153 4 132 9 109 13 87 17 66 21 43 26 22 30 0 34 175 0 Z N"/>
          </draw:custom-shape>
          <draw:custom-shape draw:style-name="gr19" draw:text-style-name="P9" draw:layer="layout" svg:width="0.078cm" svg:height="0.022cm" draw:transform="rotate (-2.35619449019309) translate (24.098cm 19.279cm)">
            <text:p/>
            <draw:enhanced-geometry svg:viewBox="0 0 175 34" draw:type="non-primitive" draw:enhanced-path="M 175 0 L 175 0 153 4 132 9 109 13 87 17 66 21 43 26 22 30 0 34 N"/>
          </draw:custom-shape>
          <draw:custom-shape draw:style-name="gr23" draw:text-style-name="P9" draw:layer="layout" svg:width="0.091cm" svg:height="0.216cm" draw:transform="rotate (-2.35619449019309) translate (24.309cm 18.9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19" draw:text-style-name="P9" draw:layer="layout" svg:width="0.091cm" svg:height="0.216cm" draw:transform="rotate (-2.35619449019309) translate (24.309cm 18.9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3" draw:text-style-name="P9" draw:layer="layout" svg:width="0.076cm" svg:height="0.217cm" draw:transform="rotate (-2.35619449019309) translate (23.975cm 19.2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19" draw:text-style-name="P9" draw:layer="layout" svg:width="0.076cm" svg:height="0.217cm" draw:transform="rotate (-2.35619449019309) translate (23.975cm 19.2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2" draw:text-style-name="P9" draw:layer="layout" svg:width="0.021cm" svg:height="0.011cm" draw:transform="rotate (-2.35619449019309) translate (23.794cm 19.73cm)">
            <text:p/>
            <draw:enhanced-geometry svg:viewBox="0 0 44 17" draw:type="non-primitive" draw:enhanced-path="M 44 17 L 38 15 33 13 28 10 23 8 17 7 11 5 6 2 0 0 44 17 Z N"/>
          </draw:custom-shape>
          <draw:custom-shape draw:style-name="gr19" draw:text-style-name="P9" draw:layer="layout" svg:width="0.021cm" svg:height="0.011cm" draw:transform="rotate (-2.35619449019309) translate (23.794cm 19.73cm)">
            <text:p/>
            <draw:enhanced-geometry svg:viewBox="0 0 44 17" draw:type="non-primitive" draw:enhanced-path="M 44 17 L 44 17 38 15 33 13 28 10 23 8 17 7 11 5 6 2 0 0 N"/>
          </draw:custom-shape>
          <draw:custom-shape draw:style-name="gr23" draw:text-style-name="P9" draw:layer="layout" svg:width="0.255cm" svg:height="0.226cm" draw:transform="rotate (-2.35619449019309) translate (23.93cm 19.7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19" draw:text-style-name="P9" draw:layer="layout" svg:width="0.255cm" svg:height="0.226cm" draw:transform="rotate (-2.35619449019309) translate (23.93cm 19.7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3" draw:text-style-name="P9" draw:layer="layout" svg:width="0.226cm" svg:height="0.204cm" draw:transform="rotate (-2.35619449019309) translate (23.134cm 19.0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19" draw:text-style-name="P9" draw:layer="layout" svg:width="0.226cm" svg:height="0.204cm" draw:transform="rotate (-2.35619449019309) translate (23.134cm 19.0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3" draw:text-style-name="P9" draw:layer="layout" svg:width="0.313cm" svg:height="0.313cm" draw:transform="rotate (-2.35619449019309) translate (22.373cm 18.5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19" draw:text-style-name="P9" draw:layer="layout" svg:width="0.313cm" svg:height="0.313cm" draw:transform="rotate (-2.35619449019309) translate (22.373cm 18.5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3" draw:text-style-name="P9" draw:layer="layout" svg:width="0.076cm" svg:height="0.064cm" draw:transform="rotate (-2.35619449019309) translate (22.693cm 18.0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19" draw:text-style-name="P9" draw:layer="layout" svg:width="0.076cm" svg:height="0.064cm" draw:transform="rotate (-2.35619449019309) translate (22.693cm 18.0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3" draw:text-style-name="P9" draw:layer="layout" svg:width="0.064cm" svg:height="0.053cm" draw:transform="rotate (-2.35619449019309) translate (23.089cm 17.7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19" draw:text-style-name="P9" draw:layer="layout" svg:width="0.064cm" svg:height="0.053cm" draw:transform="rotate (-2.35619449019309) translate (23.089cm 17.7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3" draw:text-style-name="P9" draw:layer="layout" svg:width="0.069cm" svg:height="0.119cm" draw:transform="rotate (-2.35619449019309) translate (22.722cm 18.0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19" draw:text-style-name="P9" draw:layer="layout" svg:width="0.069cm" svg:height="0.119cm" draw:transform="rotate (-2.35619449019309) translate (22.722cm 18.0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3" draw:text-style-name="P9" draw:layer="layout" svg:width="0.069cm" svg:height="0.121cm" draw:transform="rotate (-2.35619449019309) translate (23.02cm 17.7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19" draw:text-style-name="P9" draw:layer="layout" svg:width="0.069cm" svg:height="0.121cm" draw:transform="rotate (-2.35619449019309) translate (23.02cm 17.7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3" draw:text-style-name="P9" draw:layer="layout" svg:width="0.24cm" svg:height="0.204cm" draw:transform="rotate (-2.35619449019309) translate (24.138cm 18.0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19" draw:text-style-name="P9" draw:layer="layout" svg:width="0.24cm" svg:height="0.204cm" draw:transform="rotate (-2.35619449019309) translate (24.138cm 18.0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3" draw:text-style-name="P9" draw:layer="layout" svg:width="0.323cm" svg:height="0.317cm" draw:transform="rotate (-2.35619449019309) translate (23.7cm 17.2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19" draw:text-style-name="P9" draw:layer="layout" svg:width="0.323cm" svg:height="0.317cm" draw:transform="rotate (-2.35619449019309) translate (23.7cm 17.2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19" draw:text-style-name="P9" draw:layer="layout" svg:width="0.695cm" svg:height="1.67cm" draw:transform="rotate (-2.35619449019309) translate (25cm 18.9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3" draw:text-style-name="P9" draw:layer="layout" svg:width="0.255cm" svg:height="0.228cm" draw:transform="rotate (-2.35619449019309) translate (24.943cm 18.8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19" draw:text-style-name="P9" draw:layer="layout" svg:width="0.255cm" svg:height="0.228cm" draw:transform="rotate (-2.35619449019309) translate (24.943cm 18.8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19" draw:text-style-name="P9" draw:layer="layout" svg:width="0.004cm" svg:height="0.083cm" draw:transform="rotate (-2.35619449019309) translate (24.77cm 18.878cm)">
            <text:p/>
            <draw:enhanced-geometry svg:viewBox="0 0 0 140" draw:type="non-primitive" draw:enhanced-path="M 0 140 L 0 140 0 123 0 105 0 88 0 70 0 53 0 36 0 17 0 0 N"/>
          </draw:custom-shape>
          <draw:custom-shape draw:style-name="gr19" draw:text-style-name="P9" draw:layer="layout" svg:width="0.004cm" svg:height="0.087cm" draw:transform="rotate (-2.35619449019309) translate (24.724cm 18.898cm)">
            <text:p/>
            <draw:enhanced-geometry svg:viewBox="0 0 0 141" draw:type="non-primitive" draw:enhanced-path="M 0 141 L 0 141 0 123 0 106 0 88 0 71 0 54 0 36 0 19 0 0 N"/>
          </draw:custom-shape>
          <draw:custom-shape draw:style-name="gr19" draw:text-style-name="P9" draw:layer="layout" svg:width="0.005cm" svg:height="0.064cm" draw:transform="rotate (-2.35619449019309) translate (24.824cm 18.851cm)">
            <text:p/>
            <draw:enhanced-geometry svg:viewBox="0 0 9 105" draw:type="non-primitive" draw:enhanced-path="M 9 105 L 9 105 7 91 6 79 5 65 4 52 3 40 2 26 1 14 0 0 N"/>
          </draw:custom-shape>
          <draw:custom-shape draw:style-name="gr19" draw:text-style-name="P9" draw:layer="layout" svg:width="0.044cm" svg:height="0.005cm" draw:transform="rotate (-2.35619449019309) translate (24.809cm 18.745cm)">
            <text:p/>
            <draw:enhanced-geometry svg:viewBox="0 0 97 0" draw:type="non-primitive" draw:enhanced-path="M 97 0 L 97 0 84 0 72 0 59 0 48 0 35 0 24 0 12 0 0 0 N"/>
          </draw:custom-shape>
          <draw:custom-shape draw:style-name="gr19" draw:text-style-name="P9" draw:layer="layout" svg:width="0.073cm" svg:height="0.021cm" draw:transform="rotate (-2.35619449019309) translate (24.741cm 18.746cm)">
            <text:p/>
            <draw:enhanced-geometry svg:viewBox="0 0 149 35" draw:type="non-primitive" draw:enhanced-path="M 149 0 L 149 0 131 5 112 9 93 14 74 17 56 22 37 26 19 31 0 35 N"/>
          </draw:custom-shape>
          <draw:custom-shape draw:style-name="gr19" draw:text-style-name="P9" draw:layer="layout" svg:width="0.069cm" svg:height="0.03cm" draw:transform="rotate (-2.35619449019309) translate (24.685cm 18.745cm)">
            <text:p/>
            <draw:enhanced-geometry svg:viewBox="0 0 148 55" draw:type="non-primitive" draw:enhanced-path="M 148 0 L 148 0 129 7 111 14 92 21 74 27 54 34 36 41 18 48 0 55 N"/>
          </draw:custom-shape>
          <draw:custom-shape draw:style-name="gr19" draw:text-style-name="P9" draw:layer="layout" svg:width="0.006cm" svg:height="0.077cm" draw:transform="rotate (-2.35619449019309) translate (24.659cm 18.923cm)">
            <text:p/>
            <draw:enhanced-geometry svg:viewBox="0 0 0 121" draw:type="non-primitive" draw:enhanced-path="M 0 121 L 0 121 0 106 0 92 0 77 0 61 0 46 0 31 0 16 0 0 N"/>
          </draw:custom-shape>
          <draw:custom-shape draw:style-name="gr19" draw:text-style-name="P9" draw:layer="layout" svg:width="0.053cm" svg:height="0.021cm" draw:transform="rotate (-2.35619449019309) translate (24.634cm 18.788cm)">
            <text:p/>
            <draw:enhanced-geometry svg:viewBox="0 0 107 37" draw:type="non-primitive" draw:enhanced-path="M 107 0 L 107 0 93 5 80 9 66 14 54 18 40 23 26 26 14 32 0 37 N"/>
          </draw:custom-shape>
          <draw:custom-shape draw:style-name="gr19" draw:text-style-name="P9" draw:layer="layout" svg:width="0.008cm" svg:height="0.052cm" draw:transform="rotate (-2.35619449019309) translate (24.618cm 18.924cm)">
            <text:p/>
            <draw:enhanced-geometry svg:viewBox="0 0 17 87" draw:type="non-primitive" draw:enhanced-path="M 0 87 L 0 87 2 77 4 66 6 56 8 44 10 34 13 23 15 11 17 0 N"/>
          </draw:custom-shape>
          <draw:custom-shape draw:style-name="gr19" draw:text-style-name="P9" draw:layer="layout" svg:width="0.028cm" svg:height="0.008cm" draw:transform="rotate (-2.35619449019309) translate (24.591cm 18.751cm)">
            <text:p/>
            <draw:enhanced-geometry svg:viewBox="0 0 61 17" draw:type="non-primitive" draw:enhanced-path="M 61 0 L 61 0 53 2 46 4 38 6 30 8 22 10 16 12 8 14 0 17 N"/>
          </draw:custom-shape>
          <draw:custom-shape draw:style-name="gr19" draw:text-style-name="P9" draw:layer="layout" svg:width="0.008cm" svg:height="0.089cm" draw:transform="rotate (-2.35619449019309) translate (23.855cm 19.632cm)">
            <text:p/>
            <draw:enhanced-geometry svg:viewBox="0 0 18 141" draw:type="non-primitive" draw:enhanced-path="M 18 141 L 18 141 16 122 13 105 11 87 9 70 7 53 4 35 2 18 0 0 N"/>
          </draw:custom-shape>
          <draw:custom-shape draw:style-name="gr19" draw:text-style-name="P9" draw:layer="layout" svg:width="0.008cm" svg:height="0.085cm" draw:transform="rotate (-2.35619449019309) translate (23.877cm 19.681cm)">
            <text:p/>
            <draw:enhanced-geometry svg:viewBox="0 0 17 140" draw:type="non-primitive" draw:enhanced-path="M 0 140 L 0 140 2 123 4 105 7 88 9 70 11 52 12 35 15 17 17 0 N"/>
          </draw:custom-shape>
          <draw:custom-shape draw:style-name="gr19" draw:text-style-name="P9" draw:layer="layout" svg:width="0.061cm" svg:height="0.011cm" draw:transform="rotate (-2.35619449019309) translate (23.8cm 19.592cm)">
            <text:p/>
            <draw:enhanced-geometry svg:viewBox="0 0 131 17" draw:type="non-primitive" draw:enhanced-path="M 0 0 L 0 0 17 2 33 4 49 6 66 9 82 11 98 12 114 14 131 17 N"/>
          </draw:custom-shape>
          <draw:custom-shape draw:style-name="gr19" draw:text-style-name="P9" draw:layer="layout" svg:width="0.052cm" svg:height="0.021cm" draw:transform="rotate (-2.35619449019309) translate (23.804cm 19.554cm)">
            <text:p/>
            <draw:enhanced-geometry svg:viewBox="0 0 114 34" draw:type="non-primitive" draw:enhanced-path="M 0 0 L 0 0 14 4 27 9 42 13 57 18 70 21 85 26 100 30 114 34 N"/>
          </draw:custom-shape>
          <draw:custom-shape draw:style-name="gr19" draw:text-style-name="P9" draw:layer="layout" svg:width="0.006cm" svg:height="0.046cm" draw:transform="rotate (-2.35619449019309) translate (23.826cm 19.775cm)">
            <text:p/>
            <draw:enhanced-geometry svg:viewBox="0 0 17 71" draw:type="non-primitive" draw:enhanced-path="M 0 71 L 0 71 1 62 3 53 4 44 6 35 9 27 11 18 13 9 17 0 N"/>
          </draw:custom-shape>
          <draw:custom-shape draw:style-name="gr19" draw:text-style-name="P9" draw:layer="layout" svg:width="0.004cm" svg:height="0.071cm" draw:transform="rotate (-2.35619449019309) translate (23.837cm 19.784cm)">
            <text:p/>
            <draw:enhanced-geometry svg:viewBox="0 0 0 124" draw:type="non-primitive" draw:enhanced-path="M 0 124 L 0 124 0 108 0 93 0 78 0 62 0 47 0 31 0 16 0 0 N"/>
          </draw:custom-shape>
          <draw:custom-shape draw:style-name="gr19" draw:text-style-name="P9" draw:layer="layout" svg:width="0.004cm" svg:height="0.055cm" draw:transform="rotate (-2.35619449019309) translate (23.852cm 19.831cm)">
            <text:p/>
            <draw:enhanced-geometry svg:viewBox="0 0 12 87" draw:type="non-primitive" draw:enhanced-path="M 4 87 L 4 87 4 75 3 64 1 51 0 40 0 29 2 19 6 8 12 0 N"/>
          </draw:custom-shape>
          <draw:custom-shape draw:style-name="gr19" draw:text-style-name="P9" draw:layer="layout" svg:width="0.009cm" svg:height="0.063cm" draw:transform="rotate (-2.35619449019309) translate (23.782cm 19.885cm)">
            <text:p/>
            <draw:enhanced-geometry svg:viewBox="0 0 18 105" draw:type="non-primitive" draw:enhanced-path="M 9 105 L 9 105 9 90 11 74 14 56 17 39 18 24 15 12 10 3 0 0 N"/>
          </draw:custom-shape>
          <draw:custom-shape draw:style-name="gr19" draw:text-style-name="P9" draw:layer="layout" svg:width="0.04cm" svg:height="0.033cm" draw:transform="rotate (-2.35619449019309) translate (23.721cm 19.794cm)">
            <text:p/>
            <draw:enhanced-geometry svg:viewBox="0 0 88 52" draw:type="non-primitive" draw:enhanced-path="M 0 0 L 0 0 11 7 21 12 33 19 44 26 54 33 65 40 77 45 88 52 N"/>
          </draw:custom-shape>
          <draw:custom-shape draw:style-name="gr19" draw:text-style-name="P9" draw:layer="layout" svg:width="0.035cm" svg:height="0.02cm" draw:transform="rotate (-2.35619449019309) translate (23.764cm 19.769cm)">
            <text:p/>
            <draw:enhanced-geometry svg:viewBox="0 0 72 35" draw:type="non-primitive" draw:enhanced-path="M 0 0 L 0 0 9 5 18 9 27 14 36 17 44 22 53 26 63 31 72 35 N"/>
          </draw:custom-shape>
          <draw:custom-shape draw:style-name="gr19" draw:text-style-name="P9" draw:layer="layout" svg:width="0.044cm" svg:height="0.03cm" draw:transform="rotate (-2.35619449019309) translate (23.817cm 19.717cm)">
            <text:p/>
            <draw:enhanced-geometry svg:viewBox="0 0 96 52" draw:type="non-primitive" draw:enhanced-path="M 0 0 L 0 0 12 7 24 13 36 19 49 26 60 32 72 39 84 46 96 52 N"/>
          </draw:custom-shape>
          <draw:custom-shape draw:style-name="gr19" draw:text-style-name="P9" draw:layer="layout" svg:width="0.041cm" svg:height="0.033cm" draw:transform="rotate (-2.35619449019309) translate (23.775cm 19.652cm)">
            <text:p/>
            <draw:enhanced-geometry svg:viewBox="0 0 89 53" draw:type="non-primitive" draw:enhanced-path="M 0 0 L 0 0 11 7 22 13 33 19 45 26 55 33 66 40 77 47 89 53 N"/>
          </draw:custom-shape>
          <draw:custom-shape draw:style-name="gr19" draw:text-style-name="P9" draw:layer="layout" svg:width="0.029cm" svg:height="0.014cm" draw:transform="rotate (-2.35619449019309) translate (23.362cm 19.086cm)">
            <text:p/>
            <draw:enhanced-geometry svg:viewBox="0 0 62 20" draw:type="non-primitive" draw:enhanced-path="M 0 0 L 0 0 8 3 16 7 25 11 33 15 41 18 47 20 55 20 62 17 N"/>
          </draw:custom-shape>
          <draw:custom-shape draw:style-name="gr19" draw:text-style-name="P9" draw:layer="layout" svg:width="0.008cm" svg:height="0.011cm" draw:transform="rotate (-2.35619449019309) translate (23.297cm 19.172cm)">
            <text:p/>
            <draw:enhanced-geometry svg:viewBox="0 0 17 18" draw:type="non-primitive" draw:enhanced-path="M 0 18 L 0 18 5 13 8 9 13 4 17 0 N"/>
          </draw:custom-shape>
          <draw:custom-shape draw:style-name="gr19" draw:text-style-name="P9" draw:layer="layout" svg:width="0.037cm" svg:height="0.02cm" draw:transform="rotate (-2.35619449019309) translate (23.348cm 19.133cm)">
            <text:p/>
            <draw:enhanced-geometry svg:viewBox="0 0 79 35" draw:type="non-primitive" draw:enhanced-path="M 0 0 L 0 0 10 4 20 9 30 13 41 17 51 21 60 26 70 30 79 35 N"/>
          </draw:custom-shape>
          <draw:custom-shape draw:style-name="gr19" draw:text-style-name="P9" draw:layer="layout" svg:width="0.032cm" svg:height="0.011cm" draw:transform="rotate (-2.35619449019309) translate (23.219cm 19.078cm)">
            <text:p/>
            <draw:enhanced-geometry svg:viewBox="0 0 70 17" draw:type="non-primitive" draw:enhanced-path="M 0 17 L 0 17 9 15 17 13 26 11 35 8 43 6 52 5 60 3 70 0 N"/>
          </draw:custom-shape>
          <draw:custom-shape draw:style-name="gr19" draw:text-style-name="P9" draw:layer="layout" svg:width="0.041cm" svg:height="0.011cm" draw:transform="rotate (-2.35619449019309) translate (23.155cm 19.027cm)">
            <text:p/>
            <draw:enhanced-geometry svg:viewBox="0 0 88 17" draw:type="non-primitive" draw:enhanced-path="M 0 17 L 0 17 11 14 22 12 32 10 44 8 54 5 65 3 76 1 88 0 N"/>
          </draw:custom-shape>
          <draw:custom-shape draw:style-name="gr19" draw:text-style-name="P9" draw:layer="layout" svg:width="0.033cm" svg:height="0.023cm" draw:transform="rotate (-2.35619449019309) translate (23.216cm 19.051cm)">
            <text:p/>
            <draw:enhanced-geometry svg:viewBox="0 0 71 36" draw:type="non-primitive" draw:enhanced-path="M 71 0 L 71 0 62 5 53 10 44 14 36 19 27 23 18 27 9 31 0 36 N"/>
          </draw:custom-shape>
          <draw:custom-shape draw:style-name="gr19" draw:text-style-name="P9" draw:layer="layout" svg:width="0.032cm" svg:height="0.011cm" draw:transform="rotate (-2.35619449019309) translate (23.291cm 19.043cm)">
            <text:p/>
            <draw:enhanced-geometry svg:viewBox="0 0 72 19" draw:type="non-primitive" draw:enhanced-path="M 72 0 L 72 0 63 2 54 5 45 7 37 9 28 13 19 15 10 17 0 19 N"/>
          </draw:custom-shape>
          <draw:custom-shape draw:style-name="gr19" draw:text-style-name="P9" draw:layer="layout" svg:width="0.033cm" svg:height="0.006cm" draw:transform="rotate (-2.35619449019309) translate (23.32cm 19.059cm)">
            <text:p/>
            <draw:enhanced-geometry svg:viewBox="0 0 62 17" draw:type="non-primitive" draw:enhanced-path="M 62 17 L 62 17 54 15 47 12 39 10 31 8 23 6 16 4 8 2 0 0 N"/>
          </draw:custom-shape>
          <draw:custom-shape draw:style-name="gr19" draw:text-style-name="P9" draw:layer="layout" svg:width="0.033cm" svg:height="0.008cm" draw:transform="rotate (-2.35619449019309) translate (23.376cm 19.084cm)">
            <text:p/>
            <draw:enhanced-geometry svg:viewBox="0 0 69 17" draw:type="non-primitive" draw:enhanced-path="M 0 17 L 0 17 9 15 18 13 26 11 35 8 43 6 52 4 60 2 69 0 N"/>
          </draw:custom-shape>
          <draw:custom-shape draw:style-name="gr19" draw:text-style-name="P9" draw:layer="layout" svg:width="0.037cm" svg:height="0.045cm" draw:transform="rotate (-2.35619449019309) translate (22.772cm 18.655cm)">
            <text:p/>
            <draw:enhanced-geometry svg:viewBox="0 0 78 71" draw:type="non-primitive" draw:enhanced-path="M 78 0 L 78 0 68 9 59 18 48 28 38 35 28 45 19 54 9 62 0 71 N"/>
          </draw:custom-shape>
          <draw:custom-shape draw:style-name="gr19" draw:text-style-name="P9" draw:layer="layout" svg:width="0.042cm" svg:height="0.021cm" draw:transform="rotate (-2.35619449019309) translate (22.72cm 18.684cm)">
            <text:p/>
            <draw:enhanced-geometry svg:viewBox="0 0 88 37" draw:type="non-primitive" draw:enhanced-path="M 0 0 L 0 0 11 5 21 9 33 14 44 18 54 23 66 28 77 32 88 37 N"/>
          </draw:custom-shape>
          <draw:custom-shape draw:style-name="gr19" draw:text-style-name="P9" draw:layer="layout" svg:width="0.033cm" svg:height="0.032cm" draw:transform="rotate (-2.35619449019309) translate (22.652cm 18.622cm)">
            <text:p/>
            <draw:enhanced-geometry svg:viewBox="0 0 70 52" draw:type="non-primitive" draw:enhanced-path="M 70 0 L 70 0 60 7 47 12 35 18 24 22 12 29 4 35 0 43 1 52 N"/>
          </draw:custom-shape>
          <draw:custom-shape draw:style-name="gr19" draw:text-style-name="P9" draw:layer="layout" svg:width="0.047cm" svg:height="0.007cm" draw:transform="rotate (-2.35619449019309) translate (22.597cm 18.621cm)">
            <text:p/>
            <draw:enhanced-geometry svg:viewBox="0 0 97 0" draw:type="non-primitive" draw:enhanced-path="M 0 0 L 0 0 13 0 24 0 37 0 48 0 60 0 72 0 84 0 97 0 N"/>
          </draw:custom-shape>
          <draw:custom-shape draw:style-name="gr19" draw:text-style-name="P9" draw:layer="layout" svg:width="0.032cm" svg:height="0.032cm" draw:transform="rotate (-2.35619449019309) translate (22.583cm 18.578cm)">
            <text:p/>
            <draw:enhanced-geometry svg:viewBox="0 0 70 52" draw:type="non-primitive" draw:enhanced-path="M 70 0 L 70 0 61 7 52 13 44 20 35 26 26 33 18 40 9 46 0 52 N"/>
          </draw:custom-shape>
          <draw:custom-shape draw:style-name="gr19" draw:text-style-name="P9" draw:layer="layout" svg:width="0.044cm" svg:height="0.004cm" draw:transform="rotate (-2.35619449019309) translate (22.58cm 18.573cm)">
            <text:p/>
            <draw:enhanced-geometry svg:viewBox="0 0 97 0" draw:type="non-primitive" draw:enhanced-path="M 0 0 L 0 0 13 0 24 0 37 0 48 0 61 0 72 0 84 0 97 0 N"/>
          </draw:custom-shape>
          <draw:custom-shape draw:style-name="gr19" draw:text-style-name="P9" draw:layer="layout" svg:width="0.033cm" svg:height="0.021cm" draw:transform="rotate (-2.35619449019309) translate (22.479cm 18.556cm)">
            <text:p/>
            <draw:enhanced-geometry svg:viewBox="0 0 72 35" draw:type="non-primitive" draw:enhanced-path="M 72 0 L 72 0 61 4 50 7 38 10 25 12 15 16 6 20 1 27 0 35 N"/>
          </draw:custom-shape>
          <draw:custom-shape draw:style-name="gr19" draw:text-style-name="P9" draw:layer="layout" svg:width="0.055cm" svg:height="0.005cm" draw:transform="rotate (-2.35619449019309) translate (22.49cm 18.522cm)">
            <text:p/>
            <draw:enhanced-geometry svg:viewBox="0 0 122 0" draw:type="non-primitive" draw:enhanced-path="M 122 0 L 122 0 106 0 90 0 76 0 60 0 45 0 30 0 14 0 0 0 N"/>
          </draw:custom-shape>
          <draw:custom-shape draw:style-name="gr19" draw:text-style-name="P9" draw:layer="layout" svg:width="0.023cm" svg:height="0.008cm" draw:transform="rotate (-2.35619449019309) translate (22.496cm 18.468cm)">
            <text:p/>
            <draw:enhanced-geometry svg:viewBox="0 0 52 17" draw:type="non-primitive" draw:enhanced-path="M 52 0 L 52 0 46 2 40 5 33 7 26 9 20 11 13 14 7 15 0 17 N"/>
          </draw:custom-shape>
          <draw:custom-shape draw:style-name="gr19" draw:text-style-name="P9" draw:layer="layout" svg:width="0.028cm" svg:height="0.044cm" draw:transform="rotate (-2.35619449019309) translate (22.472cm 18.512cm)">
            <text:p/>
            <draw:enhanced-geometry svg:viewBox="0 0 61 71" draw:type="non-primitive" draw:enhanced-path="M 61 0 L 61 0 53 9 46 18 38 26 30 35 22 45 16 52 8 62 0 71 N"/>
          </draw:custom-shape>
          <draw:custom-shape draw:style-name="gr19" draw:text-style-name="P9" draw:layer="layout" svg:width="0.033cm" svg:height="0.008cm" draw:transform="rotate (-2.35619449019309) translate (22.394cm 18.513cm)">
            <text:p/>
            <draw:enhanced-geometry svg:viewBox="0 0 70 17" draw:type="non-primitive" draw:enhanced-path="M 0 17 L 0 17 9 15 18 13 26 12 35 9 44 7 52 5 61 3 70 0 N"/>
          </draw:custom-shape>
          <draw:custom-shape draw:style-name="gr19" draw:text-style-name="P9" draw:layer="layout" svg:width="0.054cm" svg:height="0.004cm" draw:transform="rotate (-2.35619449019309) translate (24.048cm 18.188cm)">
            <text:p/>
            <draw:enhanced-geometry svg:viewBox="0 0 107 0" draw:type="non-primitive" draw:enhanced-path="M 107 0 L 107 0 93 0 80 0 66 0 54 0 40 0 26 0 14 0 0 0 N"/>
          </draw:custom-shape>
          <draw:custom-shape draw:style-name="gr19" draw:text-style-name="P9" draw:layer="layout" svg:width="0.065cm" svg:height="0.011cm" draw:transform="rotate (-2.35619449019309) translate (24.048cm 18.25cm)">
            <text:p/>
            <draw:enhanced-geometry svg:viewBox="0 0 131 19" draw:type="non-primitive" draw:enhanced-path="M 131 0 L 131 0 114 2 98 5 81 7 65 9 49 13 32 15 17 17 0 19 N"/>
          </draw:custom-shape>
          <draw:custom-shape draw:style-name="gr19" draw:text-style-name="P9" draw:layer="layout" svg:width="0.036cm" svg:height="0.004cm" draw:transform="rotate (-2.35619449019309) translate (24.111cm 18.311cm)">
            <text:p/>
            <draw:enhanced-geometry svg:viewBox="0 0 78 0" draw:type="non-primitive" draw:enhanced-path="M 78 0 L 78 0 68 0 59 0 49 0 39 0 28 0 19 0 9 0 0 0 N"/>
          </draw:custom-shape>
          <draw:custom-shape draw:style-name="gr19" draw:text-style-name="P9" draw:layer="layout" svg:width="0.049cm" svg:height="0.005cm" draw:transform="rotate (-2.35619449019309) translate (24.088cm 18.415cm)">
            <text:p/>
            <draw:enhanced-geometry svg:viewBox="0 0 106 0" draw:type="non-primitive" draw:enhanced-path="M 106 0 L 106 0 97 0 87 0 78 0 70 0 61 0 52 0 43 0 34 0 34 0 30 0 26 0 22 0 17 0 13 0 8 0 5 0 0 0 N"/>
          </draw:custom-shape>
          <draw:custom-shape draw:style-name="gr19" draw:text-style-name="P9" draw:layer="layout" svg:width="0.023cm" svg:height="0.007cm" draw:transform="rotate (-2.35619449019309) translate (24.037cm 18.366cm)">
            <text:p/>
            <draw:enhanced-geometry svg:viewBox="0 0 53 17" draw:type="non-primitive" draw:enhanced-path="M 0 17 L 0 17 6 15 12 12 19 10 26 8 32 6 39 4 46 2 53 0 N"/>
          </draw:custom-shape>
          <draw:custom-shape draw:style-name="gr19" draw:text-style-name="P9" draw:layer="layout" svg:width="0.029cm" svg:height="0.011cm" draw:transform="rotate (-2.35619449019309) translate (24.045cm 18.288cm)">
            <text:p/>
            <draw:enhanced-geometry svg:viewBox="0 0 61 17" draw:type="non-primitive" draw:enhanced-path="M 0 0 L 0 0 7 3 15 5 23 7 31 9 38 12 46 13 54 15 61 17 N"/>
          </draw:custom-shape>
          <draw:custom-shape draw:style-name="gr19" draw:text-style-name="P9" draw:layer="layout" svg:width="0.047cm" svg:height="0.023cm" draw:transform="rotate (-2.35619449019309) translate (23.961cm 18.251cm)">
            <text:p/>
            <draw:enhanced-geometry svg:viewBox="0 0 105 39" draw:type="non-primitive" draw:enhanced-path="M 0 0 L 0 0 13 5 26 13 40 22 54 30 68 36 80 39 93 39 105 34 N"/>
          </draw:custom-shape>
          <draw:custom-shape draw:style-name="gr19" draw:text-style-name="P9" draw:layer="layout" svg:width="0.021cm" svg:height="0.004cm" draw:transform="rotate (-2.35619449019309) translate (23.405cm 19.125cm)">
            <text:p/>
            <draw:enhanced-geometry svg:viewBox="0 0 44 0" draw:type="non-primitive" draw:enhanced-path="M 0 0 L 0 0 5 0 11 0 16 0 21 0 27 0 33 0 38 0 44 0 N"/>
          </draw:custom-shape>
          <draw:custom-shape draw:style-name="gr19" draw:text-style-name="P9" draw:layer="layout" svg:width="0.04cm" svg:height="0.025cm" draw:transform="rotate (-2.35619449019309) translate (23.659cm 17.707cm)">
            <text:p/>
            <draw:enhanced-geometry svg:viewBox="0 0 88 36" draw:type="non-primitive" draw:enhanced-path="M 88 0 L 88 0 77 5 65 10 54 14 44 17 32 22 21 27 11 31 0 36 N"/>
          </draw:custom-shape>
          <draw:custom-shape draw:style-name="gr19" draw:text-style-name="P9" draw:layer="layout" svg:width="0.017cm" svg:height="0.052cm" draw:transform="rotate (-2.35619449019309) translate (23.616cm 17.771cm)">
            <text:p/>
            <draw:enhanced-geometry svg:viewBox="0 0 35 86" draw:type="non-primitive" draw:enhanced-path="M 0 0 L 0 0 4 11 7 22 9 35 11 47 15 59 19 69 26 78 35 86 N"/>
          </draw:custom-shape>
          <draw:custom-shape draw:style-name="gr19" draw:text-style-name="P9" draw:layer="layout" svg:width="0.065cm" svg:height="0.06cm" draw:transform="rotate (-2.35619449019309) translate (23.651cm 17.706cm)">
            <text:p/>
            <draw:enhanced-geometry svg:viewBox="0 0 133 104" draw:type="non-primitive" draw:enhanced-path="M 133 0 L 133 0 127 11 123 22 118 35 115 46 109 59 104 69 97 79 89 87 89 87 80 93 70 97 58 99 47 100 36 102 24 102 12 103 0 104 N"/>
          </draw:custom-shape>
          <draw:custom-shape draw:style-name="gr19" draw:text-style-name="P9" draw:layer="layout" svg:width="0.011cm" svg:height="0.051cm" draw:transform="rotate (-2.35619449019309) translate (23.591cm 17.665cm)">
            <text:p/>
            <draw:enhanced-geometry svg:viewBox="0 0 27 87" draw:type="non-primitive" draw:enhanced-path="M 0 0 L 0 0 3 10 7 22 10 33 13 43 17 55 20 66 24 77 27 87 N"/>
          </draw:custom-shape>
          <draw:custom-shape draw:style-name="gr19" draw:text-style-name="P9" draw:layer="layout" svg:width="0.047cm" svg:height="0.02cm" draw:transform="rotate (-2.35619449019309) translate (23.579cm 17.552cm)">
            <text:p/>
            <draw:enhanced-geometry svg:viewBox="0 0 97 35" draw:type="non-primitive" draw:enhanced-path="M 97 0 L 97 0 84 5 72 9 60 14 48 18 36 23 24 26 13 31 0 35 N"/>
          </draw:custom-shape>
          <draw:custom-shape draw:style-name="gr19" draw:text-style-name="P9" draw:layer="layout" svg:width="0.029cm" svg:height="0.06cm" draw:transform="rotate (-2.35619449019309) translate (23.519cm 17.598cm)">
            <text:p/>
            <draw:enhanced-geometry svg:viewBox="0 0 69 103" draw:type="non-primitive" draw:enhanced-path="M 0 0 L 0 0 9 12 17 26 26 38 35 51 43 64 52 77 60 90 69 103 N"/>
          </draw:custom-shape>
          <draw:custom-shape draw:style-name="gr19" draw:text-style-name="P9" draw:layer="layout" svg:width="0.062cm" svg:height="0.004cm" draw:transform="rotate (-2.35619449019309) translate (23.55cm 17.453cm)">
            <text:p/>
            <draw:enhanced-geometry svg:viewBox="0 0 138 0" draw:type="non-primitive" draw:enhanced-path="M 138 0 L 138 0 119 0 97 0 75 0 52 0 32 0 14 0 4 0 0 0 N"/>
          </draw:custom-shape>
          <draw:custom-shape draw:style-name="gr19" draw:text-style-name="P9" draw:layer="layout" svg:width="0.022cm" svg:height="0.064cm" draw:transform="rotate (-2.35619449019309) translate (23.489cm 17.522cm)">
            <text:p/>
            <draw:enhanced-geometry svg:viewBox="0 0 53 105" draw:type="non-primitive" draw:enhanced-path="M 0 0 L 0 0 7 14 14 26 21 40 27 53 33 67 40 79 46 93 53 105 N"/>
          </draw:custom-shape>
          <draw:custom-shape draw:style-name="gr22" draw:text-style-name="P9" draw:layer="layout" svg:width="0.064cm" svg:height="0.098cm" draw:transform="rotate (-2.35619449019309) translate (24.392cm 19.2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19" draw:text-style-name="P9" draw:layer="layout" svg:width="0.064cm" svg:height="0.098cm" draw:transform="rotate (-2.35619449019309) translate (24.392cm 19.2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3" draw:text-style-name="P9" draw:layer="layout" svg:width="0.076cm" svg:height="0.108cm" draw:transform="rotate (-2.35619449019309) translate (24.447cm 19.2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19" draw:text-style-name="P9" draw:layer="layout" svg:width="0.076cm" svg:height="0.108cm" draw:transform="rotate (-2.35619449019309) translate (24.447cm 19.2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3" draw:text-style-name="P9" draw:layer="layout" svg:width="0.045cm" svg:height="0.021cm" draw:transform="rotate (-2.35619449019309) translate (24.457cm 19.223cm)">
            <text:p/>
            <draw:enhanced-geometry svg:viewBox="0 0 95 35" draw:type="non-primitive" draw:enhanced-path="M 95 18 L 87 15 80 13 72 9 64 6 56 3 50 1 42 0 34 1 28 4 22 6 18 11 13 14 9 18 5 24 2 30 0 35 95 18 Z N"/>
          </draw:custom-shape>
          <draw:custom-shape draw:style-name="gr19" draw:text-style-name="P9" draw:layer="layout" svg:width="0.045cm" svg:height="0.021cm" draw:transform="rotate (-2.35619449019309) translate (24.457cm 19.223cm)">
            <text:p/>
            <draw:enhanced-geometry svg:viewBox="0 0 95 35" draw:type="non-primitive" draw:enhanced-path="M 95 18 L 95 18 87 15 80 13 72 9 64 6 56 3 50 1 42 0 34 1 34 1 28 4 22 6 18 11 13 14 9 18 5 24 2 30 0 35 N"/>
          </draw:custom-shape>
          <draw:custom-shape draw:style-name="gr23" draw:text-style-name="P9" draw:layer="layout" svg:width="0.025cm" svg:height="0.021cm" draw:transform="rotate (-2.35619449019309) translate (24.424cm 19.242cm)">
            <text:p/>
            <draw:enhanced-geometry svg:viewBox="0 0 53 36" draw:type="non-primitive" draw:enhanced-path="M 53 0 L 46 5 38 8 31 12 23 15 16 19 10 23 4 29 0 36 53 0 Z N"/>
          </draw:custom-shape>
          <draw:custom-shape draw:style-name="gr19" draw:text-style-name="P9" draw:layer="layout" svg:width="0.025cm" svg:height="0.021cm" draw:transform="rotate (-2.35619449019309) translate (24.424cm 19.242cm)">
            <text:p/>
            <draw:enhanced-geometry svg:viewBox="0 0 53 36" draw:type="non-primitive" draw:enhanced-path="M 53 0 L 53 0 46 5 38 8 31 12 23 15 16 19 10 23 4 29 0 36 N"/>
          </draw:custom-shape>
          <draw:custom-shape draw:style-name="gr23" draw:text-style-name="P9" draw:layer="layout" svg:width="0.064cm" svg:height="0.045cm" draw:transform="rotate (-2.35619449019309) translate (24.224cm 19.4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19" draw:text-style-name="P9" draw:layer="layout" svg:width="0.064cm" svg:height="0.045cm" draw:transform="rotate (-2.35619449019309) translate (24.224cm 19.4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3" draw:text-style-name="P9" draw:layer="layout" svg:width="0.065cm" svg:height="0.071cm" draw:transform="rotate (-2.35619449019309) translate (24.205cm 19.4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19" draw:text-style-name="P9" draw:layer="layout" svg:width="0.065cm" svg:height="0.071cm" draw:transform="rotate (-2.35619449019309) translate (24.205cm 19.4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3" draw:text-style-name="P9" draw:layer="layout" svg:width="0.036cm" svg:height="0.042cm" draw:transform="rotate (-2.35619449019309) translate (24.426cm 19.2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19" draw:text-style-name="P9" draw:layer="layout" svg:width="0.036cm" svg:height="0.042cm" draw:transform="rotate (-2.35619449019309) translate (24.426cm 19.21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No Defaults </text:p>
          </draw:text-box>
        </draw:frame>
        <draw:frame presentation:style-name="pr2" draw:layer="layout" svg:width="25.199cm" svg:height="17cm" svg:x="1.4cm" svg:y="3cm" presentation:class="outline" presentation:user-transformed="true">
          <draw:text-box>
            <text:list text:style-name="L2">
              <text:list-item>
                <text:p>Primitive data members do <text:span text:style-name="T9">not</text:span> acquire a default value - just like they don't in C</text:p>
              </text:list-item>
            </text:list>
          </draw:text-box>
        </draw:frame>
        <draw:custom-shape draw:style-name="gr24" draw:text-style-name="P2" draw:layer="layout" svg:width="17.266cm" svg:height="3.624cm" svg:x="1.767cm" svg:y="6.376cm">
          <text:p><text:span text:style-name="T1">date::date(int ccyy, int mm, int dd)</text:span></text:p>
          <text:p><text:span text:style-name="T1"><text:s text:c="2"/></text:span><text:span text:style-name="T10">// : ccyy(ccyy), mm(mm), dd(dd)</text:span></text:p>
          <text:p><text:span text:style-name="T1">{</text:span></text:p>
          <text:p><text:span text:style-name="T1">}</text:span></text:p>
          <draw:enhanced-geometry svg:viewBox="0 0 21600 21600" draw:type="rectangle" draw:enhanced-path="M 0 0 L 21600 0 21600 21600 0 21600 0 0 Z N"/>
        </draw:custom-shape>
        <draw:custom-shape draw:style-name="gr24" draw:text-style-name="P2" draw:layer="layout" svg:width="17.266cm" svg:height="7.842cm" svg:x="1.837cm" svg:y="10.714cm">
          <text:p><text:span text:style-name="T1">int main()</text:span></text:p>
          <text:p><text:span text:style-name="T1">{</text:span></text:p>
          <text:p><text:span text:style-name="T1"><text:s text:c="4"/></text:span><text:span text:style-name="T1">date when(2011, 3, 9);</text:span></text:p>
          <text:p><text:span text:style-name="T1"><text:s text:c="4"/></text:span><text:span text:style-name="T1">std::cout </text:span></text:p>
          <text:p><text:span text:style-name="T1"><text:s text:c="8"/></text:span><text:span text:style-name="T1">&lt;&lt; when.ccyy &lt;&lt; std::endl</text:span></text:p>
          <text:p><text:span text:style-name="T1"><text:s text:c="8"/></text:span><text:span text:style-name="T1">&lt;&lt; when.mm <text:s text:c="2"/>&lt;&lt; std::endl</text:span></text:p>
          <text:p><text:span text:style-name="T1"><text:s text:c="8"/></text:span><text:span text:style-name="T1">&lt;&lt; when.dd <text:s text:c="2"/>&lt;&lt; std::endl;</text:span></text:p>
          <text:p><text:span text:style-name="T1"/></text:p>
          <text:p><text:span text:style-name="T1">}</text:span></text:p>
          <draw:enhanced-geometry svg:viewBox="0 0 21600 21600" draw:type="rectangle" draw:enhanced-path="M 0 0 L 21600 0 21600 21600 0 21600 0 0 Z N"/>
        </draw:custom-shape>
        <draw:custom-shape draw:style-name="gr25" draw:text-style-name="P10" draw:layer="layout" svg:width="8.123cm" svg:height="4.489cm" svg:x="18.277cm" svg:y="13.511cm">
          <text:p><text:span text:style-name="T11">4199568</text:span></text:p>
          <text:p><text:span text:style-name="T11">0</text:span></text:p>
          <text:p><text:span text:style-name="T11">-740281080</text:span></text:p>
          <draw:enhanced-geometry svg:viewBox="0 0 21600 21600" draw:type="rectangle" draw:enhanced-path="M 0 0 L 21600 0 21600 21600 0 21600 0 0 Z N"/>
        </draw:custom-shape>
        <draw:frame draw:style-name="gr26" draw:layer="layout" svg:width="16.757cm" svg:height="1.148cm" svg:x="2.8cm" svg:y="19.252cm">
          <draw:text-box>
            <text:p>assumes data members are publicly accessible</text:p>
          </draw:text-box>
        </draw:frame>
        <draw:line draw:style-name="gr11" draw:text-style-name="P7" draw:layer="layout" svg:x1="19cm" svg:y1="7.7cm" svg:x2="17.5cm" svg:y2="7.7cm">
          <text:p/>
        </draw:line>
        <draw:line draw:style-name="gr9" draw:text-style-name="P7" draw:layer="layout" svg:x1="19cm" svg:y1="7.7cm" svg:x2="21cm" svg:y2="7.7cm">
          <text:p/>
        </draw:line>
        <draw:line draw:style-name="gr9" draw:text-style-name="P7" draw:layer="layout" svg:x1="3.5cm" svg:y1="19.5cm" svg:x2="3.5cm" svg:y2="18.5cm">
          <text:p/>
        </draw:line>
        <draw:line draw:style-name="gr11" draw:text-style-name="P7" draw:layer="layout" svg:x1="3.5cm" svg:y1="18.5cm" svg:x2="3.5cm" svg:y2="17cm">
          <text:p/>
        </draw:line>
        <presentation:notes draw:style-name="dp2">
          <draw:page-thumbnail draw:style-name="gr1" draw:layer="layout" svg:width="14.848cm" svg:height="11.136cm" svg:x="3.075cm" svg:y="2.257cm" draw:page-number="6" presentation:class="page"/>
          <draw:frame presentation:style-name="pr3" draw:text-style-name="P6"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efault Construction</text:p>
          </draw:text-box>
        </draw:frame>
        <draw:frame presentation:style-name="pr2" draw:layer="layout" svg:width="25.199cm" svg:height="17cm" svg:x="1.4cm" svg:y="3cm" presentation:class="outline" presentation:user-transformed="true">
          <draw:text-box>
            <text:list text:style-name="L2">
              <text:list-item>
                <text:p>Value type objects can often be created without any arguments</text:p>
                <text:list>
                  <text:list-item>
                    <text:p>If all arguments have defaults the effect is the same </text:p>
                  </text:list-item>
                </text:list>
              </text:list-item>
            </text:list>
          </draw:text-box>
        </draw:frame>
        <draw:custom-shape draw:style-name="gr27" draw:text-style-name="P2" draw:layer="layout" svg:width="13.54cm" svg:height="5.286cm" svg:x="1.8cm" svg:y="14.4cm">
          <text:p><text:span text:style-name="T1">class rope</text:span></text:p>
          <text:p><text:span text:style-name="T1">{</text:span></text:p>
          <text:p><text:span text:style-name="T1">public:</text:span></text:p>
          <text:p><text:span text:style-name="T1"><text:s text:c="4"/></text:span><text:span text:style-name="T1">rope(const char * = “”);</text:span></text:p>
          <text:p><text:span text:style-name="T1"><text:s text:c="4"/></text:span><text:span text:style-name="T1">...</text:span></text:p>
          <text:p><text:span text:style-name="T1">};</text:span></text:p>
          <draw:enhanced-geometry svg:viewBox="0 0 21600 21600" draw:type="rectangle" draw:enhanced-path="M 0 0 L 21600 0 21600 21600 0 21600 0 0 Z N"/>
        </draw:custom-shape>
        <draw:custom-shape draw:style-name="gr27" draw:text-style-name="P2" draw:layer="layout" svg:width="9.299cm" svg:height="5.286cm" svg:x="4.801cm" svg:y="8.014cm">
          <text:p><text:span text:style-name="T1">class rope</text:span></text:p>
          <text:p><text:span text:style-name="T1">{</text:span></text:p>
          <text:p><text:span text:style-name="T1">public:</text:span></text:p>
          <text:p><text:span text:style-name="T1"><text:s text:c="4"/></text:span><text:span text:style-name="T1">rope();</text:span></text:p>
          <text:p><text:span text:style-name="T1"><text:s text:c="4"/></text:span><text:span text:style-name="T1">...</text:span></text:p>
          <text:p><text:span text:style-name="T1">};</text:span></text:p>
          <draw:enhanced-geometry svg:viewBox="0 0 21600 21600" draw:type="rectangle" draw:enhanced-path="M 0 0 L 21600 0 21600 21600 0 21600 0 0 Z N"/>
        </draw:custom-shape>
        <draw:custom-shape draw:style-name="gr28" draw:text-style-name="P2" draw:layer="layout" svg:width="12cm" svg:height="6.5cm" svg:x="12.3cm" svg:y="9.9cm">
          <text:p><text:span text:style-name="T1">#include “rope.hpp”</text:span></text:p>
          <text:p><text:span text:style-name="T1"/></text:p>
          <text:p><text:span text:style-name="T1">void example()</text:span></text:p>
          <text:p><text:span text:style-name="T1">{</text:span></text:p>
          <text:p><text:span text:style-name="T1"><text:s text:c="2"/></text:span><text:span text:style-name="T1">rope old;</text:span></text:p>
          <text:p><text:span text:style-name="T1"><text:s text:c="2"/></text:span><text:span text:style-name="T1">...</text:span></text:p>
          <text:p><text:span text:style-name="T2">}</text:span></text:p>
          <draw:enhanced-geometry svg:viewBox="0 0 21600 21600" draw:type="rectangle" draw:enhanced-path="M 0 0 L 21600 0 21600 21600 0 21600 0 0 Z N"/>
        </draw:custom-shape>
        <draw:line draw:style-name="gr10" draw:text-style-name="P7" draw:layer="layout" svg:x1="17.8cm" svg:y1="14cm" svg:x2="22.3cm" svg:y2="14cm">
          <text:p/>
        </draw:line>
        <draw:line draw:style-name="gr10" draw:text-style-name="P7" draw:layer="layout" svg:x1="22.3cm" svg:y1="11cm" svg:x2="22.3cm" svg:y2="16.5cm">
          <text:p/>
        </draw:line>
        <draw:line draw:style-name="gr10" draw:text-style-name="P7" draw:layer="layout" svg:x1="12.3cm" svg:y1="11cm" svg:x2="22.3cm" svg:y2="11cm">
          <text:p/>
        </draw:line>
        <draw:line draw:style-name="gr11" draw:text-style-name="P7" draw:layer="layout" svg:x1="12.3cm" svg:y1="11cm" svg:x2="10.3cm" svg:y2="11cm">
          <text:p/>
        </draw:line>
        <draw:line draw:style-name="gr9" draw:text-style-name="P7" draw:layer="layout" svg:x1="22.3cm" svg:y1="16.5cm" svg:x2="22.3cm" svg:y2="17.5cm">
          <text:p/>
        </draw:line>
        <draw:line draw:style-name="gr29" draw:text-style-name="P7" draw:layer="layout" svg:x1="22.3cm" svg:y1="17.5cm" svg:x2="15.8cm" svg:y2="17.5cm">
          <text:p/>
        </draw:line>
        <draw:line draw:style-name="gr10" draw:text-style-name="P7" draw:layer="layout" svg:x1="17.8cm" svg:y1="13.7cm" svg:x2="22.3cm" svg:y2="13.7cm">
          <text:p/>
        </draw:line>
        <presentation:notes draw:style-name="dp2">
          <draw:page-thumbnail draw:style-name="gr1" draw:layer="layout" svg:width="14.848cm" svg:height="11.136cm" svg:x="3.075cm" svg:y="2.257cm" draw:page-number="7" presentation:class="page"/>
          <draw:frame presentation:style-name="pr3" draw:text-style-name="P6"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Very Common Mistake</text:p>
          </draw:text-box>
        </draw:frame>
        <draw:frame presentation:style-name="pr2" draw:layer="layout" svg:width="25.199cm" svg:height="17cm" svg:x="1.4cm" svg:y="3cm" presentation:class="outline" presentation:placeholder="true" presentation:user-transformed="true">
          <draw:text-box/>
        </draw:frame>
        <draw:frame draw:style-name="SmallSlideNote" draw:text-style-name="P11" draw:layer="layout" svg:width="12cm" svg:height="2.521cm" svg:x="13.8cm" svg:y="7.444cm">
          <draw:text-box>
            <text:p><text:span text:style-name="T12">this defines an object called old, of type rope</text:span></text:p>
          </draw:text-box>
        </draw:frame>
        <draw:custom-shape draw:style-name="gr30" draw:text-style-name="P2" draw:layer="layout" svg:width="8.89cm" svg:height="5cm" svg:x="3.61cm" svg:y="6cm">
          <text:p><text:span text:style-name="T1">void correct()</text:span></text:p>
          <text:p><text:span text:style-name="T1">{</text:span></text:p>
          <text:p><text:span text:style-name="T1"><text:s text:c="2"/></text:span><text:span text:style-name="T1">rope old;</text:span></text:p>
          <text:p><text:span text:style-name="T1"><text:s text:c="2"/></text:span><text:span text:style-name="T1">...</text:span></text:p>
          <text:p><text:span text:style-name="T2">}</text:span></text:p>
          <draw:enhanced-geometry svg:viewBox="0 0 21600 21600" draw:type="rectangle" draw:enhanced-path="M 0 0 L 21600 0 21600 21600 0 21600 0 0 Z N"/>
        </draw:custom-shape>
        <draw:custom-shape draw:style-name="gr30" draw:text-style-name="P2" draw:layer="layout" svg:width="8.89cm" svg:height="5.365cm" svg:x="3.5cm" svg:y="12cm">
          <text:p><text:span text:style-name="T1">void incorrect()</text:span></text:p>
          <text:p><text:span text:style-name="T1">{</text:span></text:p>
          <text:p><text:span text:style-name="T1"><text:s text:c="2"/></text:span><text:span text:style-name="T1">rope old();</text:span></text:p>
          <text:p><text:span text:style-name="T1"><text:s text:c="2"/></text:span><text:span text:style-name="T1">...</text:span></text:p>
          <text:p><text:span text:style-name="T1"><text:s text:c="2"/></text:span><text:span text:style-name="T1">old.</text:span><text:span text:style-name="T13">member</text:span><text:span text:style-name="T1"> </text:span></text:p>
          <text:p><text:span text:style-name="T2">}</text:span></text:p>
          <draw:enhanced-geometry svg:viewBox="0 0 21600 21600" draw:type="rectangle" draw:enhanced-path="M 0 0 L 21600 0 21600 21600 0 21600 0 0 Z N"/>
        </draw:custom-shape>
        <draw:custom-shape draw:style-name="gr31" draw:text-style-name="P5" draw:layer="layout" svg:width="3cm" svg:height="4cm" svg:x="1.2cm" svg:y="6.6cm">
          <text:p text:style-name="P4"><text:span text:style-name="T3"></text:span></text:p>
          <draw:enhanced-geometry svg:viewBox="0 0 21600 21600" draw:type="rectangle" draw:enhanced-path="M 0 0 L 21600 0 21600 21600 0 21600 0 0 Z N"/>
        </draw:custom-shape>
        <draw:custom-shape draw:style-name="gr4" draw:text-style-name="P5" draw:layer="layout" svg:width="3cm" svg:height="3cm" svg:x="1.5cm" svg:y="12.8cm">
          <text:p text:style-name="P4"><text:span text:style-name="T4"></text:span></text:p>
          <draw:enhanced-geometry svg:viewBox="0 0 21600 21600" draw:type="rectangle" draw:enhanced-path="M 0 0 L 21600 0 21600 21600 0 21600 0 0 Z N"/>
        </draw:custom-shape>
        <draw:frame draw:style-name="SmallSlideNote" draw:text-style-name="P12" draw:layer="layout" svg:width="13.137cm" svg:height="4.791cm" svg:x="13.663cm" svg:y="13.4cm">
          <draw:text-box>
            <text:p><text:span text:style-name="T12">this declares a </text:span><text:span text:style-name="T14">function</text:span><text:span text:style-name="T12"> called old, that accepts no arguments and returns a rope object</text:span></text:p>
          </draw:text-box>
        </draw:frame>
        <draw:line draw:style-name="gr9" draw:text-style-name="P7" draw:layer="layout" svg:x1="2.5cm" svg:y1="15cm" svg:x2="2.5cm" svg:y2="16cm">
          <text:p/>
        </draw:line>
        <draw:line draw:style-name="gr9" draw:text-style-name="P7" draw:layer="layout" svg:x1="2.5cm" svg:y1="16cm" svg:x2="3.5cm" svg:y2="16cm">
          <text:p/>
        </draw:line>
        <draw:line draw:style-name="gr11" draw:text-style-name="P7" draw:layer="layout" svg:x1="3.5cm" svg:y1="16cm" svg:x2="4.5cm" svg:y2="16cm">
          <text:p/>
        </draw:line>
        <draw:line draw:style-name="gr11" draw:text-style-name="P7" draw:layer="layout" svg:x1="9cm" svg:y1="13cm" svg:x2="9cm" svg:y2="14cm">
          <text:p/>
        </draw:line>
        <draw:line draw:style-name="gr9" draw:text-style-name="P7" draw:layer="layout" svg:x1="13.5cm" svg:y1="14.2cm" svg:x2="12.5cm" svg:y2="14.2cm">
          <text:p/>
        </draw:line>
        <draw:line draw:style-name="gr10" draw:text-style-name="P7" draw:layer="layout" svg:x1="12.5cm" svg:y1="14.2cm" svg:x2="10cm" svg:y2="14.2cm">
          <text:p/>
        </draw:line>
        <draw:line draw:style-name="gr9" draw:text-style-name="P7" draw:layer="layout" svg:x1="13.5cm" svg:y1="8.2cm" svg:x2="12.5cm" svg:y2="8.2cm">
          <text:p/>
        </draw:line>
        <draw:line draw:style-name="gr10" draw:text-style-name="P7" draw:layer="layout" svg:x1="12.5cm" svg:y1="8.2cm" svg:x2="9.5cm" svg:y2="8.2cm">
          <text:p/>
        </draw:line>
        <draw:g>
          <draw:custom-shape draw:style-name="gr18" draw:text-style-name="P9" draw:layer="layout" svg:width="0.473cm" svg:height="2.252cm" draw:transform="rotate (-2.35619449019309) translate (24.424cm 4.8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19" draw:text-style-name="P9" draw:layer="layout" svg:width="0.473cm" svg:height="2.252cm" draw:transform="rotate (-2.35619449019309) translate (24.424cm 4.8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8" draw:text-style-name="P9" draw:layer="layout" svg:width="0.442cm" svg:height="2.255cm" draw:transform="rotate (-2.35619449019309) translate (24.715cm 4.5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19" draw:text-style-name="P9" draw:layer="layout" svg:width="0.442cm" svg:height="2.255cm" draw:transform="rotate (-2.35619449019309) translate (24.715cm 4.5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0" draw:text-style-name="P9" draw:layer="layout" svg:width="0.173cm" svg:height="0.419cm" draw:transform="rotate (-2.35619449019309) translate (24.383cm 4.8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0" draw:text-style-name="P9" draw:layer="layout" svg:width="0.148cm" svg:height="0.363cm" draw:transform="rotate (-2.35619449019309) translate (24.475cm 4.6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0" draw:text-style-name="P9" draw:layer="layout" svg:width="0.305cm" svg:height="0.438cm" draw:transform="rotate (-2.35619449019309) translate (23.968cm 4.4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0" draw:text-style-name="P9" draw:layer="layout" svg:width="0.228cm" svg:height="0.17cm" draw:transform="rotate (-2.35619449019309) translate (23.551cm 4.0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0" draw:text-style-name="P9" draw:layer="layout" svg:width="0.443cm" svg:height="2.209cm" draw:transform="rotate (-2.35619449019309) translate (24.703cm 4.5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0" draw:text-style-name="P9" draw:layer="layout" svg:width="0.523cm" svg:height="2.256cm" draw:transform="rotate (-2.35619449019309) translate (24.437cm 4.8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0" draw:text-style-name="P9" draw:layer="layout" svg:width="0.342cm" svg:height="0.322cm" draw:transform="rotate (-2.35619449019309) translate (24.565cm 4.7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0" draw:text-style-name="P9" draw:layer="layout" svg:width="0.033cm" svg:height="0.022cm" draw:transform="rotate (-2.35619449019309) translate (24.372cm 4.901cm)">
            <text:p/>
            <draw:enhanced-geometry svg:viewBox="0 0 70 35" draw:type="non-primitive" draw:enhanced-path="M 0 0 L 9 5 17 9 26 15 34 20 43 24 52 29 61 32 70 35 0 0 Z N"/>
          </draw:custom-shape>
          <draw:custom-shape draw:style-name="gr20" draw:text-style-name="P9" draw:layer="layout" svg:width="0.145cm" svg:height="0.186cm" draw:transform="rotate (-2.35619449019309) translate (24.392cm 4.8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0" draw:text-style-name="P9" draw:layer="layout" svg:width="0.282cm" svg:height="0.135cm" draw:transform="rotate (-2.35619449019309) translate (24.014cm 4.7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0" draw:text-style-name="P9" draw:layer="layout" svg:width="0.117cm" svg:height="0.226cm" draw:transform="rotate (-2.35619449019309) translate (23.981cm 5.0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0" draw:text-style-name="P9" draw:layer="layout" svg:width="0.092cm" svg:height="0.218cm" draw:transform="rotate (-2.35619449019309) translate (23.99cm 5.0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0" draw:text-style-name="P9" draw:layer="layout" svg:width="0.079cm" svg:height="0.148cm" draw:transform="rotate (-2.35619449019309) translate (23.914cm 5.073cm)">
            <text:p/>
            <draw:enhanced-geometry svg:viewBox="0 0 175 243" draw:type="non-primitive" draw:enhanced-path="M 0 243 L 11 229 22 213 32 198 42 182 54 167 64 152 74 136 84 120 96 105 106 89 117 73 129 59 140 44 151 29 163 14 175 0 0 243 Z N"/>
          </draw:custom-shape>
          <draw:custom-shape draw:style-name="gr20" draw:text-style-name="P9" draw:layer="layout" svg:width="0.124cm" svg:height="0.216cm" draw:transform="rotate (-2.35619449019309) translate (23.953cm 5.0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0" draw:text-style-name="P9" draw:layer="layout" svg:width="0.073cm" svg:height="0.13cm" draw:transform="rotate (-2.35619449019309) translate (23.925cm 5.123cm)">
            <text:p/>
            <draw:enhanced-geometry svg:viewBox="0 0 157 211" draw:type="non-primitive" draw:enhanced-path="M 157 0 L 147 14 137 26 127 39 115 51 104 64 94 76 82 89 72 102 61 115 51 127 40 141 31 154 22 168 14 182 6 196 0 211 157 0 Z N"/>
          </draw:custom-shape>
          <draw:custom-shape draw:style-name="gr20" draw:text-style-name="P9" draw:layer="layout" svg:width="0.033cm" svg:height="0.128cm" draw:transform="rotate (-2.35619449019309) translate (23.87cm 5.043cm)">
            <text:p/>
            <draw:enhanced-geometry svg:viewBox="0 0 70 209" draw:type="non-primitive" draw:enhanced-path="M 0 209 L 5 197 10 183 14 171 19 157 22 144 27 131 31 118 36 104 40 91 44 78 48 65 53 52 57 38 61 26 65 12 70 0 0 209 Z N"/>
          </draw:custom-shape>
          <draw:custom-shape draw:style-name="gr20" draw:text-style-name="P9" draw:layer="layout" svg:width="0.288cm" svg:height="0.431cm" draw:transform="rotate (-2.35619449019309) translate (23.698cm 4.6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0" draw:text-style-name="P9" draw:layer="layout" svg:width="0.093cm" svg:height="0.028cm" draw:transform="rotate (-2.35619449019309) translate (23.641cm 4.571cm)">
            <text:p/>
            <draw:enhanced-geometry svg:viewBox="0 0 193 50" draw:type="non-primitive" draw:enhanced-path="M 193 0 L 181 3 168 7 156 11 143 17 131 23 117 27 105 33 92 38 79 42 66 46 55 49 42 50 31 49 21 46 11 43 0 36 193 0 Z N"/>
          </draw:custom-shape>
          <draw:custom-shape draw:style-name="gr20" draw:text-style-name="P9" draw:layer="layout" svg:width="0.129cm" svg:height="0.107cm" draw:transform="rotate (-2.35619449019309) translate (23.675cm 4.6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0" draw:text-style-name="P9" draw:layer="layout" svg:width="0.376cm" svg:height="0.615cm" draw:transform="rotate (-2.35619449019309) translate (23.123cm 4.1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0" draw:text-style-name="P9" draw:layer="layout" svg:width="0.291cm" svg:height="0.429cm" draw:transform="rotate (-2.35619449019309) translate (24.346cm 3.9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0" draw:text-style-name="P9" draw:layer="layout" svg:width="0.382cm" svg:height="0.61cm" draw:transform="rotate (-2.35619449019309) translate (23.993cm 3.3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0" draw:text-style-name="P9" draw:layer="layout" svg:width="0.104cm" svg:height="0.105cm" draw:transform="rotate (-2.35619449019309) translate (24.182cm 4.1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0" draw:text-style-name="P9" draw:layer="layout" svg:width="0.337cm" svg:height="0.305cm" draw:transform="rotate (-2.35619449019309) translate (24.649cm 4.3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0" draw:text-style-name="P9" draw:layer="layout" svg:width="0.008cm" svg:height="0.004cm" draw:transform="rotate (-2.35619449019309) translate (24.236cm 4.344cm)">
            <text:p/>
            <draw:enhanced-geometry svg:viewBox="0 0 17 0" draw:type="non-primitive" draw:enhanced-path="M 0 0 L 4 0 9 0 12 0 17 0 0 0 Z N"/>
          </draw:custom-shape>
          <draw:custom-shape draw:style-name="gr20" draw:text-style-name="P9" draw:layer="layout" svg:width="0.198cm" svg:height="0.148cm" draw:transform="rotate (-2.35619449019309) translate (24.59cm 4.3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8" draw:text-style-name="P9" draw:layer="layout" svg:width="0.366cm" svg:height="0.148cm" draw:transform="rotate (-2.35619449019309) translate (23.821cm 3.8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8" draw:text-style-name="P9" draw:layer="layout" svg:width="0.382cm" svg:height="0.174cm" draw:transform="rotate (-2.35619449019309) translate (23.698cm 3.7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8" draw:text-style-name="P9" draw:layer="layout" svg:width="0.338cm" svg:height="0.022cm" draw:transform="rotate (-2.35619449019309) translate (23.471cm 3.5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8" draw:text-style-name="P9" draw:layer="layout" svg:width="0.402cm" svg:height="0.148cm" draw:transform="rotate (-2.35619449019309) translate (23.514cm 3.5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8" draw:text-style-name="P9" draw:layer="layout" svg:width="0.422cm" svg:height="0.135cm" draw:transform="rotate (-2.35619449019309) translate (23.414cm 3.3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8" draw:text-style-name="P9" draw:layer="layout" svg:width="0.198cm" svg:height="0.253cm" draw:transform="rotate (-2.35619449019309) translate (24.145cm 4.2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8" draw:text-style-name="P9" draw:layer="layout" svg:width="0.039cm" svg:height="0.04cm" draw:transform="rotate (-2.35619449019309) translate (23.996cm 4.336cm)">
            <text:p/>
            <draw:enhanced-geometry svg:viewBox="0 0 86 72" draw:type="non-primitive" draw:enhanced-path="M 0 0 L 10 9 21 18 32 27 43 35 54 44 65 53 76 62 86 72 0 0 Z N"/>
          </draw:custom-shape>
          <draw:custom-shape draw:style-name="gr18" draw:text-style-name="P9" draw:layer="layout" svg:width="0.124cm" svg:height="0.308cm" draw:transform="rotate (-2.35619449019309) translate (24.496cm 4.6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8" draw:text-style-name="P9" draw:layer="layout" svg:width="0.095cm" svg:height="0.137cm" draw:transform="rotate (-2.35619449019309) translate (23.8cm 4.6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8" draw:text-style-name="P9" draw:layer="layout" svg:width="0.129cm" svg:height="0.588cm" draw:transform="rotate (-2.35619449019309) translate (23.323cm 4.2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8" draw:text-style-name="P9" draw:layer="layout" svg:width="0.491cm" svg:height="0.133cm" draw:transform="rotate (-2.35619449019309) translate (23.258cm 3.2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1" draw:text-style-name="P9" draw:layer="layout" svg:width="0.448cm" svg:height="0.069cm" draw:transform="rotate (-2.35619449019309) translate (24.268cm 4.3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1" draw:text-style-name="P9" draw:layer="layout" svg:width="0.228cm" svg:height="0.474cm" draw:transform="rotate (-2.35619449019309) translate (24.281cm 4.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1" draw:text-style-name="P9" draw:layer="layout" svg:width="0.228cm" svg:height="0.515cm" draw:transform="rotate (-2.35619449019309) translate (23.962cm 4.5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1" draw:text-style-name="P9" draw:layer="layout" svg:width="0.627cm" svg:height="0.044cm" draw:transform="rotate (-2.35619449019309) translate (23.943cm 3.9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1" draw:text-style-name="P9" draw:layer="layout" svg:width="0.023cm" svg:height="0.007cm" draw:transform="rotate (-2.35619449019309) translate (23.451cm 4.391cm)">
            <text:p/>
            <draw:enhanced-geometry svg:viewBox="0 0 54 0" draw:type="non-primitive" draw:enhanced-path="M 0 0 L 0 0 6 0 13 0 20 0 27 0 34 0 41 0 47 0 54 0 N"/>
          </draw:custom-shape>
          <draw:custom-shape draw:style-name="gr21" draw:text-style-name="P9" draw:layer="layout" svg:width="0.612cm" svg:height="0.045cm" draw:transform="rotate (-2.35619449019309) translate (23.852cm 3.9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1" draw:text-style-name="P9" draw:layer="layout" svg:width="0.769cm" svg:height="0.07cm" draw:transform="rotate (-2.35619449019309) translate (23.831cm 3.7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1" draw:text-style-name="P9" draw:layer="layout" svg:width="0.004cm" svg:height="0.021cm" draw:transform="rotate (-2.35619449019309) translate (23.262cm 4.299cm)">
            <text:p/>
            <draw:enhanced-geometry svg:viewBox="0 0 0 36" draw:type="non-primitive" draw:enhanced-path="M 0 0 L 0 0 0 4 0 9 0 13 0 18 0 22 0 27 0 32 0 36 N"/>
          </draw:custom-shape>
          <draw:custom-shape draw:style-name="gr21" draw:text-style-name="P9" draw:layer="layout" svg:width="0.834cm" svg:height="0.093cm" draw:transform="rotate (-2.35619449019309) translate (23.684cm 3.5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1" draw:text-style-name="P9" draw:layer="layout" svg:width="0.868cm" svg:height="0.068cm" draw:transform="rotate (-2.35619449019309) translate (23.465cm 3.3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1" draw:text-style-name="P9" draw:layer="layout" svg:width="0.859cm" svg:height="0.068cm" draw:transform="rotate (-2.35619449019309) translate (23.348cm 3.2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1" draw:text-style-name="P9" draw:layer="layout" svg:width="0.791cm" svg:height="0.136cm" draw:transform="rotate (-2.35619449019309) translate (23.251cm 3.1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1" draw:text-style-name="P9" draw:layer="layout" svg:width="0.096cm" svg:height="0.005cm" draw:transform="rotate (-2.35619449019309) translate (22.896cm 3.238cm)">
            <text:p/>
            <draw:enhanced-geometry svg:viewBox="0 0 210 0" draw:type="non-primitive" draw:enhanced-path="M 0 0 L 0 0 14 0 27 0 40 0 53 0 67 0 80 0 93 0 106 0 119 0 132 0 145 0 158 0 171 0 184 0 198 0 210 0 N"/>
          </draw:custom-shape>
          <draw:custom-shape draw:style-name="gr21" draw:text-style-name="P9" draw:layer="layout" svg:width="0.011cm" svg:height="0.021cm" draw:transform="rotate (-2.35619449019309) translate (22.805cm 3.396cm)">
            <text:p/>
            <draw:enhanced-geometry svg:viewBox="0 0 34 35" draw:type="non-primitive" draw:enhanced-path="M 0 35 L 0 35 4 30 9 27 13 22 17 18 21 13 26 9 30 4 34 0 N"/>
          </draw:custom-shape>
          <draw:custom-shape draw:style-name="gr22" draw:text-style-name="P9" draw:layer="layout" svg:width="0.089cm" svg:height="0.214cm" draw:transform="rotate (-2.35619449019309) translate (24.372cm 4.7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2" draw:text-style-name="P9" draw:layer="layout" svg:width="0.099cm" svg:height="0.152cm" draw:transform="rotate (-2.35619449019309) translate (24.061cm 4.2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2" draw:text-style-name="P9" draw:layer="layout" svg:width="0.212cm" svg:height="0.061cm" draw:transform="rotate (-2.35619449019309) translate (23.743cm 3.8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2" draw:text-style-name="P9" draw:layer="layout" svg:width="0.024cm" svg:height="0.021cm" draw:transform="rotate (-2.35619449019309) translate (23.596cm 3.975cm)">
            <text:p/>
            <draw:enhanced-geometry svg:viewBox="0 0 54 35" draw:type="non-primitive" draw:enhanced-path="M 0 35 L 7 30 13 26 20 20 25 16 32 11 39 6 46 3 54 0 0 35 Z N"/>
          </draw:custom-shape>
          <draw:custom-shape draw:style-name="gr22" draw:text-style-name="P9" draw:layer="layout" svg:width="0.148cm" svg:height="0.095cm" draw:transform="rotate (-2.35619449019309) translate (23.527cm 3.7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2" draw:text-style-name="P9" draw:layer="layout" svg:width="0.118cm" svg:height="0.084cm" draw:transform="rotate (-2.35619449019309) translate (23.377cm 3.6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2" draw:text-style-name="P9" draw:layer="layout" svg:width="0.119cm" svg:height="0.086cm" draw:transform="rotate (-2.35619449019309) translate (23.281cm 3.5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2" draw:text-style-name="P9" draw:layer="layout" svg:width="0.025cm" svg:height="0.005cm" draw:transform="rotate (-2.35619449019309) translate (23.181cm 3.505cm)">
            <text:p/>
            <draw:enhanced-geometry svg:viewBox="0 0 53 0" draw:type="non-primitive" draw:enhanced-path="M 53 0 L 46 0 40 0 34 0 27 0 20 0 13 0 6 0 0 0 53 0 Z N"/>
          </draw:custom-shape>
          <draw:custom-shape draw:style-name="gr22" draw:text-style-name="P9" draw:layer="layout" svg:width="0.122cm" svg:height="0.067cm" draw:transform="rotate (-2.35619449019309) translate (23.063cm 3.3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19" draw:text-style-name="P9" draw:layer="layout" svg:width="0.016cm" svg:height="0.02cm" draw:transform="rotate (-2.35619449019309) translate (23.871cm 5.167cm)">
            <text:p/>
            <draw:enhanced-geometry svg:viewBox="0 0 35 36" draw:type="non-primitive" draw:enhanced-path="M 35 0 L 35 0 31 5 26 10 22 14 17 17 13 22 9 27 5 31 0 36 N"/>
          </draw:custom-shape>
          <draw:custom-shape draw:style-name="gr19" draw:text-style-name="P9" draw:layer="layout" svg:width="0.057cm" svg:height="0.047cm" draw:transform="rotate (-2.35619449019309) translate (24.341cm 4.883cm)">
            <text:p/>
            <draw:enhanced-geometry svg:viewBox="0 0 123 78" draw:type="non-primitive" draw:enhanced-path="M 0 9 L 0 9 14 8 28 6 41 4 55 1 69 0 81 0 93 4 104 9 104 9 109 15 114 23 117 31 118 40 120 50 121 59 122 69 123 78 N"/>
          </draw:custom-shape>
          <draw:custom-shape draw:style-name="gr19" draw:text-style-name="P9" draw:layer="layout" svg:width="0.065cm" svg:height="0.019cm" draw:transform="rotate (-2.35619449019309) translate (24.455cm 4.755cm)">
            <text:p/>
            <draw:enhanced-geometry svg:viewBox="0 0 140 34" draw:type="non-primitive" draw:enhanced-path="M 140 0 L 140 0 122 4 103 5 84 6 63 7 45 10 28 15 12 23 0 34 N"/>
          </draw:custom-shape>
          <draw:custom-shape draw:style-name="gr19" draw:text-style-name="P9" draw:layer="layout" svg:width="0.023cm" svg:height="0.064cm" draw:transform="rotate (-2.35619449019309) translate (24.469cm 4.72cm)">
            <text:p/>
            <draw:enhanced-geometry svg:viewBox="0 0 53 106" draw:type="non-primitive" draw:enhanced-path="M 0 106 L 0 106 6 92 13 79 20 66 27 53 33 40 39 27 46 14 53 0 N"/>
          </draw:custom-shape>
          <draw:custom-shape draw:style-name="gr19" draw:text-style-name="P9" draw:layer="layout" svg:width="0.005cm" svg:height="0.063cm" draw:transform="rotate (-2.35619449019309) translate (24.467cm 4.722cm)">
            <text:p/>
            <draw:enhanced-geometry svg:viewBox="0 0 11 106" draw:type="non-primitive" draw:enhanced-path="M 0 0 L 0 0 1 14 3 29 6 42 9 57 11 71 10 84 6 96 0 106 N"/>
          </draw:custom-shape>
          <draw:custom-shape draw:style-name="gr19" draw:text-style-name="P9" draw:layer="layout" svg:width="0.076cm" svg:height="0.056cm" draw:transform="rotate (-2.35619449019309) translate (24.321cm 4.883cm)">
            <text:p/>
            <draw:enhanced-geometry svg:viewBox="0 0 161 90" draw:type="non-primitive" draw:enhanced-path="M 0 20 L 0 20 21 18 44 14 67 8 89 3 111 0 130 1 146 7 157 20 157 20 161 32 160 43 155 56 147 67 138 76 128 84 117 88 105 90 N"/>
          </draw:custom-shape>
          <draw:custom-shape draw:style-name="gr19" draw:text-style-name="P9" draw:layer="layout" svg:width="0.017cm" svg:height="0.021cm" draw:transform="rotate (-2.35619449019309) translate (24.318cm 4.962cm)">
            <text:p/>
            <draw:enhanced-geometry svg:viewBox="0 0 35 35" draw:type="non-primitive" draw:enhanced-path="M 35 35 L 35 35 31 31 26 25 23 18 18 12 15 6 10 3 6 0 0 1 N"/>
          </draw:custom-shape>
          <draw:custom-shape draw:style-name="gr19" draw:text-style-name="P9" draw:layer="layout" svg:width="0.023cm" svg:height="0.065cm" draw:transform="rotate (-2.35619449019309) translate (24.481cm 4.72cm)">
            <text:p/>
            <draw:enhanced-geometry svg:viewBox="0 0 53 106" draw:type="non-primitive" draw:enhanced-path="M 53 0 L 53 0 46 10 37 17 28 25 19 33 11 41 4 50 0 59 0 70 0 70 3 78 7 83 14 88 22 91 30 95 38 98 46 101 53 106 N"/>
          </draw:custom-shape>
          <draw:custom-shape draw:style-name="gr19" draw:text-style-name="P9" draw:layer="layout" svg:width="0.728cm" svg:height="1.669cm" draw:transform="rotate (-2.35619449019309) translate (24.455cm 5.0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3" draw:text-style-name="P9" draw:layer="layout" svg:width="0.095cm" svg:height="0.321cm" draw:transform="rotate (-2.35619449019309) translate (24.464cm 4.6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19" draw:text-style-name="P9" draw:layer="layout" svg:width="0.095cm" svg:height="0.321cm" draw:transform="rotate (-2.35619449019309) translate (24.464cm 4.6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3" draw:text-style-name="P9" draw:layer="layout" svg:width="0.117cm" svg:height="0.308cm" draw:transform="rotate (-2.35619449019309) translate (24.504cm 4.5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19" draw:text-style-name="P9" draw:layer="layout" svg:width="0.117cm" svg:height="0.308cm" draw:transform="rotate (-2.35619449019309) translate (24.504cm 4.5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3" draw:text-style-name="P9" draw:layer="layout" svg:width="0.102cm" svg:height="0.193cm" draw:transform="rotate (-2.35619449019309) translate (24.496cm 4.6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19" draw:text-style-name="P9" draw:layer="layout" svg:width="0.102cm" svg:height="0.193cm" draw:transform="rotate (-2.35619449019309) translate (24.496cm 4.6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3" draw:text-style-name="P9" draw:layer="layout" svg:width="0.101cm" svg:height="0.302cm" draw:transform="rotate (-2.35619449019309) translate (24.257cm 4.9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19" draw:text-style-name="P9" draw:layer="layout" svg:width="0.101cm" svg:height="0.302cm" draw:transform="rotate (-2.35619449019309) translate (24.257cm 4.9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3" draw:text-style-name="P9" draw:layer="layout" svg:width="0.109cm" svg:height="0.188cm" draw:transform="rotate (-2.35619449019309) translate (24.138cm 4.7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19" draw:text-style-name="P9" draw:layer="layout" svg:width="0.109cm" svg:height="0.188cm" draw:transform="rotate (-2.35619449019309) translate (24.138cm 4.7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3" draw:text-style-name="P9" draw:layer="layout" svg:width="0.078cm" svg:height="0.022cm" draw:transform="rotate (-2.35619449019309) translate (24.168cm 4.779cm)">
            <text:p/>
            <draw:enhanced-geometry svg:viewBox="0 0 175 34" draw:type="non-primitive" draw:enhanced-path="M 175 0 L 153 4 132 9 109 13 87 17 66 21 43 26 22 30 0 34 175 0 Z N"/>
          </draw:custom-shape>
          <draw:custom-shape draw:style-name="gr19" draw:text-style-name="P9" draw:layer="layout" svg:width="0.078cm" svg:height="0.022cm" draw:transform="rotate (-2.35619449019309) translate (24.168cm 4.779cm)">
            <text:p/>
            <draw:enhanced-geometry svg:viewBox="0 0 175 34" draw:type="non-primitive" draw:enhanced-path="M 175 0 L 175 0 153 4 132 9 109 13 87 17 66 21 43 26 22 30 0 34 N"/>
          </draw:custom-shape>
          <draw:custom-shape draw:style-name="gr23" draw:text-style-name="P9" draw:layer="layout" svg:width="0.091cm" svg:height="0.216cm" draw:transform="rotate (-2.35619449019309) translate (24.379cm 4.4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19" draw:text-style-name="P9" draw:layer="layout" svg:width="0.091cm" svg:height="0.216cm" draw:transform="rotate (-2.35619449019309) translate (24.379cm 4.4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3" draw:text-style-name="P9" draw:layer="layout" svg:width="0.076cm" svg:height="0.217cm" draw:transform="rotate (-2.35619449019309) translate (24.045cm 4.7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19" draw:text-style-name="P9" draw:layer="layout" svg:width="0.076cm" svg:height="0.217cm" draw:transform="rotate (-2.35619449019309) translate (24.045cm 4.7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2" draw:text-style-name="P9" draw:layer="layout" svg:width="0.021cm" svg:height="0.011cm" draw:transform="rotate (-2.35619449019309) translate (23.864cm 5.23cm)">
            <text:p/>
            <draw:enhanced-geometry svg:viewBox="0 0 44 17" draw:type="non-primitive" draw:enhanced-path="M 44 17 L 38 15 33 13 28 10 23 8 17 7 11 5 6 2 0 0 44 17 Z N"/>
          </draw:custom-shape>
          <draw:custom-shape draw:style-name="gr19" draw:text-style-name="P9" draw:layer="layout" svg:width="0.021cm" svg:height="0.011cm" draw:transform="rotate (-2.35619449019309) translate (23.864cm 5.23cm)">
            <text:p/>
            <draw:enhanced-geometry svg:viewBox="0 0 44 17" draw:type="non-primitive" draw:enhanced-path="M 44 17 L 44 17 38 15 33 13 28 10 23 8 17 7 11 5 6 2 0 0 N"/>
          </draw:custom-shape>
          <draw:custom-shape draw:style-name="gr23" draw:text-style-name="P9" draw:layer="layout" svg:width="0.255cm" svg:height="0.226cm" draw:transform="rotate (-2.35619449019309) translate (24cm 5.2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19" draw:text-style-name="P9" draw:layer="layout" svg:width="0.255cm" svg:height="0.226cm" draw:transform="rotate (-2.35619449019309) translate (24cm 5.2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3" draw:text-style-name="P9" draw:layer="layout" svg:width="0.226cm" svg:height="0.204cm" draw:transform="rotate (-2.35619449019309) translate (23.204cm 4.5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19" draw:text-style-name="P9" draw:layer="layout" svg:width="0.226cm" svg:height="0.204cm" draw:transform="rotate (-2.35619449019309) translate (23.204cm 4.5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3" draw:text-style-name="P9" draw:layer="layout" svg:width="0.313cm" svg:height="0.313cm" draw:transform="rotate (-2.35619449019309) translate (22.443cm 4.0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19" draw:text-style-name="P9" draw:layer="layout" svg:width="0.313cm" svg:height="0.313cm" draw:transform="rotate (-2.35619449019309) translate (22.443cm 4.0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3" draw:text-style-name="P9" draw:layer="layout" svg:width="0.076cm" svg:height="0.064cm" draw:transform="rotate (-2.35619449019309) translate (22.763cm 3.5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19" draw:text-style-name="P9" draw:layer="layout" svg:width="0.076cm" svg:height="0.064cm" draw:transform="rotate (-2.35619449019309) translate (22.763cm 3.5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3" draw:text-style-name="P9" draw:layer="layout" svg:width="0.064cm" svg:height="0.053cm" draw:transform="rotate (-2.35619449019309) translate (23.159cm 3.2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19" draw:text-style-name="P9" draw:layer="layout" svg:width="0.064cm" svg:height="0.053cm" draw:transform="rotate (-2.35619449019309) translate (23.159cm 3.2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3" draw:text-style-name="P9" draw:layer="layout" svg:width="0.069cm" svg:height="0.119cm" draw:transform="rotate (-2.35619449019309) translate (22.792cm 3.5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19" draw:text-style-name="P9" draw:layer="layout" svg:width="0.069cm" svg:height="0.119cm" draw:transform="rotate (-2.35619449019309) translate (22.792cm 3.5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3" draw:text-style-name="P9" draw:layer="layout" svg:width="0.069cm" svg:height="0.121cm" draw:transform="rotate (-2.35619449019309) translate (23.09cm 3.2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19" draw:text-style-name="P9" draw:layer="layout" svg:width="0.069cm" svg:height="0.121cm" draw:transform="rotate (-2.35619449019309) translate (23.09cm 3.2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3" draw:text-style-name="P9" draw:layer="layout" svg:width="0.24cm" svg:height="0.204cm" draw:transform="rotate (-2.35619449019309) translate (24.208cm 3.5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19" draw:text-style-name="P9" draw:layer="layout" svg:width="0.24cm" svg:height="0.204cm" draw:transform="rotate (-2.35619449019309) translate (24.208cm 3.5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3" draw:text-style-name="P9" draw:layer="layout" svg:width="0.323cm" svg:height="0.317cm" draw:transform="rotate (-2.35619449019309) translate (23.77cm 2.7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19" draw:text-style-name="P9" draw:layer="layout" svg:width="0.323cm" svg:height="0.317cm" draw:transform="rotate (-2.35619449019309) translate (23.77cm 2.7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19" draw:text-style-name="P9" draw:layer="layout" svg:width="0.695cm" svg:height="1.67cm" draw:transform="rotate (-2.35619449019309) translate (25.07cm 4.4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3" draw:text-style-name="P9" draw:layer="layout" svg:width="0.255cm" svg:height="0.228cm" draw:transform="rotate (-2.35619449019309) translate (25.013cm 4.3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19" draw:text-style-name="P9" draw:layer="layout" svg:width="0.255cm" svg:height="0.228cm" draw:transform="rotate (-2.35619449019309) translate (25.013cm 4.3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19" draw:text-style-name="P9" draw:layer="layout" svg:width="0.004cm" svg:height="0.083cm" draw:transform="rotate (-2.35619449019309) translate (24.84cm 4.378cm)">
            <text:p/>
            <draw:enhanced-geometry svg:viewBox="0 0 0 140" draw:type="non-primitive" draw:enhanced-path="M 0 140 L 0 140 0 123 0 105 0 88 0 70 0 53 0 36 0 17 0 0 N"/>
          </draw:custom-shape>
          <draw:custom-shape draw:style-name="gr19" draw:text-style-name="P9" draw:layer="layout" svg:width="0.004cm" svg:height="0.087cm" draw:transform="rotate (-2.35619449019309) translate (24.794cm 4.398cm)">
            <text:p/>
            <draw:enhanced-geometry svg:viewBox="0 0 0 141" draw:type="non-primitive" draw:enhanced-path="M 0 141 L 0 141 0 123 0 106 0 88 0 71 0 54 0 36 0 19 0 0 N"/>
          </draw:custom-shape>
          <draw:custom-shape draw:style-name="gr19" draw:text-style-name="P9" draw:layer="layout" svg:width="0.005cm" svg:height="0.064cm" draw:transform="rotate (-2.35619449019309) translate (24.894cm 4.351cm)">
            <text:p/>
            <draw:enhanced-geometry svg:viewBox="0 0 9 105" draw:type="non-primitive" draw:enhanced-path="M 9 105 L 9 105 7 91 6 79 5 65 4 52 3 40 2 26 1 14 0 0 N"/>
          </draw:custom-shape>
          <draw:custom-shape draw:style-name="gr19" draw:text-style-name="P9" draw:layer="layout" svg:width="0.044cm" svg:height="0.005cm" draw:transform="rotate (-2.35619449019309) translate (24.879cm 4.245cm)">
            <text:p/>
            <draw:enhanced-geometry svg:viewBox="0 0 97 0" draw:type="non-primitive" draw:enhanced-path="M 97 0 L 97 0 84 0 72 0 59 0 48 0 35 0 24 0 12 0 0 0 N"/>
          </draw:custom-shape>
          <draw:custom-shape draw:style-name="gr19" draw:text-style-name="P9" draw:layer="layout" svg:width="0.073cm" svg:height="0.021cm" draw:transform="rotate (-2.35619449019309) translate (24.811cm 4.246cm)">
            <text:p/>
            <draw:enhanced-geometry svg:viewBox="0 0 149 35" draw:type="non-primitive" draw:enhanced-path="M 149 0 L 149 0 131 5 112 9 93 14 74 17 56 22 37 26 19 31 0 35 N"/>
          </draw:custom-shape>
          <draw:custom-shape draw:style-name="gr19" draw:text-style-name="P9" draw:layer="layout" svg:width="0.069cm" svg:height="0.03cm" draw:transform="rotate (-2.35619449019309) translate (24.755cm 4.245cm)">
            <text:p/>
            <draw:enhanced-geometry svg:viewBox="0 0 148 55" draw:type="non-primitive" draw:enhanced-path="M 148 0 L 148 0 129 7 111 14 92 21 74 27 54 34 36 41 18 48 0 55 N"/>
          </draw:custom-shape>
          <draw:custom-shape draw:style-name="gr19" draw:text-style-name="P9" draw:layer="layout" svg:width="0.006cm" svg:height="0.077cm" draw:transform="rotate (-2.35619449019309) translate (24.729cm 4.423cm)">
            <text:p/>
            <draw:enhanced-geometry svg:viewBox="0 0 0 121" draw:type="non-primitive" draw:enhanced-path="M 0 121 L 0 121 0 106 0 92 0 77 0 61 0 46 0 31 0 16 0 0 N"/>
          </draw:custom-shape>
          <draw:custom-shape draw:style-name="gr19" draw:text-style-name="P9" draw:layer="layout" svg:width="0.053cm" svg:height="0.021cm" draw:transform="rotate (-2.35619449019309) translate (24.704cm 4.288cm)">
            <text:p/>
            <draw:enhanced-geometry svg:viewBox="0 0 107 37" draw:type="non-primitive" draw:enhanced-path="M 107 0 L 107 0 93 5 80 9 66 14 54 18 40 23 26 26 14 32 0 37 N"/>
          </draw:custom-shape>
          <draw:custom-shape draw:style-name="gr19" draw:text-style-name="P9" draw:layer="layout" svg:width="0.008cm" svg:height="0.052cm" draw:transform="rotate (-2.35619449019309) translate (24.688cm 4.424cm)">
            <text:p/>
            <draw:enhanced-geometry svg:viewBox="0 0 17 87" draw:type="non-primitive" draw:enhanced-path="M 0 87 L 0 87 2 77 4 66 6 56 8 44 10 34 13 23 15 11 17 0 N"/>
          </draw:custom-shape>
          <draw:custom-shape draw:style-name="gr19" draw:text-style-name="P9" draw:layer="layout" svg:width="0.028cm" svg:height="0.008cm" draw:transform="rotate (-2.35619449019309) translate (24.661cm 4.251cm)">
            <text:p/>
            <draw:enhanced-geometry svg:viewBox="0 0 61 17" draw:type="non-primitive" draw:enhanced-path="M 61 0 L 61 0 53 2 46 4 38 6 30 8 22 10 16 12 8 14 0 17 N"/>
          </draw:custom-shape>
          <draw:custom-shape draw:style-name="gr19" draw:text-style-name="P9" draw:layer="layout" svg:width="0.008cm" svg:height="0.089cm" draw:transform="rotate (-2.35619449019309) translate (23.925cm 5.132cm)">
            <text:p/>
            <draw:enhanced-geometry svg:viewBox="0 0 18 141" draw:type="non-primitive" draw:enhanced-path="M 18 141 L 18 141 16 122 13 105 11 87 9 70 7 53 4 35 2 18 0 0 N"/>
          </draw:custom-shape>
          <draw:custom-shape draw:style-name="gr19" draw:text-style-name="P9" draw:layer="layout" svg:width="0.008cm" svg:height="0.085cm" draw:transform="rotate (-2.35619449019309) translate (23.947cm 5.181cm)">
            <text:p/>
            <draw:enhanced-geometry svg:viewBox="0 0 17 140" draw:type="non-primitive" draw:enhanced-path="M 0 140 L 0 140 2 123 4 105 7 88 9 70 11 52 12 35 15 17 17 0 N"/>
          </draw:custom-shape>
          <draw:custom-shape draw:style-name="gr19" draw:text-style-name="P9" draw:layer="layout" svg:width="0.061cm" svg:height="0.011cm" draw:transform="rotate (-2.35619449019309) translate (23.87cm 5.092cm)">
            <text:p/>
            <draw:enhanced-geometry svg:viewBox="0 0 131 17" draw:type="non-primitive" draw:enhanced-path="M 0 0 L 0 0 17 2 33 4 49 6 66 9 82 11 98 12 114 14 131 17 N"/>
          </draw:custom-shape>
          <draw:custom-shape draw:style-name="gr19" draw:text-style-name="P9" draw:layer="layout" svg:width="0.052cm" svg:height="0.021cm" draw:transform="rotate (-2.35619449019309) translate (23.874cm 5.054cm)">
            <text:p/>
            <draw:enhanced-geometry svg:viewBox="0 0 114 34" draw:type="non-primitive" draw:enhanced-path="M 0 0 L 0 0 14 4 27 9 42 13 57 18 70 21 85 26 100 30 114 34 N"/>
          </draw:custom-shape>
          <draw:custom-shape draw:style-name="gr19" draw:text-style-name="P9" draw:layer="layout" svg:width="0.006cm" svg:height="0.046cm" draw:transform="rotate (-2.35619449019309) translate (23.896cm 5.275cm)">
            <text:p/>
            <draw:enhanced-geometry svg:viewBox="0 0 17 71" draw:type="non-primitive" draw:enhanced-path="M 0 71 L 0 71 1 62 3 53 4 44 6 35 9 27 11 18 13 9 17 0 N"/>
          </draw:custom-shape>
          <draw:custom-shape draw:style-name="gr19" draw:text-style-name="P9" draw:layer="layout" svg:width="0.004cm" svg:height="0.071cm" draw:transform="rotate (-2.35619449019309) translate (23.907cm 5.284cm)">
            <text:p/>
            <draw:enhanced-geometry svg:viewBox="0 0 0 124" draw:type="non-primitive" draw:enhanced-path="M 0 124 L 0 124 0 108 0 93 0 78 0 62 0 47 0 31 0 16 0 0 N"/>
          </draw:custom-shape>
          <draw:custom-shape draw:style-name="gr19" draw:text-style-name="P9" draw:layer="layout" svg:width="0.004cm" svg:height="0.055cm" draw:transform="rotate (-2.35619449019309) translate (23.922cm 5.331cm)">
            <text:p/>
            <draw:enhanced-geometry svg:viewBox="0 0 12 87" draw:type="non-primitive" draw:enhanced-path="M 4 87 L 4 87 4 75 3 64 1 51 0 40 0 29 2 19 6 8 12 0 N"/>
          </draw:custom-shape>
          <draw:custom-shape draw:style-name="gr19" draw:text-style-name="P9" draw:layer="layout" svg:width="0.009cm" svg:height="0.063cm" draw:transform="rotate (-2.35619449019309) translate (23.852cm 5.385cm)">
            <text:p/>
            <draw:enhanced-geometry svg:viewBox="0 0 18 105" draw:type="non-primitive" draw:enhanced-path="M 9 105 L 9 105 9 90 11 74 14 56 17 39 18 24 15 12 10 3 0 0 N"/>
          </draw:custom-shape>
          <draw:custom-shape draw:style-name="gr19" draw:text-style-name="P9" draw:layer="layout" svg:width="0.04cm" svg:height="0.033cm" draw:transform="rotate (-2.35619449019309) translate (23.791cm 5.294cm)">
            <text:p/>
            <draw:enhanced-geometry svg:viewBox="0 0 88 52" draw:type="non-primitive" draw:enhanced-path="M 0 0 L 0 0 11 7 21 12 33 19 44 26 54 33 65 40 77 45 88 52 N"/>
          </draw:custom-shape>
          <draw:custom-shape draw:style-name="gr19" draw:text-style-name="P9" draw:layer="layout" svg:width="0.035cm" svg:height="0.02cm" draw:transform="rotate (-2.35619449019309) translate (23.834cm 5.269cm)">
            <text:p/>
            <draw:enhanced-geometry svg:viewBox="0 0 72 35" draw:type="non-primitive" draw:enhanced-path="M 0 0 L 0 0 9 5 18 9 27 14 36 17 44 22 53 26 63 31 72 35 N"/>
          </draw:custom-shape>
          <draw:custom-shape draw:style-name="gr19" draw:text-style-name="P9" draw:layer="layout" svg:width="0.044cm" svg:height="0.03cm" draw:transform="rotate (-2.35619449019309) translate (23.887cm 5.217cm)">
            <text:p/>
            <draw:enhanced-geometry svg:viewBox="0 0 96 52" draw:type="non-primitive" draw:enhanced-path="M 0 0 L 0 0 12 7 24 13 36 19 49 26 60 32 72 39 84 46 96 52 N"/>
          </draw:custom-shape>
          <draw:custom-shape draw:style-name="gr19" draw:text-style-name="P9" draw:layer="layout" svg:width="0.041cm" svg:height="0.033cm" draw:transform="rotate (-2.35619449019309) translate (23.845cm 5.152cm)">
            <text:p/>
            <draw:enhanced-geometry svg:viewBox="0 0 89 53" draw:type="non-primitive" draw:enhanced-path="M 0 0 L 0 0 11 7 22 13 33 19 45 26 55 33 66 40 77 47 89 53 N"/>
          </draw:custom-shape>
          <draw:custom-shape draw:style-name="gr19" draw:text-style-name="P9" draw:layer="layout" svg:width="0.029cm" svg:height="0.014cm" draw:transform="rotate (-2.35619449019309) translate (23.432cm 4.586cm)">
            <text:p/>
            <draw:enhanced-geometry svg:viewBox="0 0 62 20" draw:type="non-primitive" draw:enhanced-path="M 0 0 L 0 0 8 3 16 7 25 11 33 15 41 18 47 20 55 20 62 17 N"/>
          </draw:custom-shape>
          <draw:custom-shape draw:style-name="gr19" draw:text-style-name="P9" draw:layer="layout" svg:width="0.008cm" svg:height="0.011cm" draw:transform="rotate (-2.35619449019309) translate (23.367cm 4.672cm)">
            <text:p/>
            <draw:enhanced-geometry svg:viewBox="0 0 17 18" draw:type="non-primitive" draw:enhanced-path="M 0 18 L 0 18 5 13 8 9 13 4 17 0 N"/>
          </draw:custom-shape>
          <draw:custom-shape draw:style-name="gr19" draw:text-style-name="P9" draw:layer="layout" svg:width="0.037cm" svg:height="0.02cm" draw:transform="rotate (-2.35619449019309) translate (23.418cm 4.633cm)">
            <text:p/>
            <draw:enhanced-geometry svg:viewBox="0 0 79 35" draw:type="non-primitive" draw:enhanced-path="M 0 0 L 0 0 10 4 20 9 30 13 41 17 51 21 60 26 70 30 79 35 N"/>
          </draw:custom-shape>
          <draw:custom-shape draw:style-name="gr19" draw:text-style-name="P9" draw:layer="layout" svg:width="0.032cm" svg:height="0.011cm" draw:transform="rotate (-2.35619449019309) translate (23.289cm 4.578cm)">
            <text:p/>
            <draw:enhanced-geometry svg:viewBox="0 0 70 17" draw:type="non-primitive" draw:enhanced-path="M 0 17 L 0 17 9 15 17 13 26 11 35 8 43 6 52 5 60 3 70 0 N"/>
          </draw:custom-shape>
          <draw:custom-shape draw:style-name="gr19" draw:text-style-name="P9" draw:layer="layout" svg:width="0.041cm" svg:height="0.011cm" draw:transform="rotate (-2.35619449019309) translate (23.225cm 4.527cm)">
            <text:p/>
            <draw:enhanced-geometry svg:viewBox="0 0 88 17" draw:type="non-primitive" draw:enhanced-path="M 0 17 L 0 17 11 14 22 12 32 10 44 8 54 5 65 3 76 1 88 0 N"/>
          </draw:custom-shape>
          <draw:custom-shape draw:style-name="gr19" draw:text-style-name="P9" draw:layer="layout" svg:width="0.033cm" svg:height="0.023cm" draw:transform="rotate (-2.35619449019309) translate (23.286cm 4.551cm)">
            <text:p/>
            <draw:enhanced-geometry svg:viewBox="0 0 71 36" draw:type="non-primitive" draw:enhanced-path="M 71 0 L 71 0 62 5 53 10 44 14 36 19 27 23 18 27 9 31 0 36 N"/>
          </draw:custom-shape>
          <draw:custom-shape draw:style-name="gr19" draw:text-style-name="P9" draw:layer="layout" svg:width="0.032cm" svg:height="0.011cm" draw:transform="rotate (-2.35619449019309) translate (23.361cm 4.543cm)">
            <text:p/>
            <draw:enhanced-geometry svg:viewBox="0 0 72 19" draw:type="non-primitive" draw:enhanced-path="M 72 0 L 72 0 63 2 54 5 45 7 37 9 28 13 19 15 10 17 0 19 N"/>
          </draw:custom-shape>
          <draw:custom-shape draw:style-name="gr19" draw:text-style-name="P9" draw:layer="layout" svg:width="0.033cm" svg:height="0.006cm" draw:transform="rotate (-2.35619449019309) translate (23.39cm 4.559cm)">
            <text:p/>
            <draw:enhanced-geometry svg:viewBox="0 0 62 17" draw:type="non-primitive" draw:enhanced-path="M 62 17 L 62 17 54 15 47 12 39 10 31 8 23 6 16 4 8 2 0 0 N"/>
          </draw:custom-shape>
          <draw:custom-shape draw:style-name="gr19" draw:text-style-name="P9" draw:layer="layout" svg:width="0.033cm" svg:height="0.008cm" draw:transform="rotate (-2.35619449019309) translate (23.446cm 4.584cm)">
            <text:p/>
            <draw:enhanced-geometry svg:viewBox="0 0 69 17" draw:type="non-primitive" draw:enhanced-path="M 0 17 L 0 17 9 15 18 13 26 11 35 8 43 6 52 4 60 2 69 0 N"/>
          </draw:custom-shape>
          <draw:custom-shape draw:style-name="gr19" draw:text-style-name="P9" draw:layer="layout" svg:width="0.037cm" svg:height="0.045cm" draw:transform="rotate (-2.35619449019309) translate (22.842cm 4.155cm)">
            <text:p/>
            <draw:enhanced-geometry svg:viewBox="0 0 78 71" draw:type="non-primitive" draw:enhanced-path="M 78 0 L 78 0 68 9 59 18 48 28 38 35 28 45 19 54 9 62 0 71 N"/>
          </draw:custom-shape>
          <draw:custom-shape draw:style-name="gr19" draw:text-style-name="P9" draw:layer="layout" svg:width="0.042cm" svg:height="0.021cm" draw:transform="rotate (-2.35619449019309) translate (22.79cm 4.184cm)">
            <text:p/>
            <draw:enhanced-geometry svg:viewBox="0 0 88 37" draw:type="non-primitive" draw:enhanced-path="M 0 0 L 0 0 11 5 21 9 33 14 44 18 54 23 66 28 77 32 88 37 N"/>
          </draw:custom-shape>
          <draw:custom-shape draw:style-name="gr19" draw:text-style-name="P9" draw:layer="layout" svg:width="0.033cm" svg:height="0.032cm" draw:transform="rotate (-2.35619449019309) translate (22.722cm 4.122cm)">
            <text:p/>
            <draw:enhanced-geometry svg:viewBox="0 0 70 52" draw:type="non-primitive" draw:enhanced-path="M 70 0 L 70 0 60 7 47 12 35 18 24 22 12 29 4 35 0 43 1 52 N"/>
          </draw:custom-shape>
          <draw:custom-shape draw:style-name="gr19" draw:text-style-name="P9" draw:layer="layout" svg:width="0.047cm" svg:height="0.007cm" draw:transform="rotate (-2.35619449019309) translate (22.667cm 4.121cm)">
            <text:p/>
            <draw:enhanced-geometry svg:viewBox="0 0 97 0" draw:type="non-primitive" draw:enhanced-path="M 0 0 L 0 0 13 0 24 0 37 0 48 0 60 0 72 0 84 0 97 0 N"/>
          </draw:custom-shape>
          <draw:custom-shape draw:style-name="gr19" draw:text-style-name="P9" draw:layer="layout" svg:width="0.032cm" svg:height="0.032cm" draw:transform="rotate (-2.35619449019309) translate (22.653cm 4.078cm)">
            <text:p/>
            <draw:enhanced-geometry svg:viewBox="0 0 70 52" draw:type="non-primitive" draw:enhanced-path="M 70 0 L 70 0 61 7 52 13 44 20 35 26 26 33 18 40 9 46 0 52 N"/>
          </draw:custom-shape>
          <draw:custom-shape draw:style-name="gr19" draw:text-style-name="P9" draw:layer="layout" svg:width="0.044cm" svg:height="0.004cm" draw:transform="rotate (-2.35619449019309) translate (22.65cm 4.073cm)">
            <text:p/>
            <draw:enhanced-geometry svg:viewBox="0 0 97 0" draw:type="non-primitive" draw:enhanced-path="M 0 0 L 0 0 13 0 24 0 37 0 48 0 61 0 72 0 84 0 97 0 N"/>
          </draw:custom-shape>
          <draw:custom-shape draw:style-name="gr19" draw:text-style-name="P9" draw:layer="layout" svg:width="0.033cm" svg:height="0.021cm" draw:transform="rotate (-2.35619449019309) translate (22.549cm 4.056cm)">
            <text:p/>
            <draw:enhanced-geometry svg:viewBox="0 0 72 35" draw:type="non-primitive" draw:enhanced-path="M 72 0 L 72 0 61 4 50 7 38 10 25 12 15 16 6 20 1 27 0 35 N"/>
          </draw:custom-shape>
          <draw:custom-shape draw:style-name="gr19" draw:text-style-name="P9" draw:layer="layout" svg:width="0.055cm" svg:height="0.005cm" draw:transform="rotate (-2.35619449019309) translate (22.56cm 4.022cm)">
            <text:p/>
            <draw:enhanced-geometry svg:viewBox="0 0 122 0" draw:type="non-primitive" draw:enhanced-path="M 122 0 L 122 0 106 0 90 0 76 0 60 0 45 0 30 0 14 0 0 0 N"/>
          </draw:custom-shape>
          <draw:custom-shape draw:style-name="gr19" draw:text-style-name="P9" draw:layer="layout" svg:width="0.023cm" svg:height="0.008cm" draw:transform="rotate (-2.35619449019309) translate (22.566cm 3.968cm)">
            <text:p/>
            <draw:enhanced-geometry svg:viewBox="0 0 52 17" draw:type="non-primitive" draw:enhanced-path="M 52 0 L 52 0 46 2 40 5 33 7 26 9 20 11 13 14 7 15 0 17 N"/>
          </draw:custom-shape>
          <draw:custom-shape draw:style-name="gr19" draw:text-style-name="P9" draw:layer="layout" svg:width="0.028cm" svg:height="0.044cm" draw:transform="rotate (-2.35619449019309) translate (22.542cm 4.012cm)">
            <text:p/>
            <draw:enhanced-geometry svg:viewBox="0 0 61 71" draw:type="non-primitive" draw:enhanced-path="M 61 0 L 61 0 53 9 46 18 38 26 30 35 22 45 16 52 8 62 0 71 N"/>
          </draw:custom-shape>
          <draw:custom-shape draw:style-name="gr19" draw:text-style-name="P9" draw:layer="layout" svg:width="0.033cm" svg:height="0.008cm" draw:transform="rotate (-2.35619449019309) translate (22.464cm 4.013cm)">
            <text:p/>
            <draw:enhanced-geometry svg:viewBox="0 0 70 17" draw:type="non-primitive" draw:enhanced-path="M 0 17 L 0 17 9 15 18 13 26 12 35 9 44 7 52 5 61 3 70 0 N"/>
          </draw:custom-shape>
          <draw:custom-shape draw:style-name="gr19" draw:text-style-name="P9" draw:layer="layout" svg:width="0.054cm" svg:height="0.004cm" draw:transform="rotate (-2.35619449019309) translate (24.118cm 3.688cm)">
            <text:p/>
            <draw:enhanced-geometry svg:viewBox="0 0 107 0" draw:type="non-primitive" draw:enhanced-path="M 107 0 L 107 0 93 0 80 0 66 0 54 0 40 0 26 0 14 0 0 0 N"/>
          </draw:custom-shape>
          <draw:custom-shape draw:style-name="gr19" draw:text-style-name="P9" draw:layer="layout" svg:width="0.065cm" svg:height="0.011cm" draw:transform="rotate (-2.35619449019309) translate (24.118cm 3.75cm)">
            <text:p/>
            <draw:enhanced-geometry svg:viewBox="0 0 131 19" draw:type="non-primitive" draw:enhanced-path="M 131 0 L 131 0 114 2 98 5 81 7 65 9 49 13 32 15 17 17 0 19 N"/>
          </draw:custom-shape>
          <draw:custom-shape draw:style-name="gr19" draw:text-style-name="P9" draw:layer="layout" svg:width="0.036cm" svg:height="0.004cm" draw:transform="rotate (-2.35619449019309) translate (24.181cm 3.811cm)">
            <text:p/>
            <draw:enhanced-geometry svg:viewBox="0 0 78 0" draw:type="non-primitive" draw:enhanced-path="M 78 0 L 78 0 68 0 59 0 49 0 39 0 28 0 19 0 9 0 0 0 N"/>
          </draw:custom-shape>
          <draw:custom-shape draw:style-name="gr19" draw:text-style-name="P9" draw:layer="layout" svg:width="0.049cm" svg:height="0.005cm" draw:transform="rotate (-2.35619449019309) translate (24.158cm 3.915cm)">
            <text:p/>
            <draw:enhanced-geometry svg:viewBox="0 0 106 0" draw:type="non-primitive" draw:enhanced-path="M 106 0 L 106 0 97 0 87 0 78 0 70 0 61 0 52 0 43 0 34 0 34 0 30 0 26 0 22 0 17 0 13 0 8 0 5 0 0 0 N"/>
          </draw:custom-shape>
          <draw:custom-shape draw:style-name="gr19" draw:text-style-name="P9" draw:layer="layout" svg:width="0.023cm" svg:height="0.007cm" draw:transform="rotate (-2.35619449019309) translate (24.107cm 3.866cm)">
            <text:p/>
            <draw:enhanced-geometry svg:viewBox="0 0 53 17" draw:type="non-primitive" draw:enhanced-path="M 0 17 L 0 17 6 15 12 12 19 10 26 8 32 6 39 4 46 2 53 0 N"/>
          </draw:custom-shape>
          <draw:custom-shape draw:style-name="gr19" draw:text-style-name="P9" draw:layer="layout" svg:width="0.029cm" svg:height="0.011cm" draw:transform="rotate (-2.35619449019309) translate (24.115cm 3.788cm)">
            <text:p/>
            <draw:enhanced-geometry svg:viewBox="0 0 61 17" draw:type="non-primitive" draw:enhanced-path="M 0 0 L 0 0 7 3 15 5 23 7 31 9 38 12 46 13 54 15 61 17 N"/>
          </draw:custom-shape>
          <draw:custom-shape draw:style-name="gr19" draw:text-style-name="P9" draw:layer="layout" svg:width="0.047cm" svg:height="0.023cm" draw:transform="rotate (-2.35619449019309) translate (24.031cm 3.751cm)">
            <text:p/>
            <draw:enhanced-geometry svg:viewBox="0 0 105 39" draw:type="non-primitive" draw:enhanced-path="M 0 0 L 0 0 13 5 26 13 40 22 54 30 68 36 80 39 93 39 105 34 N"/>
          </draw:custom-shape>
          <draw:custom-shape draw:style-name="gr19" draw:text-style-name="P9" draw:layer="layout" svg:width="0.021cm" svg:height="0.004cm" draw:transform="rotate (-2.35619449019309) translate (23.475cm 4.625cm)">
            <text:p/>
            <draw:enhanced-geometry svg:viewBox="0 0 44 0" draw:type="non-primitive" draw:enhanced-path="M 0 0 L 0 0 5 0 11 0 16 0 21 0 27 0 33 0 38 0 44 0 N"/>
          </draw:custom-shape>
          <draw:custom-shape draw:style-name="gr19" draw:text-style-name="P9" draw:layer="layout" svg:width="0.04cm" svg:height="0.025cm" draw:transform="rotate (-2.35619449019309) translate (23.729cm 3.207cm)">
            <text:p/>
            <draw:enhanced-geometry svg:viewBox="0 0 88 36" draw:type="non-primitive" draw:enhanced-path="M 88 0 L 88 0 77 5 65 10 54 14 44 17 32 22 21 27 11 31 0 36 N"/>
          </draw:custom-shape>
          <draw:custom-shape draw:style-name="gr19" draw:text-style-name="P9" draw:layer="layout" svg:width="0.017cm" svg:height="0.052cm" draw:transform="rotate (-2.35619449019309) translate (23.686cm 3.271cm)">
            <text:p/>
            <draw:enhanced-geometry svg:viewBox="0 0 35 86" draw:type="non-primitive" draw:enhanced-path="M 0 0 L 0 0 4 11 7 22 9 35 11 47 15 59 19 69 26 78 35 86 N"/>
          </draw:custom-shape>
          <draw:custom-shape draw:style-name="gr19" draw:text-style-name="P9" draw:layer="layout" svg:width="0.065cm" svg:height="0.06cm" draw:transform="rotate (-2.35619449019309) translate (23.721cm 3.206cm)">
            <text:p/>
            <draw:enhanced-geometry svg:viewBox="0 0 133 104" draw:type="non-primitive" draw:enhanced-path="M 133 0 L 133 0 127 11 123 22 118 35 115 46 109 59 104 69 97 79 89 87 89 87 80 93 70 97 58 99 47 100 36 102 24 102 12 103 0 104 N"/>
          </draw:custom-shape>
          <draw:custom-shape draw:style-name="gr19" draw:text-style-name="P9" draw:layer="layout" svg:width="0.011cm" svg:height="0.051cm" draw:transform="rotate (-2.35619449019309) translate (23.661cm 3.165cm)">
            <text:p/>
            <draw:enhanced-geometry svg:viewBox="0 0 27 87" draw:type="non-primitive" draw:enhanced-path="M 0 0 L 0 0 3 10 7 22 10 33 13 43 17 55 20 66 24 77 27 87 N"/>
          </draw:custom-shape>
          <draw:custom-shape draw:style-name="gr19" draw:text-style-name="P9" draw:layer="layout" svg:width="0.047cm" svg:height="0.02cm" draw:transform="rotate (-2.35619449019309) translate (23.649cm 3.052cm)">
            <text:p/>
            <draw:enhanced-geometry svg:viewBox="0 0 97 35" draw:type="non-primitive" draw:enhanced-path="M 97 0 L 97 0 84 5 72 9 60 14 48 18 36 23 24 26 13 31 0 35 N"/>
          </draw:custom-shape>
          <draw:custom-shape draw:style-name="gr19" draw:text-style-name="P9" draw:layer="layout" svg:width="0.029cm" svg:height="0.06cm" draw:transform="rotate (-2.35619449019309) translate (23.589cm 3.098cm)">
            <text:p/>
            <draw:enhanced-geometry svg:viewBox="0 0 69 103" draw:type="non-primitive" draw:enhanced-path="M 0 0 L 0 0 9 12 17 26 26 38 35 51 43 64 52 77 60 90 69 103 N"/>
          </draw:custom-shape>
          <draw:custom-shape draw:style-name="gr19" draw:text-style-name="P9" draw:layer="layout" svg:width="0.062cm" svg:height="0.004cm" draw:transform="rotate (-2.35619449019309) translate (23.62cm 2.953cm)">
            <text:p/>
            <draw:enhanced-geometry svg:viewBox="0 0 138 0" draw:type="non-primitive" draw:enhanced-path="M 138 0 L 138 0 119 0 97 0 75 0 52 0 32 0 14 0 4 0 0 0 N"/>
          </draw:custom-shape>
          <draw:custom-shape draw:style-name="gr19" draw:text-style-name="P9" draw:layer="layout" svg:width="0.022cm" svg:height="0.064cm" draw:transform="rotate (-2.35619449019309) translate (23.559cm 3.022cm)">
            <text:p/>
            <draw:enhanced-geometry svg:viewBox="0 0 53 105" draw:type="non-primitive" draw:enhanced-path="M 0 0 L 0 0 7 14 14 26 21 40 27 53 33 67 40 79 46 93 53 105 N"/>
          </draw:custom-shape>
          <draw:custom-shape draw:style-name="gr22" draw:text-style-name="P9" draw:layer="layout" svg:width="0.064cm" svg:height="0.098cm" draw:transform="rotate (-2.35619449019309) translate (24.462cm 4.7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19" draw:text-style-name="P9" draw:layer="layout" svg:width="0.064cm" svg:height="0.098cm" draw:transform="rotate (-2.35619449019309) translate (24.462cm 4.7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3" draw:text-style-name="P9" draw:layer="layout" svg:width="0.076cm" svg:height="0.108cm" draw:transform="rotate (-2.35619449019309) translate (24.517cm 4.7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19" draw:text-style-name="P9" draw:layer="layout" svg:width="0.076cm" svg:height="0.108cm" draw:transform="rotate (-2.35619449019309) translate (24.517cm 4.7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3" draw:text-style-name="P9" draw:layer="layout" svg:width="0.045cm" svg:height="0.021cm" draw:transform="rotate (-2.35619449019309) translate (24.527cm 4.723cm)">
            <text:p/>
            <draw:enhanced-geometry svg:viewBox="0 0 95 35" draw:type="non-primitive" draw:enhanced-path="M 95 18 L 87 15 80 13 72 9 64 6 56 3 50 1 42 0 34 1 28 4 22 6 18 11 13 14 9 18 5 24 2 30 0 35 95 18 Z N"/>
          </draw:custom-shape>
          <draw:custom-shape draw:style-name="gr19" draw:text-style-name="P9" draw:layer="layout" svg:width="0.045cm" svg:height="0.021cm" draw:transform="rotate (-2.35619449019309) translate (24.527cm 4.723cm)">
            <text:p/>
            <draw:enhanced-geometry svg:viewBox="0 0 95 35" draw:type="non-primitive" draw:enhanced-path="M 95 18 L 95 18 87 15 80 13 72 9 64 6 56 3 50 1 42 0 34 1 34 1 28 4 22 6 18 11 13 14 9 18 5 24 2 30 0 35 N"/>
          </draw:custom-shape>
          <draw:custom-shape draw:style-name="gr23" draw:text-style-name="P9" draw:layer="layout" svg:width="0.025cm" svg:height="0.021cm" draw:transform="rotate (-2.35619449019309) translate (24.494cm 4.742cm)">
            <text:p/>
            <draw:enhanced-geometry svg:viewBox="0 0 53 36" draw:type="non-primitive" draw:enhanced-path="M 53 0 L 46 5 38 8 31 12 23 15 16 19 10 23 4 29 0 36 53 0 Z N"/>
          </draw:custom-shape>
          <draw:custom-shape draw:style-name="gr19" draw:text-style-name="P9" draw:layer="layout" svg:width="0.025cm" svg:height="0.021cm" draw:transform="rotate (-2.35619449019309) translate (24.494cm 4.742cm)">
            <text:p/>
            <draw:enhanced-geometry svg:viewBox="0 0 53 36" draw:type="non-primitive" draw:enhanced-path="M 53 0 L 53 0 46 5 38 8 31 12 23 15 16 19 10 23 4 29 0 36 N"/>
          </draw:custom-shape>
          <draw:custom-shape draw:style-name="gr23" draw:text-style-name="P9" draw:layer="layout" svg:width="0.064cm" svg:height="0.045cm" draw:transform="rotate (-2.35619449019309) translate (24.294cm 4.9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19" draw:text-style-name="P9" draw:layer="layout" svg:width="0.064cm" svg:height="0.045cm" draw:transform="rotate (-2.35619449019309) translate (24.294cm 4.9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3" draw:text-style-name="P9" draw:layer="layout" svg:width="0.065cm" svg:height="0.071cm" draw:transform="rotate (-2.35619449019309) translate (24.275cm 4.9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19" draw:text-style-name="P9" draw:layer="layout" svg:width="0.065cm" svg:height="0.071cm" draw:transform="rotate (-2.35619449019309) translate (24.275cm 4.9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3" draw:text-style-name="P9" draw:layer="layout" svg:width="0.036cm" svg:height="0.042cm" draw:transform="rotate (-2.35619449019309) translate (24.496cm 4.7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19" draw:text-style-name="P9" draw:layer="layout" svg:width="0.036cm" svg:height="0.042cm" draw:transform="rotate (-2.35619449019309) translate (24.496cm 4.71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1" draw:layer="layout" svg:width="14.848cm" svg:height="11.136cm" svg:x="3.075cm" svg:y="2.257cm" draw:page-number="8" presentation:class="page"/>
          <draw:frame presentation:style-name="pr3" draw:text-style-name="P6"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estruction</text:p>
          </draw:text-box>
        </draw:frame>
        <draw:frame presentation:style-name="pr2" draw:layer="layout" svg:width="25.199cm" svg:height="17cm" svg:x="1.4cm" svg:y="3cm" presentation:class="outline">
          <draw:text-box>
            <text:list text:style-name="L2">
              <text:list-item>
                <text:p>When an object's life ends it's destructor is automatically called</text:p>
              </text:list-item>
              <text:list-item>
                <text:p>The “complement” of a constructor</text:p>
              </text:list-item>
            </text:list>
          </draw:text-box>
        </draw:frame>
        <draw:custom-shape draw:style-name="gr5" draw:text-style-name="P2" draw:layer="layout" svg:width="13.074cm" svg:height="6.5cm" svg:x="2.8cm" svg:y="9cm">
          <text:p><text:span text:style-name="T1">#include “date.hpp”</text:span></text:p>
          <text:p><text:span text:style-name="T1"/></text:p>
          <text:p><text:span text:style-name="T1">void test_drives_design()</text:span></text:p>
          <text:p><text:span text:style-name="T1">{</text:span></text:p>
          <text:p><text:span text:style-name="T1"><text:s text:c="2"/></text:span><text:span text:style-name="T1">date today(2011, 2, 7);</text:span></text:p>
          <text:p><text:span text:style-name="T1"><text:s text:c="2"/></text:span><text:span text:style-name="T1">...</text:span></text:p>
          <text:p><text:span text:style-name="T2">} </text:span><text:span text:style-name="T10">// today.~date()</text:span></text:p>
          <draw:enhanced-geometry svg:viewBox="0 0 21600 21600" draw:type="rectangle" draw:enhanced-path="M 0 0 L 21600 0 21600 21600 0 21600 0 0 Z N"/>
        </draw:custom-shape>
        <draw:custom-shape draw:style-name="gr32" draw:text-style-name="P2" draw:layer="layout" svg:width="6.7cm" svg:height="6.5cm" svg:x="14.3cm" svg:y="13.6cm">
          <text:p><text:span text:style-name="T1">class date</text:span></text:p>
          <text:p><text:span text:style-name="T1">{</text:span></text:p>
          <text:p><text:span text:style-name="T1">public:</text:span></text:p>
          <text:p><text:span text:style-name="T1"><text:s text:c="5"/></text:span><text:span text:style-name="T1">~date();</text:span></text:p>
          <text:p><text:span text:style-name="T1"><text:s text:c="5"/></text:span><text:span text:style-name="T1">...</text:span></text:p>
          <text:p><text:span text:style-name="T1">};</text:span></text:p>
          <text:p><text:span text:style-name="T1">...</text:span></text:p>
          <draw:enhanced-geometry svg:viewBox="0 0 21600 21600" draw:type="rectangle" draw:enhanced-path="M 0 0 L 21600 0 21600 21600 0 21600 0 0 Z N"/>
        </draw:custom-shape>
        <draw:line draw:style-name="gr10" draw:text-style-name="P7" draw:layer="layout" svg:x1="11.8cm" svg:y1="14.8cm" svg:x2="12.8cm" svg:y2="14.8cm">
          <text:p/>
        </draw:line>
        <draw:line draw:style-name="gr10" draw:text-style-name="P7" draw:layer="layout" svg:x1="12.9cm" svg:y1="14.8cm" svg:x2="12.9cm" svg:y2="15.3cm">
          <text:p/>
        </draw:line>
        <draw:line draw:style-name="gr9" draw:text-style-name="P7" draw:layer="layout" svg:x1="12.9cm" svg:y1="16.6cm" svg:x2="14.4cm" svg:y2="16.6cm">
          <text:p/>
        </draw:line>
        <draw:line draw:style-name="gr11" draw:text-style-name="P7" draw:layer="layout" svg:x1="14.3cm" svg:y1="16.6cm" svg:x2="15.8cm" svg:y2="16.6cm">
          <text:p/>
        </draw:line>
        <draw:line draw:style-name="gr9" draw:text-style-name="P7" draw:layer="layout" svg:x1="12.9cm" svg:y1="15.6cm" svg:x2="12.9cm" svg:y2="16.6cm">
          <text:p/>
        </draw:line>
        <draw:frame draw:style-name="SmallSlideNote" draw:text-style-name="P13" draw:layer="layout" svg:width="2cm" svg:height="2.5cm" svg:x="20cm" svg:y="5.6cm">
          <draw:text-box>
            <text:p><text:span text:style-name="T15">~</text:span></text:p>
          </draw:text-box>
        </draw:frame>
        <draw:frame draw:style-name="SmallSlideNote" draw:layer="layout" svg:width="7.137cm" svg:height="2.5cm" svg:x="18.4cm" svg:y="9.6cm">
          <draw:text-box>
            <text:p>the destructor never has any parameters - <text:span text:style-name="T6">you</text:span> don't call it...</text:p>
          </draw:text-box>
        </draw:frame>
        <draw:line draw:style-name="gr9" draw:text-style-name="P7" draw:layer="layout" svg:x1="19.7cm" svg:y1="12cm" svg:x2="19.7cm" svg:y2="13.5cm">
          <text:p/>
        </draw:line>
        <draw:line draw:style-name="gr11" draw:text-style-name="P7" draw:layer="layout" svg:x1="19.7cm" svg:y1="13.5cm" svg:x2="19.7cm" svg:y2="16.5cm">
          <text:p/>
        </draw:line>
        <presentation:notes draw:style-name="dp2">
          <draw:page-thumbnail draw:style-name="gr1" draw:layer="layout" svg:width="14.848cm" svg:height="11.136cm" svg:x="3.075cm" svg:y="2.257cm" draw:page-number="9" presentation:class="page"/>
          <draw:frame presentation:style-name="pr3" draw:text-style-name="P6"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3 Types of Storage </text:p>
          </draw:text-box>
        </draw:frame>
        <draw:frame presentation:style-name="pr2" draw:layer="layout" svg:width="25.199cm" svg:height="17cm" svg:x="1.4cm" svg:y="3cm" presentation:class="outline">
          <draw:text-box>
            <text:list text:style-name="L2">
              <text:list-item>
                <text:p>static - eg global variables</text:p>
              </text:list-item>
              <text:list-item>
                <text:p>automatic - eg local variables</text:p>
              </text:list-item>
              <text:list-item>
                <text:p>dynamic - using a new expression</text:p>
              </text:list-item>
            </text:list>
          </draw:text-box>
        </draw:frame>
        <draw:custom-shape draw:style-name="gr33" draw:text-style-name="P2" draw:layer="layout" svg:width="20.324cm" svg:height="6.684cm" svg:x="3.66cm" svg:y="9.928cm">
          <text:p><text:span text:style-name="T2">date global(2011,3,7);</text:span></text:p>
          <text:p><text:span text:style-name="T2"/></text:p>
          <text:p><text:span text:style-name="T2">int main()</text:span></text:p>
          <text:p><text:span text:style-name="T2">{</text:span></text:p>
          <text:p><text:span text:style-name="T2"><text:s text:c="3"/></text:span><text:span text:style-name="T2">date local(2011,3,7);</text:span></text:p>
          <text:p><text:span text:style-name="T2"><text:s text:c="3"/></text:span><text:span text:style-name="T2">date * dynamic = new date(2011,3,7);</text:span></text:p>
          <text:p><text:span text:style-name="T2">}</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0" presentation:class="page"/>
          <draw:frame presentation:style-name="pr3" draw:text-style-name="P6"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tatic Storage</text:p>
          </draw:text-box>
        </draw:frame>
        <draw:frame presentation:style-name="pr2" draw:layer="layout" svg:width="25.199cm" svg:height="17cm" svg:x="1.4cm" svg:y="3cm" presentation:class="outline" presentation:user-transformed="true">
          <draw:text-box>
            <text:list text:style-name="L2">
              <text:list-item>
                <text:p>The order of initialization within a translation unit is defined: left to right, top to bottom</text:p>
              </text:list-item>
              <text:list-item>
                <text:p>The order of initialization across translation units is <text:span text:style-name="T9">undefined</text:span></text:p>
              </text:list-item>
            </text:list>
          </draw:text-box>
        </draw:frame>
        <draw:custom-shape draw:style-name="gr34" draw:text-style-name="P2" draw:layer="layout" svg:width="12.794cm" svg:height="7.615cm" svg:x="2.406cm" svg:y="9.8cm">
          <text:p><text:span text:style-name="T2">date global(2011,3,7);</text:span></text:p>
          <text:p><text:span text:style-name="T2"/></text:p>
          <text:p><text:span text:style-name="T2">int main()</text:span></text:p>
          <text:p><text:span text:style-name="T2">{</text:span></text:p>
          <text:p><text:span text:style-name="T2"><text:s text:c="3"/></text:span><text:span text:style-name="T2">...</text:span></text:p>
          <text:p><text:span text:style-name="T2">}</text:span></text:p>
          <text:p><text:span text:style-name="T2"/></text:p>
          <text:p><text:span text:style-name="T2">// global.~date()</text:span></text:p>
          <draw:enhanced-geometry svg:viewBox="0 0 21600 21600" draw:type="rectangle" draw:enhanced-path="M 0 0 L 21600 0 21600 21600 0 21600 0 0 Z N"/>
        </draw:custom-shape>
        <draw:frame draw:style-name="gr35" draw:text-style-name="P11" draw:layer="layout" svg:width="9.746cm" svg:height="3.656cm" svg:x="17.054cm" svg:y="9.39cm">
          <draw:text-box>
            <text:p><text:span text:style-name="T12">global's constructor is called </text:span><text:span text:style-name="T14">before</text:span><text:span text:style-name="T12"> main starts</text:span></text:p>
          </draw:text-box>
        </draw:frame>
        <draw:frame draw:style-name="gr35" draw:text-style-name="P11" draw:layer="layout" svg:width="9.746cm" svg:height="3.656cm" svg:x="16.9cm" svg:y="15.144cm">
          <draw:text-box>
            <text:p><text:span text:style-name="T12">global's destructor is called </text:span><text:span text:style-name="T14">after</text:span><text:span text:style-name="T12"> main finishes</text:span></text:p>
          </draw:text-box>
        </draw:frame>
        <draw:line draw:style-name="gr9" draw:text-style-name="P7" draw:layer="layout" svg:x1="16.7cm" svg:y1="10.3cm" svg:x2="15.2cm" svg:y2="10.3cm">
          <text:p/>
        </draw:line>
        <draw:line draw:style-name="gr10" draw:text-style-name="P7" draw:layer="layout" svg:x1="15.3cm" svg:y1="10.3cm" svg:x2="13.8cm" svg:y2="10.3cm">
          <text:p/>
        </draw:line>
        <draw:line draw:style-name="gr9" draw:text-style-name="P7" draw:layer="layout" svg:x1="16.6cm" svg:y1="16.9cm" svg:x2="15.1cm" svg:y2="16.9cm">
          <text:p/>
        </draw:line>
        <draw:line draw:style-name="gr10" draw:text-style-name="P7" draw:layer="layout" svg:x1="15.2cm" svg:y1="16.9cm" svg:x2="11.2cm" svg:y2="16.9cm">
          <text:p/>
        </draw:line>
        <presentation:notes draw:style-name="dp2">
          <draw:page-thumbnail draw:style-name="gr1" draw:layer="layout" svg:width="14.848cm" svg:height="11.136cm" svg:x="3.075cm" svg:y="2.257cm" draw:page-number="11" presentation:class="page"/>
          <draw:frame presentation:style-name="pr3" draw:text-style-name="P6"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utomatic Storage</text:p>
          </draw:text-box>
        </draw:frame>
        <draw:frame presentation:style-name="pr2" draw:layer="layout" svg:width="25.199cm" svg:height="17cm" svg:x="1.4cm" svg:y="3cm" presentation:class="outline" presentation:user-transformed="true">
          <draw:text-box>
            <text:list text:style-name="L2">
              <text:list-item>
                <text:p>A parameter object or local object is automatically destructed when it goes out of scope</text:p>
              </text:list-item>
            </text:list>
          </draw:text-box>
        </draw:frame>
        <draw:custom-shape draw:style-name="gr34" draw:text-style-name="P2" draw:layer="layout" svg:width="12.794cm" svg:height="10.408cm" svg:x="3.406cm" svg:y="8.5cm">
          <text:p><text:span text:style-name="T2">void eg(date param)</text:span></text:p>
          <text:p><text:span text:style-name="T2">{</text:span></text:p>
          <text:p><text:span text:style-name="T2"><text:s text:c="3"/></text:span><text:span text:style-name="T2">for (...)</text:span></text:p>
          <text:p><text:span text:style-name="T2"><text:s text:c="3"/></text:span><text:span text:style-name="T2">{</text:span></text:p>
          <text:p><text:span text:style-name="T2"><text:s text:c="7"/></text:span><text:span text:style-name="T2">date local;</text:span></text:p>
          <text:p><text:span text:style-name="T2"><text:s text:c="7"/></text:span><text:span text:style-name="T2">...</text:span></text:p>
          <text:p><text:span text:style-name="T2"><text:s text:c="7"/></text:span><text:span text:style-name="T2">...</text:span></text:p>
          <text:p><text:span text:style-name="T2"><text:s text:c="7"/></text:span><text:span text:style-name="T2">// local.~date()</text:span></text:p>
          <text:p><text:span text:style-name="T2"><text:s text:c="3"/></text:span><text:span text:style-name="T2">}</text:span></text:p>
          <text:p><text:span text:style-name="T2"><text:s text:c="3"/></text:span><text:span text:style-name="T2">// param.~date()</text:span></text:p>
          <text:p><text:span text:style-name="T2">}</text:span></text:p>
          <draw:enhanced-geometry svg:viewBox="0 0 21600 21600" draw:type="rectangle" draw:enhanced-path="M 0 0 L 21600 0 21600 21600 0 21600 0 0 Z N"/>
        </draw:custom-shape>
        <draw:line draw:style-name="gr10" draw:text-style-name="P7" draw:layer="layout" svg:x1="13.2cm" svg:y1="12.8cm" svg:x2="16.2cm" svg:y2="12.8cm">
          <text:p/>
        </draw:line>
        <draw:line draw:style-name="gr9" draw:text-style-name="P7" draw:layer="layout" svg:x1="16.2cm" svg:y1="12.8cm" svg:x2="18.7cm" svg:y2="12.8cm">
          <text:p/>
        </draw:line>
        <draw:line draw:style-name="gr9" draw:text-style-name="P7" draw:layer="layout" svg:x1="18.7cm" svg:y1="12.8cm" svg:x2="18.7cm" svg:y2="15.8cm">
          <text:p/>
        </draw:line>
        <draw:line draw:style-name="gr9" draw:text-style-name="P7" draw:layer="layout" svg:x1="16.2cm" svg:y1="15.8cm" svg:x2="18.7cm" svg:y2="15.8cm">
          <text:p/>
        </draw:line>
        <draw:line draw:style-name="gr11" draw:text-style-name="P7" draw:layer="layout" svg:x1="16.2cm" svg:y1="15.8cm" svg:x2="15.2cm" svg:y2="15.8cm">
          <text:p/>
        </draw:line>
        <draw:line draw:style-name="gr10" draw:text-style-name="P7" draw:layer="layout" svg:x1="13.7cm" svg:y1="9cm" svg:x2="16.2cm" svg:y2="9cm">
          <text:p/>
        </draw:line>
        <draw:line draw:style-name="gr9" draw:text-style-name="P7" draw:layer="layout" svg:x1="16.2cm" svg:y1="9cm" svg:x2="21.2cm" svg:y2="9cm">
          <text:p/>
        </draw:line>
        <draw:line draw:style-name="gr9" draw:text-style-name="P7" draw:layer="layout" svg:x1="21.2cm" svg:y1="9cm" svg:x2="21.2cm" svg:y2="17.5cm">
          <text:p/>
        </draw:line>
        <draw:line draw:style-name="gr9" draw:text-style-name="P7" draw:layer="layout" svg:x1="21.2cm" svg:y1="17.6cm" svg:x2="16.2cm" svg:y2="17.6cm">
          <text:p/>
        </draw:line>
        <draw:line draw:style-name="gr11" draw:text-style-name="P7" draw:layer="layout" svg:x1="16.2cm" svg:y1="17.5cm" svg:x2="13.7cm" svg:y2="17.5cm">
          <text:p/>
        </draw:line>
        <presentation:notes draw:style-name="dp2">
          <draw:page-thumbnail draw:style-name="gr1" draw:layer="layout" svg:width="14.848cm" svg:height="11.136cm" svg:x="3.075cm" svg:y="2.257cm" draw:page-number="12" presentation:class="page"/>
          <draw:frame presentation:style-name="pr3" draw:text-style-name="P6"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Dynamic Storage</text:p>
          </draw:text-box>
        </draw:frame>
        <draw:frame presentation:style-name="pr2" draw:layer="layout" svg:width="25.199cm" svg:height="17cm" svg:x="1.4cm" svg:y="3cm" presentation:class="outline" presentation:user-transformed="true">
          <draw:text-box>
            <text:list text:style-name="L2">
              <text:list-item>
                <text:p>Create a dynamic object with a <text:span text:style-name="T6">new</text:span> expression </text:p>
                <text:list>
                  <text:list-item>
                    <text:p>Allocates memory dynamically, like malloc()</text:p>
                  </text:list-item>
                  <text:list-item>
                    <text:p>Constructs an object in that memory</text:p>
                  </text:list-item>
                  <text:list-item>
                    <text:p>Returns a strongly typed pointer to the object</text:p>
                  </text:list-item>
                </text:list>
              </text:list-item>
            </text:list>
          </draw:text-box>
        </draw:frame>
        <draw:custom-shape draw:style-name="gr36" draw:text-style-name="P2" draw:layer="layout" svg:width="21.849cm" svg:height="3.891cm" svg:x="3cm" svg:y="13.3cm">
          <text:p><text:span text:style-name="T2">int main()</text:span></text:p>
          <text:p><text:span text:style-name="T2">{</text:span></text:p>
          <text:p><text:span text:style-name="T2"><text:s text:c="4"/></text:span><text:span text:style-name="T2">date * ptr = new date(2011, 3, 19); <text:s text:c="2"/></text:span></text:p>
          <text:p><text:span text:style-name="T2">}</text:span></text:p>
          <draw:enhanced-geometry svg:viewBox="0 0 21600 21600" draw:type="rectangle" draw:enhanced-path="M 0 0 L 21600 0 21600 21600 0 21600 0 0 Z N"/>
        </draw:custom-shape>
        <draw:frame draw:style-name="gr35" draw:text-style-name="P12" draw:layer="layout" svg:width="8.599cm" svg:height="1.4cm" svg:x="15cm" svg:y="11.3cm">
          <draw:text-box>
            <text:p><text:span text:style-name="T16">new keyword</text:span></text:p>
          </draw:text-box>
        </draw:frame>
        <draw:line draw:style-name="gr10" draw:text-style-name="P7" draw:layer="layout" svg:x1="12.5cm" svg:y1="14.8cm" svg:x2="12.5cm" svg:y2="13.3cm">
          <text:p/>
        </draw:line>
        <draw:line draw:style-name="gr9" draw:text-style-name="P7" draw:layer="layout" svg:x1="12.5cm" svg:y1="11.8cm" svg:x2="12.5cm" svg:y2="13.3cm">
          <text:p/>
        </draw:line>
        <draw:line draw:style-name="gr9" draw:text-style-name="P7" draw:layer="layout" svg:x1="14.5cm" svg:y1="11.8cm" svg:x2="12.5cm" svg:y2="11.8cm">
          <text:p/>
        </draw:line>
        <draw:line draw:style-name="gr10" draw:text-style-name="P7" draw:layer="layout" svg:x1="14.4cm" svg:y1="16.4cm" svg:x2="14.4cm" svg:y2="17.4cm">
          <text:p/>
        </draw:line>
        <draw:line draw:style-name="gr9" draw:text-style-name="P7" draw:layer="layout" svg:x1="14.4cm" svg:y1="17.4cm" svg:x2="14.4cm" svg:y2="18.9cm">
          <text:p/>
        </draw:line>
        <draw:line draw:style-name="gr9" draw:text-style-name="P7" draw:layer="layout" svg:x1="6.4cm" svg:y1="17.3cm" svg:x2="6.4cm" svg:y2="18.8cm">
          <text:p/>
        </draw:line>
        <draw:line draw:style-name="gr9" draw:text-style-name="P7" draw:layer="layout" svg:x1="6.4cm" svg:y1="18.9cm" svg:x2="14.4cm" svg:y2="18.9cm">
          <text:p/>
        </draw:line>
        <draw:line draw:style-name="gr10" draw:text-style-name="P7" draw:layer="layout" svg:x1="15.1cm" svg:y1="16.3cm" svg:x2="15.1cm" svg:y2="17.3cm">
          <text:p/>
        </draw:line>
        <draw:line draw:style-name="gr10" draw:text-style-name="P7" draw:layer="layout" svg:x1="22.2cm" svg:y1="16.3cm" svg:x2="22.2cm" svg:y2="17.3cm">
          <text:p/>
        </draw:line>
        <draw:line draw:style-name="gr9" draw:text-style-name="P7" draw:layer="layout" svg:x1="15.1cm" svg:y1="17.3cm" svg:x2="15.1cm" svg:y2="18.3cm">
          <text:p/>
        </draw:line>
        <draw:line draw:style-name="gr9" draw:text-style-name="P7" draw:layer="layout" svg:x1="22.2cm" svg:y1="17.3cm" svg:x2="22.2cm" svg:y2="18.3cm">
          <text:p/>
        </draw:line>
        <draw:line draw:style-name="gr9" draw:text-style-name="P7" draw:layer="layout" svg:x1="15.1cm" svg:y1="18.3cm" svg:x2="22.1cm" svg:y2="18.3cm">
          <text:p/>
        </draw:line>
        <draw:frame draw:style-name="gr35" draw:text-style-name="P12" draw:layer="layout" svg:width="8.599cm" svg:height="1.4cm" svg:x="16.401cm" svg:y="18.5cm">
          <draw:text-box>
            <text:p><text:span text:style-name="T16">object construction</text:span></text:p>
          </draw:text-box>
        </draw:frame>
        <draw:line draw:style-name="gr11" draw:text-style-name="P7" draw:layer="layout" svg:x1="6.4cm" svg:y1="17.3cm" svg:x2="6.4cm" svg:y2="15.8cm">
          <text:p/>
        </draw:line>
        <draw:line draw:style-name="gr11" draw:text-style-name="P7" draw:layer="layout" svg:x1="8cm" svg:y1="17.3cm" svg:x2="8cm" svg:y2="15.8cm">
          <text:p/>
        </draw:line>
        <draw:g>
          <draw:custom-shape draw:style-name="gr18" draw:text-style-name="P9" draw:layer="layout" svg:width="0.317cm" svg:height="1.512cm" draw:transform="skewX (-0.00191986217719344) rotate (-2.35619449019309) translate (25.567cm 18.038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19" draw:text-style-name="P9" draw:layer="layout" svg:width="0.317cm" svg:height="1.512cm" draw:transform="skewX (-0.00191986217719344) rotate (-2.35619449019309) translate (25.567cm 18.038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8" draw:text-style-name="P9" draw:layer="layout" svg:width="0.297cm" svg:height="1.515cm" draw:transform="rotate (-2.35619449019309) translate (25.762cm 17.85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19" draw:text-style-name="P9" draw:layer="layout" svg:width="0.297cm" svg:height="1.515cm" draw:transform="rotate (-2.35619449019309) translate (25.762cm 17.85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0" draw:text-style-name="P9" draw:layer="layout" svg:width="0.116cm" svg:height="0.281cm" draw:transform="rotate (-2.35619449019309) translate (25.539cm 18.006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0" draw:text-style-name="P9" draw:layer="layout" svg:width="0.1cm" svg:height="0.245cm" draw:transform="rotate (-2.35619449019309) translate (25.601cm 17.89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0" draw:text-style-name="P9" draw:layer="layout" svg:width="0.205cm" svg:height="0.295cm" draw:transform="skewX (0.00331612557878862) rotate (-2.35619449019309) translate (25.26cm 17.792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0" draw:text-style-name="P9" draw:layer="layout" svg:width="0.153cm" svg:height="0.114cm" draw:transform="skewX (0.00872664625996992) rotate (-2.35619449019309) translate (24.98cm 17.524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0" draw:text-style-name="P9" draw:layer="layout" svg:width="0.297cm" svg:height="1.484cm" draw:transform="rotate (-2.35619449019309) translate (25.754cm 17.841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0" draw:text-style-name="P9" draw:layer="layout" svg:width="0.351cm" svg:height="1.515cm" draw:transform="rotate (-2.35619449019309) translate (25.575cm 18.03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0" draw:text-style-name="P9" draw:layer="layout" svg:width="0.229cm" svg:height="0.217cm" draw:transform="skewX (0.00453785605518444) rotate (-2.35619449019309) translate (25.661cm 17.97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0" draw:text-style-name="P9" draw:layer="layout" svg:width="0.023cm" svg:height="0.016cm" draw:transform="rotate (-2.35619449019309) translate (25.532cm 18.068cm)">
            <text:p/>
            <draw:enhanced-geometry svg:viewBox="0 0 70 35" draw:type="non-primitive" draw:enhanced-path="M 0 0 L 9 5 17 9 26 15 34 20 43 24 52 29 61 32 70 35 0 0 Z N"/>
          </draw:custom-shape>
          <draw:custom-shape draw:style-name="gr20" draw:text-style-name="P9" draw:layer="layout" svg:width="0.098cm" svg:height="0.125cm" draw:transform="skewX (0.00802851455917238) rotate (-2.35619449019309) translate (25.545cm 18.038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0" draw:text-style-name="P9" draw:layer="layout" svg:width="0.188cm" svg:height="0.09cm" draw:transform="skewX (0.0111701072127617) rotate (-2.35619449019309) translate (25.291cm 17.97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0" draw:text-style-name="P9" draw:layer="layout" svg:width="0.079cm" svg:height="0.151cm" draw:transform="rotate (-2.35619449019309) translate (25.269cm 18.186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0" draw:text-style-name="P9" draw:layer="layout" svg:width="0.062cm" svg:height="0.146cm" draw:transform="skewX (0.0136135681655531) rotate (-2.35619449019309) translate (25.275cm 18.169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0" draw:text-style-name="P9" draw:layer="layout" svg:width="0.052cm" svg:height="0.1cm" draw:transform="skewX (0.00994837673636582) rotate (-2.35619449019309) translate (25.224cm 18.184cm)">
            <text:p/>
            <draw:enhanced-geometry svg:viewBox="0 0 175 243" draw:type="non-primitive" draw:enhanced-path="M 0 243 L 11 229 22 213 32 198 42 182 54 167 64 152 74 136 84 120 96 105 106 89 117 73 129 59 140 44 151 29 163 14 175 0 0 243 Z N"/>
          </draw:custom-shape>
          <draw:custom-shape draw:style-name="gr20" draw:text-style-name="P9" draw:layer="layout" svg:width="0.083cm" svg:height="0.145cm" draw:transform="skewX (0.006981317007976) rotate (-2.35619449019309) translate (25.25cm 18.17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0" draw:text-style-name="P9" draw:layer="layout" svg:width="0.049cm" svg:height="0.087cm" draw:transform="skewX (-0.0115191730631605) rotate (-2.35619449019309) translate (25.232cm 18.217cm)">
            <text:p/>
            <draw:enhanced-geometry svg:viewBox="0 0 157 211" draw:type="non-primitive" draw:enhanced-path="M 157 0 L 147 14 137 26 127 39 115 51 104 64 94 76 82 89 72 102 61 115 51 127 40 141 31 154 22 168 14 182 6 196 0 211 157 0 Z N"/>
          </draw:custom-shape>
          <draw:custom-shape draw:style-name="gr20" draw:text-style-name="P9" draw:layer="layout" svg:width="0.022cm" svg:height="0.087cm" draw:transform="skewX (-0.0230383461263208) rotate (-2.35619449019309) translate (25.195cm 18.164cm)">
            <text:p/>
            <draw:enhanced-geometry svg:viewBox="0 0 70 209" draw:type="non-primitive" draw:enhanced-path="M 0 209 L 5 197 10 183 14 171 19 157 22 144 27 131 31 118 36 104 40 91 44 78 48 65 53 52 57 38 61 26 65 12 70 0 0 209 Z N"/>
          </draw:custom-shape>
          <draw:custom-shape draw:style-name="gr20" draw:text-style-name="P9" draw:layer="layout" svg:width="0.194cm" svg:height="0.29cm" draw:transform="rotate (-2.35619449019309) translate (25.079cm 17.8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0" draw:text-style-name="P9" draw:layer="layout" svg:width="0.062cm" svg:height="0.02cm" draw:transform="rotate (-2.35619449019309) translate (25.041cm 17.847cm)">
            <text:p/>
            <draw:enhanced-geometry svg:viewBox="0 0 193 50" draw:type="non-primitive" draw:enhanced-path="M 193 0 L 181 3 168 7 156 11 143 17 131 23 117 27 105 33 92 38 79 42 66 46 55 49 42 50 31 49 21 46 11 43 0 36 193 0 Z N"/>
          </draw:custom-shape>
          <draw:custom-shape draw:style-name="gr20" draw:text-style-name="P9" draw:layer="layout" svg:width="0.086cm" svg:height="0.072cm" draw:transform="rotate (-2.35619449019309) translate (25.064cm 17.892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0" draw:text-style-name="P9" draw:layer="layout" svg:width="0.253cm" svg:height="0.413cm" draw:transform="rotate (-2.35619449019309) translate (24.693cm 17.58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0" draw:text-style-name="P9" draw:layer="layout" svg:width="0.195cm" svg:height="0.287cm" draw:transform="rotate (-2.35619449019309) translate (25.514cm 17.447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0" draw:text-style-name="P9" draw:layer="layout" svg:width="0.256cm" svg:height="0.409cm" draw:transform="skewX (0.0024434609527916) rotate (-2.35619449019309) translate (25.277cm 16.995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0" draw:text-style-name="P9" draw:layer="layout" svg:width="0.071cm" svg:height="0.071cm" draw:transform="rotate (-2.35619449019309) translate (25.404cm 17.537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0" draw:text-style-name="P9" draw:layer="layout" svg:width="0.226cm" svg:height="0.205cm" draw:transform="rotate (-2.35619449019309) translate (25.718cm 17.683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0" draw:text-style-name="P9" draw:layer="layout" svg:width="0.006cm" svg:height="0.003cm" draw:transform="rotate (-2.35619449019309) translate (25.44cm 17.694cm)">
            <text:p/>
            <draw:enhanced-geometry svg:viewBox="0 0 17 0" draw:type="non-primitive" draw:enhanced-path="M 0 0 L 4 0 9 0 12 0 17 0 0 0 Z N"/>
          </draw:custom-shape>
          <draw:custom-shape draw:style-name="gr20" draw:text-style-name="P9" draw:layer="layout" svg:width="0.133cm" svg:height="0.099cm" draw:transform="rotate (-2.35619449019309) translate (25.678cm 17.677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8" draw:text-style-name="P9" draw:layer="layout" svg:width="0.246cm" svg:height="0.1cm" draw:transform="skewX (-0.00994837673636581) rotate (-2.35619449019309) translate (25.162cm 17.357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8" draw:text-style-name="P9" draw:layer="layout" svg:width="0.256cm" svg:height="0.116cm" draw:transform="rotate (-2.35619449019309) translate (25.079cm 17.2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8" draw:text-style-name="P9" draw:layer="layout" svg:width="0.228cm" svg:height="0.016cm" draw:transform="rotate (-2.35619449019309) translate (24.927cm 17.17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8" draw:text-style-name="P9" draw:layer="layout" svg:width="0.27cm" svg:height="0.1cm" draw:transform="skewX (-0.0099483767363658) rotate (-2.35619449019309) translate (24.956cm 17.15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8" draw:text-style-name="P9" draw:layer="layout" svg:width="0.283cm" svg:height="0.09cm" draw:transform="skewX (0.0111701072127616) rotate (-2.35619449019309) translate (24.888cm 17.032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8" draw:text-style-name="P9" draw:layer="layout" svg:width="0.133cm" svg:height="0.17cm" draw:transform="rotate (-2.35619449019309) translate (25.379cm 17.644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8" draw:text-style-name="P9" draw:layer="layout" svg:width="0.027cm" svg:height="0.027cm" draw:transform="rotate (-2.35619449019309) translate (25.279cm 17.689cm)">
            <text:p/>
            <draw:enhanced-geometry svg:viewBox="0 0 86 72" draw:type="non-primitive" draw:enhanced-path="M 0 0 L 10 9 21 18 32 27 43 35 54 44 65 53 76 62 86 72 0 0 Z N"/>
          </draw:custom-shape>
          <draw:custom-shape draw:style-name="gr18" draw:text-style-name="P9" draw:layer="layout" svg:width="0.083cm" svg:height="0.206cm" draw:transform="rotate (-2.35619449019309) translate (25.615cm 17.92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8" draw:text-style-name="P9" draw:layer="layout" svg:width="0.064cm" svg:height="0.092cm" draw:transform="rotate (-2.35619449019309) translate (25.148cm 17.8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8" draw:text-style-name="P9" draw:layer="layout" svg:width="0.086cm" svg:height="0.395cm" draw:transform="rotate (-2.35619449019309) translate (24.827cm 17.606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8" draw:text-style-name="P9" draw:layer="layout" svg:width="0.33cm" svg:height="0.089cm" draw:transform="rotate (-2.35619449019309) translate (24.784cm 16.978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1" draw:text-style-name="P9" draw:layer="layout" svg:width="0.301cm" svg:height="0.046cm" draw:transform="skewX (-0.0218166156499249) rotate (-2.35619449019309) translate (25.462cm 17.726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1" draw:text-style-name="P9" draw:layer="layout" svg:width="0.153cm" svg:height="0.318cm" draw:transform="rotate (-2.35619449019309) translate (25.471cm 17.6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1" draw:text-style-name="P9" draw:layer="layout" svg:width="0.153cm" svg:height="0.346cm" draw:transform="skewX (0.00296705972838981) rotate (-2.35619449019309) translate (25.256cm 17.85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1" draw:text-style-name="P9" draw:layer="layout" svg:width="0.421cm" svg:height="0.03cm" draw:transform="rotate (-2.35619449019309) translate (25.244cm 17.41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1" draw:text-style-name="P9" draw:layer="layout" svg:width="0.015cm" svg:height="0.005cm" draw:transform="skewX (0.197396738400521) rotate (-2.35619449019309) translate (24.913cm 17.726cm)">
            <text:p/>
            <draw:enhanced-geometry svg:viewBox="0 0 54 0" draw:type="non-primitive" draw:enhanced-path="M 0 0 L 0 0 6 0 13 0 20 0 27 0 34 0 41 0 47 0 54 0 N"/>
          </draw:custom-shape>
          <draw:custom-shape draw:style-name="gr21" draw:text-style-name="P9" draw:layer="layout" svg:width="0.412cm" svg:height="0.03cm" draw:transform="skewX (-0.0333357887130854) rotate (-2.35619449019309) translate (25.183cm 17.405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1" draw:text-style-name="P9" draw:layer="layout" svg:width="0.517cm" svg:height="0.045cm" draw:transform="rotate (-2.35619449019309) translate (25.168cm 17.266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1" draw:text-style-name="P9" draw:layer="layout" svg:width="0.003cm" svg:height="0.014cm" draw:transform="rotate (-2.35619449019309) translate (24.786cm 17.664cm)">
            <text:p/>
            <draw:enhanced-geometry svg:viewBox="0 0 0 36" draw:type="non-primitive" draw:enhanced-path="M 0 0 L 0 0 0 4 0 9 0 13 0 18 0 22 0 27 0 32 0 36 N"/>
          </draw:custom-shape>
          <draw:custom-shape draw:style-name="gr21" draw:text-style-name="P9" draw:layer="layout" svg:width="0.561cm" svg:height="0.063cm" draw:transform="skewX (-0.0158824961931455) rotate (-2.35619449019309) translate (25.07cm 17.15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1" draw:text-style-name="P9" draw:layer="layout" svg:width="0.583cm" svg:height="0.046cm" draw:transform="skewX (-0.0218166156499249) rotate (-2.35619449019309) translate (24.923cm 17.04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1" draw:text-style-name="P9" draw:layer="layout" svg:width="0.576cm" svg:height="0.046cm" draw:transform="skewX (0.0218166156499251) rotate (-2.35619449019309) translate (24.844cm 16.95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1" draw:text-style-name="P9" draw:layer="layout" svg:width="0.53cm" svg:height="0.091cm" draw:transform="skewX (0.0109955742875622) rotate (-2.35619449019309) translate (24.779cm 16.915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1" draw:text-style-name="P9" draw:layer="layout" svg:width="0.064cm" svg:height="0.004cm" draw:transform="rotate (-2.35619449019309) translate (24.541cm 16.952cm)">
            <text:p/>
            <draw:enhanced-geometry svg:viewBox="0 0 210 0" draw:type="non-primitive" draw:enhanced-path="M 0 0 L 0 0 14 0 27 0 40 0 53 0 67 0 80 0 93 0 106 0 119 0 132 0 145 0 158 0 171 0 184 0 198 0 210 0 N"/>
          </draw:custom-shape>
          <draw:custom-shape draw:style-name="gr21" draw:text-style-name="P9" draw:layer="layout" svg:width="0.008cm" svg:height="0.015cm" draw:transform="skewX (-0.132470490226345) rotate (-2.35619449019309) translate (24.48cm 17.058cm)">
            <text:p/>
            <draw:enhanced-geometry svg:viewBox="0 0 34 35" draw:type="non-primitive" draw:enhanced-path="M 0 35 L 0 35 4 30 9 27 13 22 17 18 21 13 26 9 30 4 34 0 N"/>
          </draw:custom-shape>
          <draw:custom-shape draw:style-name="gr22" draw:text-style-name="P9" draw:layer="layout" svg:width="0.06cm" svg:height="0.144cm" draw:transform="skewX (-0.0139626340159521) rotate (-2.35619449019309) translate (25.532cm 17.944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2" draw:text-style-name="P9" draw:layer="layout" svg:width="0.066cm" svg:height="0.102cm" draw:transform="rotate (-2.35619449019309) translate (25.323cm 17.606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2" draw:text-style-name="P9" draw:layer="layout" svg:width="0.142cm" svg:height="0.04cm" draw:transform="skewX (0.0249582083035142) rotate (-2.35619449019309) translate (25.109cm 17.378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2" draw:text-style-name="P9" draw:layer="layout" svg:width="0.017cm" svg:height="0.014cm" draw:transform="rotate (-2.35619449019309) translate (25.011cm 17.446cm)">
            <text:p/>
            <draw:enhanced-geometry svg:viewBox="0 0 54 35" draw:type="non-primitive" draw:enhanced-path="M 0 35 L 7 30 13 26 20 20 25 16 32 11 39 6 46 3 54 0 0 35 Z N"/>
          </draw:custom-shape>
          <draw:custom-shape draw:style-name="gr22" draw:text-style-name="P9" draw:layer="layout" svg:width="0.099cm" svg:height="0.064cm" draw:transform="rotate (-2.35619449019309) translate (24.964cm 17.31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2" draw:text-style-name="P9" draw:layer="layout" svg:width="0.079cm" svg:height="0.056cm" draw:transform="skewX (-0.0178023583703389) rotate (-2.35619449019309) translate (24.864cm 17.2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2" draw:text-style-name="P9" draw:layer="layout" svg:width="0.079cm" svg:height="0.058cm" draw:transform="rotate (-2.35619449019309) translate (24.799cm 17.155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2" draw:text-style-name="P9" draw:layer="layout" svg:width="0.017cm" svg:height="0.004cm" draw:transform="rotate (-2.35619449019309) translate (24.732cm 17.131cm)">
            <text:p/>
            <draw:enhanced-geometry svg:viewBox="0 0 53 0" draw:type="non-primitive" draw:enhanced-path="M 53 0 L 46 0 40 0 34 0 27 0 20 0 13 0 6 0 0 0 53 0 Z N"/>
          </draw:custom-shape>
          <draw:custom-shape draw:style-name="gr22" draw:text-style-name="P9" draw:layer="layout" svg:width="0.082cm" svg:height="0.045cm" draw:transform="skewX (-0.0221656815003237) rotate (-2.35619449019309) translate (24.653cm 17.0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19" draw:text-style-name="P9" draw:layer="layout" svg:width="0.01cm" svg:height="0.013cm" draw:transform="skewX (0.076794487087736) rotate (-2.35619449019309) translate (25.195cm 18.247cm)">
            <text:p/>
            <draw:enhanced-geometry svg:viewBox="0 0 35 36" draw:type="non-primitive" draw:enhanced-path="M 35 0 L 35 0 31 5 26 10 22 14 17 17 13 22 9 27 5 31 0 36 N"/>
          </draw:custom-shape>
          <draw:custom-shape draw:style-name="gr19" draw:text-style-name="P9" draw:layer="layout" svg:width="0.038cm" svg:height="0.031cm" draw:transform="rotate (-2.35619449019309) translate (25.511cm 18.056cm)">
            <text:p/>
            <draw:enhanced-geometry svg:viewBox="0 0 123 78" draw:type="non-primitive" draw:enhanced-path="M 0 9 L 0 9 14 8 28 6 41 4 55 1 69 0 81 0 93 4 104 9 104 9 109 15 114 23 117 31 118 40 120 50 121 59 122 69 123 78 N"/>
          </draw:custom-shape>
          <draw:custom-shape draw:style-name="gr19" draw:text-style-name="P9" draw:layer="layout" svg:width="0.043cm" svg:height="0.012cm" draw:transform="skewX (0.0830776723949145) rotate (-2.35619449019309) translate (25.587cm 17.97cm)">
            <text:p/>
            <draw:enhanced-geometry svg:viewBox="0 0 140 34" draw:type="non-primitive" draw:enhanced-path="M 140 0 L 140 0 122 4 103 5 84 6 63 7 45 10 28 15 12 23 0 34 N"/>
          </draw:custom-shape>
          <draw:custom-shape draw:style-name="gr19" draw:text-style-name="P9" draw:layer="layout" svg:width="0.015cm" svg:height="0.043cm" draw:transform="skewX (-0.0232128790515202) rotate (-2.35619449019309) translate (25.597cm 17.947cm)">
            <text:p/>
            <draw:enhanced-geometry svg:viewBox="0 0 53 106" draw:type="non-primitive" draw:enhanced-path="M 0 106 L 0 106 6 92 13 79 20 66 27 53 33 40 39 27 46 14 53 0 N"/>
          </draw:custom-shape>
          <draw:custom-shape draw:style-name="gr19" draw:text-style-name="P9" draw:layer="layout" svg:width="0.004cm" svg:height="0.043cm" draw:transform="skewX (-0.0232128790515203) rotate (-2.35619449019309) translate (25.596cm 17.948cm)">
            <text:p/>
            <draw:enhanced-geometry svg:viewBox="0 0 11 106" draw:type="non-primitive" draw:enhanced-path="M 0 0 L 0 0 1 14 3 29 6 42 9 57 11 71 10 84 6 96 0 106 N"/>
          </draw:custom-shape>
          <draw:custom-shape draw:style-name="gr19" draw:text-style-name="P9" draw:layer="layout" svg:width="0.052cm" svg:height="0.038cm" draw:transform="skewX (-0.0263544717051094) rotate (-2.35619449019309) translate (25.498cm 18.056cm)">
            <text:p/>
            <draw:enhanced-geometry svg:viewBox="0 0 161 90" draw:type="non-primitive" draw:enhanced-path="M 0 20 L 0 20 21 18 44 14 67 8 89 3 111 0 130 1 146 7 157 20 157 20 161 32 160 43 155 56 147 67 138 76 128 84 117 88 105 90 N"/>
          </draw:custom-shape>
          <draw:custom-shape draw:style-name="gr19" draw:text-style-name="P9" draw:layer="layout" svg:width="0.012cm" svg:height="0.015cm" draw:transform="skewX (-0.132470490226345) rotate (-2.35619449019309) translate (25.496cm 18.109cm)">
            <text:p/>
            <draw:enhanced-geometry svg:viewBox="0 0 35 35" draw:type="non-primitive" draw:enhanced-path="M 35 35 L 35 35 31 31 26 25 23 18 18 12 15 6 10 3 6 0 0 1 N"/>
          </draw:custom-shape>
          <draw:custom-shape draw:style-name="gr19" draw:text-style-name="P9" draw:layer="layout" svg:width="0.015cm" svg:height="0.044cm" draw:transform="skewX (-0.045378560551844) rotate (-2.35619449019309) translate (25.605cm 17.947cm)">
            <text:p/>
            <draw:enhanced-geometry svg:viewBox="0 0 53 106" draw:type="non-primitive" draw:enhanced-path="M 53 0 L 53 0 46 10 37 17 28 25 19 33 11 41 4 50 0 59 0 70 0 70 3 78 7 83 14 88 22 91 30 95 38 98 46 101 53 106 N"/>
          </draw:custom-shape>
          <draw:custom-shape draw:style-name="gr19" draw:text-style-name="P9" draw:layer="layout" svg:width="0.489cm" svg:height="1.12cm" draw:transform="skewX (0.00174532925199395) rotate (-2.35619449019309) translate (25.587cm 18.154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3" draw:text-style-name="P9" draw:layer="layout" svg:width="0.064cm" svg:height="0.216cm" draw:transform="rotate (-2.35619449019309) translate (25.594cm 17.875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19" draw:text-style-name="P9" draw:layer="layout" svg:width="0.064cm" svg:height="0.216cm" draw:transform="rotate (-2.35619449019309) translate (25.594cm 17.875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3" draw:text-style-name="P9" draw:layer="layout" svg:width="0.078cm" svg:height="0.206cm" draw:transform="skewX (0.00977384381116647) rotate (-2.35619449019309) translate (25.62cm 17.85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19" draw:text-style-name="P9" draw:layer="layout" svg:width="0.078cm" svg:height="0.206cm" draw:transform="skewX (0.00977384381116647) rotate (-2.35619449019309) translate (25.62cm 17.85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3" draw:text-style-name="P9" draw:layer="layout" svg:width="0.068cm" svg:height="0.129cm" draw:transform="skewX (0.00767944870877351) rotate (-2.35619449019309) translate (25.615cm 17.86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19" draw:text-style-name="P9" draw:layer="layout" svg:width="0.068cm" svg:height="0.129cm" draw:transform="skewX (0.00767944870877351) rotate (-2.35619449019309) translate (25.615cm 17.86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3" draw:text-style-name="P9" draw:layer="layout" svg:width="0.068cm" svg:height="0.204cm" draw:transform="rotate (-2.35619449019309) translate (25.455cm 18.069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19" draw:text-style-name="P9" draw:layer="layout" svg:width="0.068cm" svg:height="0.204cm" draw:transform="rotate (-2.35619449019309) translate (25.455cm 18.069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3" draw:text-style-name="P9" draw:layer="layout" svg:width="0.074cm" svg:height="0.127cm" draw:transform="skewX (-0.00785398163397292) rotate (-2.35619449019309) translate (25.375cm 17.992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19" draw:text-style-name="P9" draw:layer="layout" svg:width="0.074cm" svg:height="0.127cm" draw:transform="skewX (-0.00785398163397292) rotate (-2.35619449019309) translate (25.375cm 17.992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3" draw:text-style-name="P9" draw:layer="layout" svg:width="0.052cm" svg:height="0.015cm" draw:transform="skewX (-0.0664970445009715) rotate (-2.35619449019309) translate (25.395cm 17.986cm)">
            <text:p/>
            <draw:enhanced-geometry svg:viewBox="0 0 175 34" draw:type="non-primitive" draw:enhanced-path="M 175 0 L 153 4 132 9 109 13 87 17 66 21 43 26 22 30 0 34 175 0 Z N"/>
          </draw:custom-shape>
          <draw:custom-shape draw:style-name="gr19" draw:text-style-name="P9" draw:layer="layout" svg:width="0.052cm" svg:height="0.015cm" draw:transform="skewX (-0.0664970445009715) rotate (-2.35619449019309) translate (25.395cm 17.986cm)">
            <text:p/>
            <draw:enhanced-geometry svg:viewBox="0 0 175 34" draw:type="non-primitive" draw:enhanced-path="M 175 0 L 175 0 153 4 132 9 109 13 87 17 66 21 43 26 22 30 0 34 N"/>
          </draw:custom-shape>
          <draw:custom-shape draw:style-name="gr23" draw:text-style-name="P9" draw:layer="layout" svg:width="0.061cm" svg:height="0.145cm" draw:transform="skewX (0.00698131700797607) rotate (-2.35619449019309) translate (25.536cm 17.732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19" draw:text-style-name="P9" draw:layer="layout" svg:width="0.061cm" svg:height="0.145cm" draw:transform="skewX (0.00698131700797607) rotate (-2.35619449019309) translate (25.536cm 17.732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3" draw:text-style-name="P9" draw:layer="layout" svg:width="0.052cm" svg:height="0.145cm" draw:transform="skewX (0.00698131700797602) rotate (-2.35619449019309) translate (25.312cm 17.986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19" draw:text-style-name="P9" draw:layer="layout" svg:width="0.052cm" svg:height="0.145cm" draw:transform="skewX (0.00698131700797602) rotate (-2.35619449019309) translate (25.312cm 17.986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2" draw:text-style-name="P9" draw:layer="layout" svg:width="0.014cm" svg:height="0.008cm" draw:transform="skewX (-0.124441975667172) rotate (-2.35619449019309) translate (25.191cm 18.289cm)">
            <text:p/>
            <draw:enhanced-geometry svg:viewBox="0 0 44 17" draw:type="non-primitive" draw:enhanced-path="M 44 17 L 38 15 33 13 28 10 23 8 17 7 11 5 6 2 0 0 44 17 Z N"/>
          </draw:custom-shape>
          <draw:custom-shape draw:style-name="gr19" draw:text-style-name="P9" draw:layer="layout" svg:width="0.014cm" svg:height="0.008cm" draw:transform="skewX (-0.124441975667172) rotate (-2.35619449019309) translate (25.191cm 18.289cm)">
            <text:p/>
            <draw:enhanced-geometry svg:viewBox="0 0 44 17" draw:type="non-primitive" draw:enhanced-path="M 44 17 L 44 17 38 15 33 13 28 10 23 8 17 7 11 5 6 2 0 0 N"/>
          </draw:custom-shape>
          <draw:custom-shape draw:style-name="gr23" draw:text-style-name="P9" draw:layer="layout" svg:width="0.171cm" svg:height="0.151cm" draw:transform="rotate (-2.35619449019309) translate (25.282cm 18.31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19" draw:text-style-name="P9" draw:layer="layout" svg:width="0.171cm" svg:height="0.151cm" draw:transform="rotate (-2.35619449019309) translate (25.282cm 18.31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3" draw:text-style-name="P9" draw:layer="layout" svg:width="0.151cm" svg:height="0.136cm" draw:transform="skewX (0.00733038285837475) rotate (-2.35619449019309) translate (24.747cm 17.844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19" draw:text-style-name="P9" draw:layer="layout" svg:width="0.151cm" svg:height="0.136cm" draw:transform="skewX (0.00733038285837475) rotate (-2.35619449019309) translate (24.747cm 17.844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3" draw:text-style-name="P9" draw:layer="layout" svg:width="0.21cm" svg:height="0.209cm" draw:transform="skewX (0.00471238898038366) rotate (-2.35619449019309) translate (24.236cm 17.48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19" draw:text-style-name="P9" draw:layer="layout" svg:width="0.21cm" svg:height="0.209cm" draw:transform="skewX (0.00471238898038366) rotate (-2.35619449019309) translate (24.236cm 17.48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3" draw:text-style-name="P9" draw:layer="layout" svg:width="0.051cm" svg:height="0.042cm" draw:transform="rotate (-2.35619449019309) translate (24.451cm 17.1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19" draw:text-style-name="P9" draw:layer="layout" svg:width="0.051cm" svg:height="0.042cm" draw:transform="rotate (-2.35619449019309) translate (24.451cm 17.1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3" draw:text-style-name="P9" draw:layer="layout" svg:width="0.042cm" svg:height="0.035cm" draw:transform="rotate (-2.35619449019309) translate (24.717cm 16.928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19" draw:text-style-name="P9" draw:layer="layout" svg:width="0.042cm" svg:height="0.035cm" draw:transform="rotate (-2.35619449019309) translate (24.717cm 16.928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3" draw:text-style-name="P9" draw:layer="layout" svg:width="0.047cm" svg:height="0.081cm" draw:transform="rotate (-2.35619449019309) translate (24.471cm 17.13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19" draw:text-style-name="P9" draw:layer="layout" svg:width="0.047cm" svg:height="0.081cm" draw:transform="rotate (-2.35619449019309) translate (24.471cm 17.13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3" draw:text-style-name="P9" draw:layer="layout" svg:width="0.047cm" svg:height="0.081cm" draw:transform="skewX (-0.0123918376891573) rotate (-2.35619449019309) translate (24.671cm 16.939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19" draw:text-style-name="P9" draw:layer="layout" svg:width="0.047cm" svg:height="0.081cm" draw:transform="skewX (-0.0123918376891573) rotate (-2.35619449019309) translate (24.671cm 16.939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3" draw:text-style-name="P9" draw:layer="layout" svg:width="0.162cm" svg:height="0.137cm" draw:transform="skewX (-0.00733038285837481) rotate (-2.35619449019309) translate (25.422cm 17.15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19" draw:text-style-name="P9" draw:layer="layout" svg:width="0.162cm" svg:height="0.137cm" draw:transform="skewX (-0.00733038285837481) rotate (-2.35619449019309) translate (25.422cm 17.15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3" draw:text-style-name="P9" draw:layer="layout" svg:width="0.218cm" svg:height="0.213cm" draw:transform="skewX (-0.00471238898038374) rotate (-2.35619449019309) translate (25.128cm 16.60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19" draw:text-style-name="P9" draw:layer="layout" svg:width="0.218cm" svg:height="0.213cm" draw:transform="skewX (-0.00471238898038374) rotate (-2.35619449019309) translate (25.128cm 16.60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19" draw:text-style-name="P9" draw:layer="layout" svg:width="0.466cm" svg:height="1.121cm" draw:transform="skewX (0.00174532925199397) rotate (-2.35619449019309) translate (26cm 17.751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3" draw:text-style-name="P9" draw:layer="layout" svg:width="0.17cm" svg:height="0.153cm" draw:transform="rotate (-2.35619449019309) translate (25.962cm 17.694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19" draw:text-style-name="P9" draw:layer="layout" svg:width="0.17cm" svg:height="0.153cm" draw:transform="rotate (-2.35619449019309) translate (25.962cm 17.694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19" draw:text-style-name="P9" draw:layer="layout" svg:width="0.003cm" svg:height="0.057cm" draw:transform="rotate (-2.35619449019309) translate (25.846cm 17.717cm)">
            <text:p/>
            <draw:enhanced-geometry svg:viewBox="0 0 0 140" draw:type="non-primitive" draw:enhanced-path="M 0 140 L 0 140 0 123 0 105 0 88 0 70 0 53 0 36 0 17 0 0 N"/>
          </draw:custom-shape>
          <draw:custom-shape draw:style-name="gr19" draw:text-style-name="P9" draw:layer="layout" svg:width="0.003cm" svg:height="0.059cm" draw:transform="skewX (-0.0169296937443418) rotate (-2.35619449019309) translate (25.815cm 17.73cm)">
            <text:p/>
            <draw:enhanced-geometry svg:viewBox="0 0 0 141" draw:type="non-primitive" draw:enhanced-path="M 0 141 L 0 141 0 123 0 106 0 88 0 71 0 54 0 36 0 19 0 0 N"/>
          </draw:custom-shape>
          <draw:custom-shape draw:style-name="gr19" draw:text-style-name="P9" draw:layer="layout" svg:width="0.004cm" svg:height="0.042cm" draw:transform="skewX (0.188146493364953) rotate (-2.35619449019309) translate (25.882cm 17.699cm)">
            <text:p/>
            <draw:enhanced-geometry svg:viewBox="0 0 9 105" draw:type="non-primitive" draw:enhanced-path="M 9 105 L 9 105 7 91 6 79 5 65 4 52 3 40 2 26 1 14 0 0 N"/>
          </draw:custom-shape>
          <draw:custom-shape draw:style-name="gr19" draw:text-style-name="P9" draw:layer="layout" svg:width="0.03cm" svg:height="0.004cm" draw:transform="skewX (0.245044226979958) rotate (-2.35619449019309) translate (25.872cm 17.628cm)">
            <text:p/>
            <draw:enhanced-geometry svg:viewBox="0 0 97 0" draw:type="non-primitive" draw:enhanced-path="M 97 0 L 97 0 84 0 72 0 59 0 48 0 35 0 24 0 12 0 0 0 N"/>
          </draw:custom-shape>
          <draw:custom-shape draw:style-name="gr19" draw:text-style-name="P9" draw:layer="layout" svg:width="0.049cm" svg:height="0.015cm" draw:transform="skewX (-0.0664970445009714) rotate (-2.35619449019309) translate (25.827cm 17.628cm)">
            <text:p/>
            <draw:enhanced-geometry svg:viewBox="0 0 149 35" draw:type="non-primitive" draw:enhanced-path="M 149 0 L 149 0 131 5 112 9 93 14 74 17 56 22 37 26 19 31 0 35 N"/>
          </draw:custom-shape>
          <draw:custom-shape draw:style-name="gr19" draw:text-style-name="P9" draw:layer="layout" svg:width="0.047cm" svg:height="0.02cm" draw:transform="rotate (-2.35619449019309) translate (25.789cm 17.628cm)">
            <text:p/>
            <draw:enhanced-geometry svg:viewBox="0 0 148 55" draw:type="non-primitive" draw:enhanced-path="M 148 0 L 148 0 129 7 111 14 92 21 74 27 54 34 36 41 18 48 0 55 N"/>
          </draw:custom-shape>
          <draw:custom-shape draw:style-name="gr19" draw:text-style-name="P9" draw:layer="layout" svg:width="0.004cm" svg:height="0.05cm" draw:transform="skewX (0.197396738400521) rotate (-2.35619449019309) translate (25.771cm 17.747cm)">
            <text:p/>
            <draw:enhanced-geometry svg:viewBox="0 0 0 121" draw:type="non-primitive" draw:enhanced-path="M 0 121 L 0 121 0 106 0 92 0 77 0 61 0 46 0 31 0 16 0 0 N"/>
          </draw:custom-shape>
          <draw:custom-shape draw:style-name="gr19" draw:text-style-name="P9" draw:layer="layout" svg:width="0.035cm" svg:height="0.014cm" draw:transform="rotate (-2.35619449019309) translate (25.755cm 17.657cm)">
            <text:p/>
            <draw:enhanced-geometry svg:viewBox="0 0 107 37" draw:type="non-primitive" draw:enhanced-path="M 107 0 L 107 0 93 5 80 9 66 14 54 18 40 23 26 26 14 32 0 37 N"/>
          </draw:custom-shape>
          <draw:custom-shape draw:style-name="gr19" draw:text-style-name="P9" draw:layer="layout" svg:width="0.006cm" svg:height="0.035cm" draw:transform="rotate (-2.35619449019309) translate (25.744cm 17.748cm)">
            <text:p/>
            <draw:enhanced-geometry svg:viewBox="0 0 17 87" draw:type="non-primitive" draw:enhanced-path="M 0 87 L 0 87 2 77 4 66 6 56 8 44 10 34 13 23 15 11 17 0 N"/>
          </draw:custom-shape>
          <draw:custom-shape draw:style-name="gr19" draw:text-style-name="P9" draw:layer="layout" svg:width="0.019cm" svg:height="0.006cm" draw:transform="rotate (-2.35619449019309) translate (25.726cm 17.632cm)">
            <text:p/>
            <draw:enhanced-geometry svg:viewBox="0 0 61 17" draw:type="non-primitive" draw:enhanced-path="M 61 0 L 61 0 53 2 46 4 38 6 30 8 22 10 16 12 8 14 0 17 N"/>
          </draw:custom-shape>
          <draw:custom-shape draw:style-name="gr19" draw:text-style-name="P9" draw:layer="layout" svg:width="0.006cm" svg:height="0.06cm" draw:transform="skewX (-0.016580627893943) rotate (-2.35619449019309) translate (25.232cm 18.223cm)">
            <text:p/>
            <draw:enhanced-geometry svg:viewBox="0 0 18 141" draw:type="non-primitive" draw:enhanced-path="M 18 141 L 18 141 16 122 13 105 11 87 9 70 7 53 4 35 2 18 0 0 N"/>
          </draw:custom-shape>
          <draw:custom-shape draw:style-name="gr19" draw:text-style-name="P9" draw:layer="layout" svg:width="0.006cm" svg:height="0.057cm" draw:transform="rotate (-2.35619449019309) translate (25.246cm 18.256cm)">
            <text:p/>
            <draw:enhanced-geometry svg:viewBox="0 0 17 140" draw:type="non-primitive" draw:enhanced-path="M 0 140 L 0 140 2 123 4 105 7 88 9 70 11 52 12 35 15 17 17 0 N"/>
          </draw:custom-shape>
          <draw:custom-shape draw:style-name="gr19" draw:text-style-name="P9" draw:layer="layout" svg:width="0.041cm" svg:height="0.008cm" draw:transform="skewX (-0.124441975667172) rotate (-2.35619449019309) translate (25.195cm 18.196cm)">
            <text:p/>
            <draw:enhanced-geometry svg:viewBox="0 0 131 17" draw:type="non-primitive" draw:enhanced-path="M 0 0 L 0 0 17 2 33 4 49 6 66 9 82 11 98 12 114 14 131 17 N"/>
          </draw:custom-shape>
          <draw:custom-shape draw:style-name="gr19" draw:text-style-name="P9" draw:layer="layout" svg:width="0.035cm" svg:height="0.014cm" draw:transform="rotate (-2.35619449019309) translate (25.197cm 18.171cm)">
            <text:p/>
            <draw:enhanced-geometry svg:viewBox="0 0 114 34" draw:type="non-primitive" draw:enhanced-path="M 0 0 L 0 0 14 4 27 9 42 13 57 18 70 21 85 26 100 30 114 34 N"/>
          </draw:custom-shape>
          <draw:custom-shape draw:style-name="gr19" draw:text-style-name="P9" draw:layer="layout" svg:width="0.004cm" svg:height="0.031cm" draw:transform="rotate (-2.35619449019309) translate (25.212cm 18.319cm)">
            <text:p/>
            <draw:enhanced-geometry svg:viewBox="0 0 17 71" draw:type="non-primitive" draw:enhanced-path="M 0 71 L 0 71 1 62 3 53 4 44 6 35 9 27 11 18 13 9 17 0 N"/>
          </draw:custom-shape>
          <draw:custom-shape draw:style-name="gr19" draw:text-style-name="P9" draw:layer="layout" svg:width="0.003cm" svg:height="0.047cm" draw:transform="skewX (-0.0212930168743268) rotate (-2.35619449019309) translate (25.22cm 18.325cm)">
            <text:p/>
            <draw:enhanced-geometry svg:viewBox="0 0 0 124" draw:type="non-primitive" draw:enhanced-path="M 0 124 L 0 124 0 108 0 93 0 78 0 62 0 47 0 31 0 16 0 0 N"/>
          </draw:custom-shape>
          <draw:custom-shape draw:style-name="gr19" draw:text-style-name="P9" draw:layer="layout" svg:width="0.003cm" svg:height="0.037cm" draw:transform="skewX (-0.0270526034059071) rotate (-2.35619449019309) translate (25.23cm 18.357cm)">
            <text:p/>
            <draw:enhanced-geometry svg:viewBox="0 0 12 87" draw:type="non-primitive" draw:enhanced-path="M 4 87 L 4 87 4 75 3 64 1 51 0 40 0 29 2 19 6 8 12 0 N"/>
          </draw:custom-shape>
          <draw:custom-shape draw:style-name="gr19" draw:text-style-name="P9" draw:layer="layout" svg:width="0.006cm" svg:height="0.043cm" draw:transform="skewX (-0.0232128790515203) rotate (-2.35619449019309) translate (25.183cm 18.393cm)">
            <text:p/>
            <draw:enhanced-geometry svg:viewBox="0 0 18 105" draw:type="non-primitive" draw:enhanced-path="M 9 105 L 9 105 9 90 11 74 14 56 17 39 18 24 15 12 10 3 0 0 N"/>
          </draw:custom-shape>
          <draw:custom-shape draw:style-name="gr19" draw:text-style-name="P9" draw:layer="layout" svg:width="0.027cm" svg:height="0.022cm" draw:transform="skewX (-0.0453785605518439) rotate (-2.35619449019309) translate (25.142cm 18.332cm)">
            <text:p/>
            <draw:enhanced-geometry svg:viewBox="0 0 88 52" draw:type="non-primitive" draw:enhanced-path="M 0 0 L 0 0 11 7 21 12 33 19 44 26 54 33 65 40 77 45 88 52 N"/>
          </draw:custom-shape>
          <draw:custom-shape draw:style-name="gr19" draw:text-style-name="P9" draw:layer="layout" svg:width="0.024cm" svg:height="0.013cm" draw:transform="skewX (-0.0767944870877361) rotate (-2.35619449019309) translate (25.171cm 18.315cm)">
            <text:p/>
            <draw:enhanced-geometry svg:viewBox="0 0 72 35" draw:type="non-primitive" draw:enhanced-path="M 0 0 L 0 0 9 5 18 9 27 14 36 17 44 22 53 26 63 31 72 35 N"/>
          </draw:custom-shape>
          <draw:custom-shape draw:style-name="gr19" draw:text-style-name="P9" draw:layer="layout" svg:width="0.03cm" svg:height="0.02cm" draw:transform="rotate (-2.35619449019309) translate (25.206cm 18.28cm)">
            <text:p/>
            <draw:enhanced-geometry svg:viewBox="0 0 96 52" draw:type="non-primitive" draw:enhanced-path="M 0 0 L 0 0 12 7 24 13 36 19 49 26 60 32 72 39 84 46 96 52 N"/>
          </draw:custom-shape>
          <draw:custom-shape draw:style-name="gr19" draw:text-style-name="P9" draw:layer="layout" svg:width="0.028cm" svg:height="0.023cm" draw:transform="skewX (-0.0434586983746506) rotate (-2.35619449019309) translate (25.178cm 18.237cm)">
            <text:p/>
            <draw:enhanced-geometry svg:viewBox="0 0 89 53" draw:type="non-primitive" draw:enhanced-path="M 0 0 L 0 0 11 7 22 13 33 19 45 26 55 33 66 40 77 47 89 53 N"/>
          </draw:custom-shape>
          <draw:custom-shape draw:style-name="gr19" draw:text-style-name="P9" draw:layer="layout" svg:width="0.021cm" svg:height="0.01cm" draw:transform="rotate (-2.35619449019309) translate (24.901cm 17.857cm)">
            <text:p/>
            <draw:enhanced-geometry svg:viewBox="0 0 62 20" draw:type="non-primitive" draw:enhanced-path="M 0 0 L 0 0 8 3 16 7 25 11 33 15 41 18 47 20 55 20 62 17 N"/>
          </draw:custom-shape>
          <draw:custom-shape draw:style-name="gr19" draw:text-style-name="P9" draw:layer="layout" svg:width="0.006cm" svg:height="0.007cm" draw:transform="rotate (-2.35619449019309) translate (24.857cm 17.914cm)">
            <text:p/>
            <draw:enhanced-geometry svg:viewBox="0 0 17 18" draw:type="non-primitive" draw:enhanced-path="M 0 18 L 0 18 5 13 8 9 13 4 17 0 N"/>
          </draw:custom-shape>
          <draw:custom-shape draw:style-name="gr19" draw:text-style-name="P9" draw:layer="layout" svg:width="0.025cm" svg:height="0.013cm" draw:transform="rotate (-2.35619449019309) translate (24.891cm 17.888cm)">
            <text:p/>
            <draw:enhanced-geometry svg:viewBox="0 0 79 35" draw:type="non-primitive" draw:enhanced-path="M 0 0 L 0 0 10 4 20 9 30 13 41 17 51 21 60 26 70 30 79 35 N"/>
          </draw:custom-shape>
          <draw:custom-shape draw:style-name="gr19" draw:text-style-name="P9" draw:layer="layout" svg:width="0.023cm" svg:height="0.008cm" draw:transform="skewX (-0.124441975667172) rotate (-2.35619449019309) translate (24.805cm 17.851cm)">
            <text:p/>
            <draw:enhanced-geometry svg:viewBox="0 0 70 17" draw:type="non-primitive" draw:enhanced-path="M 0 17 L 0 17 9 15 17 13 26 11 35 8 43 6 52 5 60 3 70 0 N"/>
          </draw:custom-shape>
          <draw:custom-shape draw:style-name="gr19" draw:text-style-name="P9" draw:layer="layout" svg:width="0.028cm" svg:height="0.008cm" draw:transform="skewX (-0.124441975667172) rotate (-2.35619449019309) translate (24.762cm 17.817cm)">
            <text:p/>
            <draw:enhanced-geometry svg:viewBox="0 0 88 17" draw:type="non-primitive" draw:enhanced-path="M 0 17 L 0 17 11 14 22 12 32 10 44 8 54 5 65 3 76 1 88 0 N"/>
          </draw:custom-shape>
          <draw:custom-shape draw:style-name="gr19" draw:text-style-name="P9" draw:layer="layout" svg:width="0.023cm" svg:height="0.016cm" draw:transform="rotate (-2.35619449019309) translate (24.803cm 17.833cm)">
            <text:p/>
            <draw:enhanced-geometry svg:viewBox="0 0 71 36" draw:type="non-primitive" draw:enhanced-path="M 71 0 L 71 0 62 5 53 10 44 14 36 19 27 23 18 27 9 31 0 36 N"/>
          </draw:custom-shape>
          <draw:custom-shape draw:style-name="gr19" draw:text-style-name="P9" draw:layer="layout" svg:width="0.022cm" svg:height="0.008cm" draw:transform="rotate (-2.35619449019309) translate (24.853cm 17.828cm)">
            <text:p/>
            <draw:enhanced-geometry svg:viewBox="0 0 72 19" draw:type="non-primitive" draw:enhanced-path="M 72 0 L 72 0 63 2 54 5 45 7 37 9 28 13 19 15 10 17 0 19 N"/>
          </draw:custom-shape>
          <draw:custom-shape draw:style-name="gr19" draw:text-style-name="P9" draw:layer="layout" svg:width="0.021cm" svg:height="0.004cm" draw:transform="skewX (0.245044226979958) rotate (-2.35619449019309) translate (24.872cm 17.839cm)">
            <text:p/>
            <draw:enhanced-geometry svg:viewBox="0 0 62 17" draw:type="non-primitive" draw:enhanced-path="M 62 17 L 62 17 54 15 47 12 39 10 31 8 23 6 16 4 8 2 0 0 N"/>
          </draw:custom-shape>
          <draw:custom-shape draw:style-name="gr19" draw:text-style-name="P9" draw:layer="layout" svg:width="0.022cm" svg:height="0.006cm" draw:transform="rotate (-2.35619449019309) translate (24.91cm 17.855cm)">
            <text:p/>
            <draw:enhanced-geometry svg:viewBox="0 0 69 17" draw:type="non-primitive" draw:enhanced-path="M 0 17 L 0 17 9 15 18 13 26 11 35 8 43 6 52 4 60 2 69 0 N"/>
          </draw:custom-shape>
          <draw:custom-shape draw:style-name="gr19" draw:text-style-name="P9" draw:layer="layout" svg:width="0.025cm" svg:height="0.03cm" draw:transform="skewX (0.0333357887130854) rotate (-2.35619449019309) translate (24.504cm 17.567cm)">
            <text:p/>
            <draw:enhanced-geometry svg:viewBox="0 0 78 71" draw:type="non-primitive" draw:enhanced-path="M 78 0 L 78 0 68 9 59 18 48 28 38 35 28 45 19 54 9 62 0 71 N"/>
          </draw:custom-shape>
          <draw:custom-shape draw:style-name="gr19" draw:text-style-name="P9" draw:layer="layout" svg:width="0.028cm" svg:height="0.014cm" draw:transform="rotate (-2.35619449019309) translate (24.469cm 17.587cm)">
            <text:p/>
            <draw:enhanced-geometry svg:viewBox="0 0 88 37" draw:type="non-primitive" draw:enhanced-path="M 0 0 L 0 0 11 5 21 9 33 14 44 18 54 23 66 28 77 32 88 37 N"/>
          </draw:custom-shape>
          <draw:custom-shape draw:style-name="gr19" draw:text-style-name="P9" draw:layer="layout" svg:width="0.023cm" svg:height="0.022cm" draw:transform="skewX (-0.0453785605518439) rotate (-2.35619449019309) translate (24.424cm 17.545cm)">
            <text:p/>
            <draw:enhanced-geometry svg:viewBox="0 0 70 52" draw:type="non-primitive" draw:enhanced-path="M 70 0 L 70 0 60 7 47 12 35 18 24 22 12 29 4 35 0 43 1 52 N"/>
          </draw:custom-shape>
          <draw:custom-shape draw:style-name="gr19" draw:text-style-name="P9" draw:layer="layout" svg:width="0.032cm" svg:height="0.004cm" draw:transform="rotate (-2.35619449019309) translate (24.387cm 17.544cm)">
            <text:p/>
            <draw:enhanced-geometry svg:viewBox="0 0 97 0" draw:type="non-primitive" draw:enhanced-path="M 0 0 L 0 0 13 0 24 0 37 0 48 0 60 0 72 0 84 0 97 0 N"/>
          </draw:custom-shape>
          <draw:custom-shape draw:style-name="gr19" draw:text-style-name="P9" draw:layer="layout" svg:width="0.021cm" svg:height="0.022cm" draw:transform="skewX (0.045378560551844) rotate (-2.35619449019309) translate (24.377cm 17.516cm)">
            <text:p/>
            <draw:enhanced-geometry svg:viewBox="0 0 70 52" draw:type="non-primitive" draw:enhanced-path="M 70 0 L 70 0 61 7 52 13 44 20 35 26 26 33 18 40 9 46 0 52 N"/>
          </draw:custom-shape>
          <draw:custom-shape draw:style-name="gr19" draw:text-style-name="P9" draw:layer="layout" svg:width="0.029cm" svg:height="0.003cm" draw:transform="rotate (-2.35619449019309) translate (24.375cm 17.512cm)">
            <text:p/>
            <draw:enhanced-geometry svg:viewBox="0 0 97 0" draw:type="non-primitive" draw:enhanced-path="M 0 0 L 0 0 13 0 24 0 37 0 48 0 61 0 72 0 84 0 97 0 N"/>
          </draw:custom-shape>
          <draw:custom-shape draw:style-name="gr19" draw:text-style-name="P9" draw:layer="layout" svg:width="0.022cm" svg:height="0.014cm" draw:transform="rotate (-2.35619449019309) translate (24.308cm 17.501cm)">
            <text:p/>
            <draw:enhanced-geometry svg:viewBox="0 0 72 35" draw:type="non-primitive" draw:enhanced-path="M 72 0 L 72 0 61 4 50 7 38 10 25 12 15 16 6 20 1 27 0 35 N"/>
          </draw:custom-shape>
          <draw:custom-shape draw:style-name="gr19" draw:text-style-name="P9" draw:layer="layout" svg:width="0.037cm" svg:height="0.004cm" draw:transform="rotate (-2.35619449019309) translate (24.315cm 17.478cm)">
            <text:p/>
            <draw:enhanced-geometry svg:viewBox="0 0 122 0" draw:type="non-primitive" draw:enhanced-path="M 122 0 L 122 0 106 0 90 0 76 0 60 0 45 0 30 0 14 0 0 0 N"/>
          </draw:custom-shape>
          <draw:custom-shape draw:style-name="gr19" draw:text-style-name="P9" draw:layer="layout" svg:width="0.015cm" svg:height="0.006cm" draw:transform="rotate (-2.35619449019309) translate (24.319cm 17.442cm)">
            <text:p/>
            <draw:enhanced-geometry svg:viewBox="0 0 52 17" draw:type="non-primitive" draw:enhanced-path="M 52 0 L 52 0 46 2 40 5 33 7 26 9 20 11 13 14 7 15 0 17 N"/>
          </draw:custom-shape>
          <draw:custom-shape draw:style-name="gr19" draw:text-style-name="P9" draw:layer="layout" svg:width="0.019cm" svg:height="0.03cm" draw:transform="skewX (0.0333357887130854) rotate (-2.35619449019309) translate (24.303cm 17.471cm)">
            <text:p/>
            <draw:enhanced-geometry svg:viewBox="0 0 61 71" draw:type="non-primitive" draw:enhanced-path="M 61 0 L 61 0 53 9 46 18 38 26 30 35 22 45 16 52 8 62 0 71 N"/>
          </draw:custom-shape>
          <draw:custom-shape draw:style-name="gr19" draw:text-style-name="P9" draw:layer="layout" svg:width="0.022cm" svg:height="0.006cm" draw:transform="rotate (-2.35619449019309) translate (24.251cm 17.472cm)">
            <text:p/>
            <draw:enhanced-geometry svg:viewBox="0 0 70 17" draw:type="non-primitive" draw:enhanced-path="M 0 17 L 0 17 9 15 18 13 26 12 35 9 44 7 52 5 61 3 70 0 N"/>
          </draw:custom-shape>
          <draw:custom-shape draw:style-name="gr19" draw:text-style-name="P9" draw:layer="layout" svg:width="0.035cm" svg:height="0.003cm" draw:transform="rotate (-2.35619449019309) translate (25.361cm 17.254cm)">
            <text:p/>
            <draw:enhanced-geometry svg:viewBox="0 0 107 0" draw:type="non-primitive" draw:enhanced-path="M 107 0 L 107 0 93 0 80 0 66 0 54 0 40 0 26 0 14 0 0 0 N"/>
          </draw:custom-shape>
          <draw:custom-shape draw:style-name="gr19" draw:text-style-name="P9" draw:layer="layout" svg:width="0.044cm" svg:height="0.007cm" draw:transform="rotate (-2.35619449019309) translate (25.361cm 17.295cm)">
            <text:p/>
            <draw:enhanced-geometry svg:viewBox="0 0 131 19" draw:type="non-primitive" draw:enhanced-path="M 131 0 L 131 0 114 2 98 5 81 7 65 9 49 13 32 15 17 17 0 19 N"/>
          </draw:custom-shape>
          <draw:custom-shape draw:style-name="gr19" draw:text-style-name="P9" draw:layer="layout" svg:width="0.024cm" svg:height="0.004cm" draw:transform="skewX (-0.245044226979957) rotate (-2.35619449019309) translate (25.404cm 17.336cm)">
            <text:p/>
            <draw:enhanced-geometry svg:viewBox="0 0 78 0" draw:type="non-primitive" draw:enhanced-path="M 78 0 L 78 0 68 0 59 0 49 0 39 0 28 0 19 0 9 0 0 0 N"/>
          </draw:custom-shape>
          <draw:custom-shape draw:style-name="gr19" draw:text-style-name="P9" draw:layer="layout" svg:width="0.033cm" svg:height="0.004cm" draw:transform="rotate (-2.35619449019309) translate (25.388cm 17.406cm)">
            <text:p/>
            <draw:enhanced-geometry svg:viewBox="0 0 106 0" draw:type="non-primitive" draw:enhanced-path="M 106 0 L 106 0 97 0 87 0 78 0 70 0 61 0 52 0 43 0 34 0 34 0 30 0 26 0 22 0 17 0 13 0 8 0 5 0 0 0 N"/>
          </draw:custom-shape>
          <draw:custom-shape draw:style-name="gr19" draw:text-style-name="P9" draw:layer="layout" svg:width="0.016cm" svg:height="0.005cm" draw:transform="skewX (-0.197396738400521) rotate (-2.35619449019309) translate (25.354cm 17.373cm)">
            <text:p/>
            <draw:enhanced-geometry svg:viewBox="0 0 53 17" draw:type="non-primitive" draw:enhanced-path="M 0 17 L 0 17 6 15 12 12 19 10 26 8 32 6 39 4 46 2 53 0 N"/>
          </draw:custom-shape>
          <draw:custom-shape draw:style-name="gr19" draw:text-style-name="P9" draw:layer="layout" svg:width="0.02cm" svg:height="0.007cm" draw:transform="rotate (-2.35619449019309) translate (25.359cm 17.321cm)">
            <text:p/>
            <draw:enhanced-geometry svg:viewBox="0 0 61 17" draw:type="non-primitive" draw:enhanced-path="M 0 0 L 0 0 7 3 15 5 23 7 31 9 38 12 46 13 54 15 61 17 N"/>
          </draw:custom-shape>
          <draw:custom-shape draw:style-name="gr19" draw:text-style-name="P9" draw:layer="layout" svg:width="0.031cm" svg:height="0.016cm" draw:transform="rotate (-2.35619449019309) translate (25.303cm 17.296cm)">
            <text:p/>
            <draw:enhanced-geometry svg:viewBox="0 0 105 39" draw:type="non-primitive" draw:enhanced-path="M 0 0 L 0 0 13 5 26 13 40 22 54 30 68 36 80 39 93 39 105 34 N"/>
          </draw:custom-shape>
          <draw:custom-shape draw:style-name="gr19" draw:text-style-name="P9" draw:layer="layout" svg:width="0.014cm" svg:height="0.003cm" draw:transform="rotate (-2.35619449019309) translate (24.929cm 17.883cm)">
            <text:p/>
            <draw:enhanced-geometry svg:viewBox="0 0 44 0" draw:type="non-primitive" draw:enhanced-path="M 0 0 L 0 0 5 0 11 0 16 0 21 0 27 0 33 0 38 0 44 0 N"/>
          </draw:custom-shape>
          <draw:custom-shape draw:style-name="gr19" draw:text-style-name="P9" draw:layer="layout" svg:width="0.027cm" svg:height="0.017cm" draw:transform="rotate (-2.35619449019309) translate (25.1cm 16.931cm)">
            <text:p/>
            <draw:enhanced-geometry svg:viewBox="0 0 88 36" draw:type="non-primitive" draw:enhanced-path="M 88 0 L 88 0 77 5 65 10 54 14 44 17 32 22 21 27 11 31 0 36 N"/>
          </draw:custom-shape>
          <draw:custom-shape draw:style-name="gr19" draw:text-style-name="P9" draw:layer="layout" svg:width="0.011cm" svg:height="0.035cm" draw:transform="rotate (-2.35619449019309) translate (25.071cm 16.974cm)">
            <text:p/>
            <draw:enhanced-geometry svg:viewBox="0 0 35 86" draw:type="non-primitive" draw:enhanced-path="M 0 0 L 0 0 4 11 7 22 9 35 11 47 15 59 19 69 26 78 35 86 N"/>
          </draw:custom-shape>
          <draw:custom-shape draw:style-name="gr19" draw:text-style-name="P9" draw:layer="layout" svg:width="0.044cm" svg:height="0.04cm" draw:transform="skewX (-0.0249582083035142) rotate (-2.35619449019309) translate (25.095cm 16.93cm)">
            <text:p/>
            <draw:enhanced-geometry svg:viewBox="0 0 133 104" draw:type="non-primitive" draw:enhanced-path="M 133 0 L 133 0 127 11 123 22 118 35 115 46 109 59 104 69 97 79 89 87 89 87 80 93 70 97 58 99 47 100 36 102 24 102 12 103 0 104 N"/>
          </draw:custom-shape>
          <draw:custom-shape draw:style-name="gr19" draw:text-style-name="P9" draw:layer="layout" svg:width="0.007cm" svg:height="0.035cm" draw:transform="skewX (0.0286233997327016) rotate (-2.35619449019309) translate (25.054cm 16.903cm)">
            <text:p/>
            <draw:enhanced-geometry svg:viewBox="0 0 27 87" draw:type="non-primitive" draw:enhanced-path="M 0 0 L 0 0 3 10 7 22 10 33 13 43 17 55 20 66 24 77 27 87 N"/>
          </draw:custom-shape>
          <draw:custom-shape draw:style-name="gr19" draw:text-style-name="P9" draw:layer="layout" svg:width="0.031cm" svg:height="0.013cm" draw:transform="skewX (0.076794487087736) rotate (-2.35619449019309) translate (25.046cm 16.827cm)">
            <text:p/>
            <draw:enhanced-geometry svg:viewBox="0 0 97 35" draw:type="non-primitive" draw:enhanced-path="M 97 0 L 97 0 84 5 72 9 60 14 48 18 36 23 24 26 13 31 0 35 N"/>
          </draw:custom-shape>
          <draw:custom-shape draw:style-name="gr19" draw:text-style-name="P9" draw:layer="layout" svg:width="0.02cm" svg:height="0.04cm" draw:transform="skewX (0.0249582083035142) rotate (-2.35619449019309) translate (25.006cm 16.858cm)">
            <text:p/>
            <draw:enhanced-geometry svg:viewBox="0 0 69 103" draw:type="non-primitive" draw:enhanced-path="M 0 0 L 0 0 9 12 17 26 26 38 35 51 43 64 52 77 60 90 69 103 N"/>
          </draw:custom-shape>
          <draw:custom-shape draw:style-name="gr19" draw:text-style-name="P9" draw:layer="layout" svg:width="0.042cm" svg:height="0.003cm" draw:transform="rotate (-2.35619449019309) translate (25.027cm 16.76cm)">
            <text:p/>
            <draw:enhanced-geometry svg:viewBox="0 0 138 0" draw:type="non-primitive" draw:enhanced-path="M 138 0 L 138 0 119 0 97 0 75 0 52 0 32 0 14 0 4 0 0 0 N"/>
          </draw:custom-shape>
          <draw:custom-shape draw:style-name="gr19" draw:text-style-name="P9" draw:layer="layout" svg:width="0.015cm" svg:height="0.043cm" draw:transform="skewX (-0.0232128790515202) rotate (-2.35619449019309) translate (24.986cm 16.807cm)">
            <text:p/>
            <draw:enhanced-geometry svg:viewBox="0 0 53 105" draw:type="non-primitive" draw:enhanced-path="M 0 0 L 0 0 7 14 14 26 21 40 27 53 33 67 40 79 46 93 53 105 N"/>
          </draw:custom-shape>
          <draw:custom-shape draw:style-name="gr22" draw:text-style-name="P9" draw:layer="layout" svg:width="0.043cm" svg:height="0.065cm" draw:transform="skewX (0.0153588974175472) rotate (-2.35619449019309) translate (25.592cm 17.96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19" draw:text-style-name="P9" draw:layer="layout" svg:width="0.043cm" svg:height="0.065cm" draw:transform="skewX (0.0153588974175472) rotate (-2.35619449019309) translate (25.592cm 17.96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3" draw:text-style-name="P9" draw:layer="layout" svg:width="0.052cm" svg:height="0.072cm" draw:transform="skewX (0.013962634015952) rotate (-2.35619449019309) translate (25.629cm 17.96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19" draw:text-style-name="P9" draw:layer="layout" svg:width="0.052cm" svg:height="0.072cm" draw:transform="skewX (0.013962634015952) rotate (-2.35619449019309) translate (25.629cm 17.96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3" draw:text-style-name="P9" draw:layer="layout" svg:width="0.03cm" svg:height="0.014cm" draw:transform="rotate (-2.35619449019309) translate (25.636cm 17.949cm)">
            <text:p/>
            <draw:enhanced-geometry svg:viewBox="0 0 95 35" draw:type="non-primitive" draw:enhanced-path="M 95 18 L 87 15 80 13 72 9 64 6 56 3 50 1 42 0 34 1 28 4 22 6 18 11 13 14 9 18 5 24 2 30 0 35 95 18 Z N"/>
          </draw:custom-shape>
          <draw:custom-shape draw:style-name="gr19" draw:text-style-name="P9" draw:layer="layout" svg:width="0.03cm" svg:height="0.014cm" draw:transform="rotate (-2.35619449019309) translate (25.636cm 17.949cm)">
            <text:p/>
            <draw:enhanced-geometry svg:viewBox="0 0 95 35" draw:type="non-primitive" draw:enhanced-path="M 95 18 L 95 18 87 15 80 13 72 9 64 6 56 3 50 1 42 0 34 1 34 1 28 4 22 6 18 11 13 14 9 18 5 24 2 30 0 35 N"/>
          </draw:custom-shape>
          <draw:custom-shape draw:style-name="gr23" draw:text-style-name="P9" draw:layer="layout" svg:width="0.018cm" svg:height="0.014cm" draw:transform="skewX (0.0713839664065545) rotate (-2.35619449019309) translate (25.614cm 17.961cm)">
            <text:p/>
            <draw:enhanced-geometry svg:viewBox="0 0 53 36" draw:type="non-primitive" draw:enhanced-path="M 53 0 L 46 5 38 8 31 12 23 15 16 19 10 23 4 29 0 36 53 0 Z N"/>
          </draw:custom-shape>
          <draw:custom-shape draw:style-name="gr19" draw:text-style-name="P9" draw:layer="layout" svg:width="0.018cm" svg:height="0.014cm" draw:transform="skewX (0.0713839664065545) rotate (-2.35619449019309) translate (25.614cm 17.961cm)">
            <text:p/>
            <draw:enhanced-geometry svg:viewBox="0 0 53 36" draw:type="non-primitive" draw:enhanced-path="M 53 0 L 53 0 46 5 38 8 31 12 23 15 16 19 10 23 4 29 0 36 N"/>
          </draw:custom-shape>
          <draw:custom-shape draw:style-name="gr23" draw:text-style-name="P9" draw:layer="layout" svg:width="0.042cm" svg:height="0.03cm" draw:transform="rotate (-2.35619449019309) translate (25.479cm 18.10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19" draw:text-style-name="P9" draw:layer="layout" svg:width="0.042cm" svg:height="0.03cm" draw:transform="rotate (-2.35619449019309) translate (25.479cm 18.10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3" draw:text-style-name="P9" draw:layer="layout" svg:width="0.044cm" svg:height="0.048cm" draw:transform="rotate (-2.35619449019309) translate (25.467cm 18.081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19" draw:text-style-name="P9" draw:layer="layout" svg:width="0.044cm" svg:height="0.048cm" draw:transform="rotate (-2.35619449019309) translate (25.467cm 18.081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3" draw:text-style-name="P9" draw:layer="layout" svg:width="0.023cm" svg:height="0.028cm" draw:transform="skewX (-0.0357792496658769) rotate (-2.35619449019309) translate (25.615cm 17.94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19" draw:text-style-name="P9" draw:layer="layout" svg:width="0.023cm" svg:height="0.028cm" draw:transform="skewX (-0.0357792496658769) rotate (-2.35619449019309) translate (25.615cm 17.94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1" draw:layer="layout" svg:width="14.848cm" svg:height="11.136cm" svg:x="3.075cm" svg:y="2.257cm" draw:page-number="13" presentation:class="page"/>
          <draw:frame presentation:style-name="pr3" draw:text-style-name="P6"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ynamic Storage</text:p>
          </draw:text-box>
        </draw:frame>
        <draw:frame presentation:style-name="pr2" draw:layer="layout" svg:width="25.199cm" svg:height="17cm" svg:x="1.4cm" svg:y="3cm" presentation:class="outline" presentation:user-transformed="true">
          <draw:text-box>
            <text:list text:style-name="L2">
              <text:list-item>
                <text:p>When a pointer goes out of scope <text:span text:style-name="T6">nothing</text:span> happens - the object pointed to does <text:span text:style-name="T9">not</text:span> have its destructor automatically called</text:p>
              </text:list-item>
              <text:list-item>
                <text:p>Destroy a new'd object with a delete expression </text:p>
                <text:list>
                  <text:list-item>
                    <text:p>Calls the destructor on the pointed to object</text:p>
                  </text:list-item>
                  <text:list-item>
                    <text:p>Releases the dynamic memory - like free()</text:p>
                  </text:list-item>
                </text:list>
              </text:list-item>
            </text:list>
          </draw:text-box>
        </draw:frame>
        <draw:custom-shape draw:style-name="gr37" draw:text-style-name="P2" draw:layer="layout" svg:width="21.849cm" svg:height="5.753cm" svg:x="2.5cm" svg:y="13cm">
          <text:p><text:span text:style-name="T2">int main()</text:span></text:p>
          <text:p><text:span text:style-name="T2">{</text:span></text:p>
          <text:p><text:span text:style-name="T2"><text:s text:c="4"/></text:span><text:span text:style-name="T2">date * ptr = new date(2011, 3, 19);</text:span></text:p>
          <text:p><text:span text:style-name="T2"><text:s text:c="4"/></text:span><text:span text:style-name="T2">...</text:span></text:p>
          <text:p><text:span text:style-name="T2"><text:s text:c="4"/></text:span><text:span text:style-name="T2">delete ptr; <text:s text:c="8"/>// ptr-&gt;~date() <text:s/></text:span></text:p>
          <text:p><text:span text:style-name="T2">}</text:span></text:p>
          <draw:enhanced-geometry svg:viewBox="0 0 21600 21600" draw:type="rectangle" draw:enhanced-path="M 0 0 L 21600 0 21600 21600 0 21600 0 0 Z N"/>
        </draw:custom-shape>
        <draw:line draw:style-name="gr11" draw:text-style-name="P7" draw:layer="layout" svg:x1="10.8cm" svg:y1="17.3cm" svg:x2="14.8cm" svg:y2="17.3cm">
          <text:p/>
        </draw:line>
        <presentation:notes draw:style-name="dp2">
          <draw:page-thumbnail draw:style-name="gr1" draw:layer="layout" svg:width="14.848cm" svg:height="11.136cm" svg:x="3.075cm" svg:y="2.257cm" draw:page-number="14" presentation:class="page"/>
          <draw:frame presentation:style-name="pr3" draw:text-style-name="P6"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ynamic Arrays</text:p>
          </draw:text-box>
        </draw:frame>
        <draw:frame presentation:style-name="pr2" draw:layer="layout" svg:width="25.199cm" svg:height="17cm" svg:x="1.4cm" svg:y="3cm" presentation:class="outline">
          <draw:text-box>
            <text:list text:style-name="L2">
              <text:list-item>
                <text:p>COVER delete[ ] <text:s/>????</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text-style-name="P6"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text:p>
          </draw:text-box>
        </draw:frame>
        <draw:frame presentation:style-name="pr2" draw:layer="layout" svg:width="25.199cm" svg:height="17cm" svg:x="1.4cm" svg:y="3cm" presentation:class="outline">
          <draw:text-box>
            <text:list text:style-name="L2">
              <text:list-item>
                <text:p>Copying an object...</text:p>
                <text:list>
                  <text:list-item>
                    <text:p>As it is created == copy construction</text:p>
                  </text:list-item>
                  <text:list-item>
                    <text:p>After it is created == copy assignment</text:p>
                  </text:list-item>
                </text:list>
              </text:list-item>
            </text:list>
          </draw:text-box>
        </draw:frame>
        <draw:custom-shape draw:style-name="gr38" draw:text-style-name="P2" draw:layer="layout" svg:width="12.998cm" svg:height="8.546cm" svg:x="2cm" svg:y="9.816cm">
          <text:p><text:span text:style-name="T2">int main()</text:span></text:p>
          <text:p><text:span text:style-name="T2">{</text:span></text:p>
          <text:p><text:span text:style-name="T2"><text:s text:c="3"/></text:span><text:span text:style-name="T2">date local(2011,3,7);</text:span></text:p>
          <text:p><text:span text:style-name="T2"/></text:p>
          <text:p><text:span text:style-name="T2"><text:s text:c="3"/></text:span><text:span text:style-name="T2">date copy = local;</text:span></text:p>
          <text:p><text:span text:style-name="T2"><text:s text:c="3"/></text:span><text:span text:style-name="T2">date another(copy);</text:span></text:p>
          <text:p><text:span text:style-name="T2"/></text:p>
          <text:p><text:span text:style-name="T2"><text:s text:c="3"/></text:span><text:span text:style-name="T2">copy = local;</text:span></text:p>
          <text:p><text:span text:style-name="T2">}</text:span></text:p>
          <draw:enhanced-geometry svg:viewBox="0 0 21600 21600" draw:type="rectangle" draw:enhanced-path="M 0 0 L 21600 0 21600 21600 0 21600 0 0 Z N"/>
        </draw:custom-shape>
        <draw:frame draw:style-name="gr39" draw:text-style-name="P12" draw:layer="layout" svg:width="9.5cm" svg:height="2.499cm" svg:x="16.3cm" svg:y="13.2cm">
          <draw:text-box>
            <text:p><text:span text:style-name="T12">copy construction</text:span></text:p>
          </draw:text-box>
        </draw:frame>
        <draw:frame draw:style-name="gr39" draw:text-style-name="P12" draw:layer="layout" svg:width="9.5cm" svg:height="2.499cm" svg:x="16.3cm" svg:y="14.401cm">
          <draw:text-box>
            <text:p><text:span text:style-name="T12">copy construction</text:span></text:p>
          </draw:text-box>
        </draw:frame>
        <draw:frame draw:style-name="gr39" draw:text-style-name="P12" draw:layer="layout" svg:width="9.5cm" svg:height="2.499cm" svg:x="16.3cm" svg:y="16.102cm">
          <draw:text-box>
            <text:p><text:span text:style-name="T12">copy assignment</text:span></text:p>
          </draw:text-box>
        </draw:frame>
        <draw:line draw:style-name="gr10" draw:text-style-name="P7" draw:layer="layout" svg:x1="13cm" svg:y1="14cm" svg:x2="15cm" svg:y2="14cm">
          <text:p/>
        </draw:line>
        <draw:line draw:style-name="gr10" draw:text-style-name="P7" draw:layer="layout" svg:x1="13.6cm" svg:y1="15cm" svg:x2="15cm" svg:y2="15cm">
          <text:p/>
        </draw:line>
        <draw:line draw:style-name="gr10" draw:text-style-name="P7" draw:layer="layout" svg:x1="10.6cm" svg:y1="16.9cm" svg:x2="15.1cm" svg:y2="16.9cm">
          <text:p/>
        </draw:line>
        <draw:line draw:style-name="gr29" draw:text-style-name="P7" draw:layer="layout" svg:x1="15cm" svg:y1="14cm" svg:x2="16.5cm" svg:y2="14cm">
          <text:p/>
        </draw:line>
        <draw:line draw:style-name="gr29" draw:text-style-name="P7" draw:layer="layout" svg:x1="15cm" svg:y1="15cm" svg:x2="16.5cm" svg:y2="15cm">
          <text:p/>
        </draw:line>
        <draw:line draw:style-name="gr29" draw:text-style-name="P7" draw:layer="layout" svg:x1="15cm" svg:y1="16.9cm" svg:x2="16.5cm" svg:y2="16.9cm">
          <text:p/>
        </draw:line>
        <presentation:notes draw:style-name="dp2">
          <draw:page-thumbnail draw:style-name="gr1" draw:layer="layout" svg:width="14.848cm" svg:height="11.136cm" svg:x="3.075cm" svg:y="2.257cm" draw:page-number="16" presentation:class="page"/>
          <draw:frame presentation:style-name="pr3" draw:text-style-name="P6"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text:p>
          </draw:text-box>
        </draw:frame>
        <draw:frame presentation:style-name="pr2" draw:layer="layout" svg:width="25.199cm" svg:height="17cm" svg:x="1.4cm" svg:y="3cm" presentation:class="outline" presentation:placeholder="true" presentation:user-transformed="true">
          <draw:text-box/>
        </draw:frame>
        <draw:custom-shape draw:style-name="gr40" draw:text-style-name="P2" draw:layer="layout" svg:width="20.824cm" svg:height="8.046cm" svg:x="2.676cm" svg:y="3.154cm">
          <text:p><text:span text:style-name="T2">class date</text:span></text:p>
          <text:p><text:span text:style-name="T2">{</text:span></text:p>
          <text:p><text:span text:style-name="T2">public:</text:span></text:p>
          <text:p><text:span text:style-name="T2"><text:s text:c="4"/></text:span><text:span text:style-name="T2">...</text:span></text:p>
          <text:p><text:span text:style-name="T2"><text:s text:c="4"/></text:span><text:span text:style-name="T2">date(const date &amp; other);</text:span></text:p>
          <text:p><text:span text:style-name="T2"><text:s text:c="4"/></text:span><text:span text:style-name="T2">date &amp; operator=(const date &amp; rhs);</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custom-shape draw:style-name="gr41" draw:text-style-name="P2" draw:layer="layout" svg:width="20.833cm" svg:height="8.046cm" svg:x="2.646cm" svg:y="11.754cm">
          <text:p><text:span text:style-name="T2">date::date(const date &amp; other) ...</text:span></text:p>
          <text:p><text:span text:style-name="T2">{ ...</text:span></text:p>
          <text:p><text:span text:style-name="T2">}</text:span></text:p>
          <text:p><text:span text:style-name="T2"/></text:p>
          <text:p><text:span text:style-name="T2">date &amp; date::operator=(const date &amp; rhs)</text:span></text:p>
          <text:p><text:span text:style-name="T2">{</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7" presentation:class="page"/>
          <draw:frame presentation:style-name="pr3" draw:text-style-name="P6"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 Construction</text:p>
          </draw:text-box>
        </draw:frame>
        <draw:frame presentation:style-name="pr2" draw:layer="layout" svg:width="25.199cm" svg:height="17cm" svg:x="1.4cm" svg:y="3cm" presentation:class="outline" presentation:user-transformed="true">
          <draw:text-box>
            <text:list text:style-name="L2">
              <text:list-item>
                <text:p>If you don't write a copy constructor the compiler will attempt to write one for you</text:p>
                <text:list>
                  <text:list-item>
                    <text:p>It will do a member-by-member copy construction</text:p>
                  </text:list-item>
                </text:list>
              </text:list-item>
            </text:list>
          </draw:text-box>
        </draw:frame>
        <draw:custom-shape draw:style-name="gr42" draw:text-style-name="P2" draw:layer="layout" svg:width="16.824cm" svg:height="7.615cm" svg:x="2.176cm" svg:y="9.385cm">
          <text:p><text:span text:style-name="T2">/*</text:span></text:p>
          <text:p><text:span text:style-name="T2">date::date(const date &amp; other)</text:span></text:p>
          <text:p><text:span text:style-name="T2"><text:s text:c="2"/></text:span><text:span text:style-name="T2">: ccyy(other.ccyy)</text:span></text:p>
          <text:p><text:span text:style-name="T2"><text:s text:c="2"/></text:span><text:span text:style-name="T2">, mm(other.mm) </text:span></text:p>
          <text:p><text:span text:style-name="T2"><text:s text:c="2"/></text:span><text:span text:style-name="T2">, dd(other.dd)</text:span></text:p>
          <text:p><text:span text:style-name="T2">{</text:span></text:p>
          <text:p><text:span text:style-name="T2">}</text:span></text:p>
          <text:p><text:span text:style-name="T2">*/</text:span></text:p>
          <draw:enhanced-geometry svg:viewBox="0 0 21600 21600" draw:type="rectangle" draw:enhanced-path="M 0 0 L 21600 0 21600 21600 0 21600 0 0 Z N"/>
        </draw:custom-shape>
        <draw:line draw:style-name="gr9" draw:text-style-name="P7" draw:layer="layout" svg:x1="22cm" svg:y1="7.3cm" svg:x2="22cm" svg:y2="13.8cm">
          <text:p/>
        </draw:line>
        <draw:line draw:style-name="gr9" draw:text-style-name="P7" draw:layer="layout" svg:x1="22cm" svg:y1="13.8cm" svg:x2="19cm" svg:y2="13.8cm">
          <text:p/>
        </draw:line>
        <draw:line draw:style-name="gr9" draw:text-style-name="P7" draw:layer="layout" svg:x1="22cm" svg:y1="12.8cm" svg:x2="19cm" svg:y2="12.8cm">
          <text:p/>
        </draw:line>
        <draw:line draw:style-name="gr9" draw:text-style-name="P7" draw:layer="layout" svg:x1="22cm" svg:y1="11.7cm" svg:x2="19cm" svg:y2="11.7cm">
          <text:p/>
        </draw:line>
        <draw:line draw:style-name="gr11" draw:text-style-name="P7" draw:layer="layout" svg:x1="18.9cm" svg:y1="13.8cm" svg:x2="11.4cm" svg:y2="13.8cm">
          <text:p/>
        </draw:line>
        <draw:line draw:style-name="gr11" draw:text-style-name="P7" draw:layer="layout" svg:x1="18.9cm" svg:y1="12.8cm" svg:x2="11.4cm" svg:y2="12.8cm">
          <text:p/>
        </draw:line>
        <draw:line draw:style-name="gr11" draw:text-style-name="P7" draw:layer="layout" svg:x1="19cm" svg:y1="11.7cm" svg:x2="12.5cm" svg:y2="11.7cm">
          <text:p/>
        </draw:line>
        <presentation:notes draw:style-name="dp2">
          <draw:page-thumbnail draw:style-name="gr1" draw:layer="layout" svg:width="14.848cm" svg:height="11.136cm" svg:x="3.075cm" svg:y="2.257cm" draw:page-number="18" presentation:class="page"/>
          <draw:frame presentation:style-name="pr3" draw:text-style-name="P6"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 Assignment</text:p>
          </draw:text-box>
        </draw:frame>
        <draw:frame presentation:style-name="pr2" draw:layer="layout" svg:width="25.199cm" svg:height="17cm" svg:x="1.4cm" svg:y="3cm" presentation:class="outline" presentation:user-transformed="true">
          <draw:text-box>
            <text:list text:style-name="L2">
              <text:list-item>
                <text:p>If you don't write a copy assignment operator the compiler will attempt to write one for you</text:p>
                <text:list>
                  <text:list-item>
                    <text:p>It will do a member by member copy assignment</text:p>
                  </text:list-item>
                </text:list>
              </text:list-item>
            </text:list>
          </draw:text-box>
        </draw:frame>
        <draw:custom-shape draw:style-name="gr43" draw:text-style-name="P2" draw:layer="layout" svg:width="15.294cm" svg:height="8.546cm" svg:x="2.706cm" svg:y="8.654cm">
          <text:p><text:span text:style-name="T2">/*</text:span></text:p>
          <text:p><text:span text:style-name="T2">date &amp;</text:span></text:p>
          <text:p><text:span text:style-name="T2">date::date(const date &amp; rhs)</text:span></text:p>
          <text:p><text:span text:style-name="T2">{</text:span></text:p>
          <text:p><text:span text:style-name="T2"><text:s text:c="2"/></text:span><text:span text:style-name="T2">ccyy = rhs.ccyy;</text:span></text:p>
          <text:p><text:span text:style-name="T2"><text:s text:c="2"/></text:span><text:span text:style-name="T2">mm = rhs.mm;</text:span></text:p>
          <text:p><text:span text:style-name="T2"><text:s text:c="2"/></text:span><text:span text:style-name="T2">dd = rhs.dd;</text:span></text:p>
          <text:p><text:span text:style-name="T2"><text:s text:c="2"/></text:span><text:span text:style-name="T2">return *this;</text:span></text:p>
          <text:p><text:span text:style-name="T2">}*/</text:span></text:p>
          <draw:enhanced-geometry svg:viewBox="0 0 21600 21600" draw:type="rectangle" draw:enhanced-path="M 0 0 L 21600 0 21600 21600 0 21600 0 0 Z N"/>
        </draw:custom-shape>
        <draw:line draw:style-name="gr9" draw:text-style-name="P7" draw:layer="layout" svg:x1="21.5cm" svg:y1="7.4cm" svg:x2="21.5cm" svg:y2="14.9cm">
          <text:p/>
        </draw:line>
        <draw:line draw:style-name="gr11" draw:text-style-name="P7" draw:layer="layout" svg:x1="18cm" svg:y1="14.9cm" svg:x2="10.5cm" svg:y2="14.9cm">
          <text:p/>
        </draw:line>
        <draw:line draw:style-name="gr11" draw:text-style-name="P7" draw:layer="layout" svg:x1="18cm" svg:y1="13.9cm" svg:x2="10.5cm" svg:y2="13.9cm">
          <text:p/>
        </draw:line>
        <draw:line draw:style-name="gr11" draw:text-style-name="P7" draw:layer="layout" svg:x1="18cm" svg:y1="13cm" svg:x2="12.1cm" svg:y2="13cm">
          <text:p/>
        </draw:line>
        <draw:line draw:style-name="gr9" draw:text-style-name="P7" draw:layer="layout" svg:x1="18cm" svg:y1="13cm" svg:x2="21.5cm" svg:y2="13cm">
          <text:p/>
        </draw:line>
        <draw:line draw:style-name="gr9" draw:text-style-name="P7" draw:layer="layout" svg:x1="18cm" svg:y1="13.9cm" svg:x2="21.5cm" svg:y2="13.9cm">
          <text:p/>
        </draw:line>
        <draw:line draw:style-name="gr9" draw:text-style-name="P7" draw:layer="layout" svg:x1="18cm" svg:y1="14.9cm" svg:x2="21.5cm" svg:y2="14.9cm">
          <text:p/>
        </draw:line>
        <presentation:notes draw:style-name="dp2">
          <draw:page-thumbnail draw:style-name="gr1" draw:layer="layout" svg:width="14.848cm" svg:height="11.136cm" svg:x="3.075cm" svg:y="2.257cm" draw:page-number="19" presentation:class="page"/>
          <draw:frame presentation:style-name="pr3" draw:text-style-name="P6"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mart Pointers</text:p>
          </draw:text-box>
        </draw:frame>
        <draw:frame presentation:style-name="pr2" draw:layer="layout" svg:width="25.199cm" svg:height="17cm" svg:x="1.4cm" svg:y="3cm" presentation:class="outline">
          <draw:text-box>
            <text:list text:style-name="L2">
              <text:list-item>
                <text:p>Some classes are modeled on pointers</text:p>
              </text:list-item>
              <text:list-item>
                <text:p>The dereference and arrow operators can be overloaded</text:p>
              </text:list-item>
            </text:list>
          </draw:text-box>
        </draw:frame>
        <draw:custom-shape draw:style-name="gr43" draw:text-style-name="P2" draw:layer="layout" svg:width="15.294cm" svg:height="8.546cm" svg:x="4cm" svg:y="9cm">
          <text:p><text:span text:style-name="T2">/*</text:span></text:p>
          <text:p><text:span text:style-name="T2">date &amp;</text:span></text:p>
          <text:p><text:span text:style-name="T2">date::date(const date &amp; rhs)</text:span></text:p>
          <text:p><text:span text:style-name="T2">{</text:span></text:p>
          <text:p><text:span text:style-name="T2"><text:s text:c="2"/></text:span><text:span text:style-name="T2">ccyy = rhs.ccyy;</text:span></text:p>
          <text:p><text:span text:style-name="T2"><text:s text:c="2"/></text:span><text:span text:style-name="T2">mm = rhs.mm;</text:span></text:p>
          <text:p><text:span text:style-name="T2"><text:s text:c="2"/></text:span><text:span text:style-name="T2">dd = rhs.dd;</text:span></text:p>
          <text:p><text:span text:style-name="T2"><text:s text:c="2"/></text:span><text:span text:style-name="T2">return *this;</text:span></text:p>
          <text:p><text:span text:style-name="T2">}*/</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0" presentation:class="page"/>
          <draw:frame presentation:style-name="pr3" draw:text-style-name="P6"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dsd</text:p>
          </draw:text-box>
        </draw:frame>
        <draw:frame presentation:style-name="pr2" draw:layer="layout" svg:width="25.199cm" svg:height="17cm" svg:x="1.4cm" svg:y="3cm" presentation:class="outline">
          <draw:text-box>
            <text:list text:style-name="L2">
              <text:list-item>
                <text:p>ssdsd</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6"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Pointers</text:p>
          </draw:text-box>
        </draw:frame>
        <draw:frame presentation:style-name="pr2" draw:layer="layout" svg:width="25.199cm" svg:height="17cm" svg:x="1.4cm" svg:y="3cm" presentation:class="outline">
          <draw:text-box>
            <text:list text:style-name="L2">
              <text:list-item>
                <text:p>bald pointers</text:p>
              </text:list-item>
              <text:list-item>
                <text:p>be opinionated - nothing wrong with using raw pointers</text:p>
              </text:list-item>
              <text:list-item>
                <text:p>reference parameter means don't store it's address beyond the end of the function call</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text-style-name="P6"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dsd</text:p>
          </draw:text-box>
        </draw:frame>
        <draw:frame presentation:style-name="pr2" draw:layer="layout" svg:width="25.199cm" svg:height="17cm" svg:x="1.4cm" svg:y="3cm" presentation:class="outline">
          <draw:text-box>
            <text:list text:style-name="L2">
              <text:list-item>
                <text:p>ssdsd</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6"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 - The Rule of 3</text:p>
          </draw:text-box>
        </draw:frame>
        <draw:frame presentation:style-name="pr2" draw:layer="layout" svg:width="25.199cm" svg:height="17cm" svg:x="1.4cm" svg:y="3cm" presentation:class="outline" presentation:user-transformed="true">
          <draw:text-box>
            <text:list text:style-name="L2">
              <text:list-item>
                <text:p>Let the compiler write them and add a comment to that effect, or</text:p>
              </text:list-item>
              <text:list-item>
                <text:p>Write your own because the compiler generated ones would be wrong</text:p>
              </text:list-item>
              <text:list-item>
                <text:p>Turn copying off by declaring them private</text:p>
              </text:list-item>
              <text:list-item>
                <text:p/>
                <text:list>
                  <text:list-item>
                    <text:p>GIVE AN EXAMPLE OF EACH</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3" draw:text-style-name="P6"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67H31M16S</meta:editing-duration>
    <meta:editing-cycles>66</meta:editing-cycles>
    <dc:date>2011-03-19T09:51:09</dc:date>
    <meta:generator>NeoOffice/3.1.2$Unix OpenOffice.org_project/Patch 4</meta:generator>
    <meta:document-statistic meta:object-count="813"/>
  </office:meta>
</office:document-meta>
</file>